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Table1" style:family="table">
      <style:table-properties style:width="2.6389in" fo:margin-left="-0.075in" fo:margin-top="0in" fo:margin-bottom="0in" table:align="left" style:writing-mode="lr-tb"/>
    </style:style>
    <style:style style:name="Table1.A" style:family="table-column">
      <style:table-column-properties style:column-width="1.4313in"/>
    </style:style>
    <style:style style:name="Table1.B" style:family="table-column">
      <style:table-column-properties style:column-width="1.20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5"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4236in" fo:margin-left="-0.1083in" fo:margin-top="0in" fo:margin-bottom="0in" table:align="left" style:writing-mode="lr-tb"/>
    </style:style>
    <style:style style:name="Table2.A" style:family="table-column">
      <style:table-column-properties style:column-width="0.9542in"/>
    </style:style>
    <style:style style:name="Table2.B" style:family="table-column">
      <style:table-column-properties style:column-width="1.0451in"/>
    </style:style>
    <style:style style:name="Table2.C" style:family="table-column">
      <style:table-column-properties style:column-width="0.7708in"/>
    </style:style>
    <style:style style:name="Table2.D" style:family="table-column">
      <style:table-column-properties style:column-width="0.8in"/>
    </style:style>
    <style:style style:name="Table2.E" style:family="table-column">
      <style:table-column-properties style:column-width="0.4049in"/>
    </style:style>
    <style:style style:name="Table2.F" style:family="table-column">
      <style:table-column-properties style:column-width="0.3813in"/>
    </style:style>
    <style:style style:name="Table2.G" style:family="table-column">
      <style:table-column-properties style:column-width="0.3972in"/>
    </style:style>
    <style:style style:name="Table2.H" style:family="table-column">
      <style:table-column-properties style:column-width="0.3285in"/>
    </style:style>
    <style:style style:name="Table2.J" style:family="table-column">
      <style:table-column-properties style:column-width="0.3979in"/>
    </style:style>
    <style:style style:name="Table2.K" style:family="table-column">
      <style:table-column-properties style:column-width="1.5611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3" style:family="table-row">
      <style:table-row-properties fo:keep-together="auto"/>
    </style:style>
    <style:style style:name="Table2.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4208in" fo:margin-left="-0.1625in" fo:margin-top="0in" fo:margin-bottom="0in" table:align="left" style:writing-mode="lr-tb"/>
    </style:style>
    <style:style style:name="Table3.A" style:family="table-column">
      <style:table-column-properties style:column-width="0.9528in"/>
    </style:style>
    <style:style style:name="Table3.B" style:family="table-column">
      <style:table-column-properties style:column-width="1.0424in"/>
    </style:style>
    <style:style style:name="Table3.C" style:family="table-column">
      <style:table-column-properties style:column-width="0.7701in"/>
    </style:style>
    <style:style style:name="Table3.D" style:family="table-column">
      <style:table-column-properties style:column-width="0.7993in"/>
    </style:style>
    <style:style style:name="Table3.E" style:family="table-column">
      <style:table-column-properties style:column-width="0.4076in"/>
    </style:style>
    <style:style style:name="Table3.F" style:family="table-column">
      <style:table-column-properties style:column-width="0.3819in"/>
    </style:style>
    <style:style style:name="Table3.G" style:family="table-column">
      <style:table-column-properties style:column-width="0.3972in"/>
    </style:style>
    <style:style style:name="Table3.H" style:family="table-column">
      <style:table-column-properties style:column-width="0.3278in"/>
    </style:style>
    <style:style style:name="Table3.K" style:family="table-column">
      <style:table-column-properties style:column-width="1.5611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3" style:family="table-row">
      <style:table-row-properties fo:keep-together="auto"/>
    </style:style>
    <style:style style:name="Table3.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1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7.4188in" fo:margin-left="-0.1625in" fo:margin-top="0in" fo:margin-bottom="0in" table:align="left" style:writing-mode="lr-tb"/>
    </style:style>
    <style:style style:name="Table4.A" style:family="table-column">
      <style:table-column-properties style:column-width="0.9528in"/>
    </style:style>
    <style:style style:name="Table4.B" style:family="table-column">
      <style:table-column-properties style:column-width="1.0417in"/>
    </style:style>
    <style:style style:name="Table4.C" style:family="table-column">
      <style:table-column-properties style:column-width="0.7701in"/>
    </style:style>
    <style:style style:name="Table4.D" style:family="table-column">
      <style:table-column-properties style:column-width="0.7993in"/>
    </style:style>
    <style:style style:name="Table4.E" style:family="table-column">
      <style:table-column-properties style:column-width="0.4063in"/>
    </style:style>
    <style:style style:name="Table4.F" style:family="table-column">
      <style:table-column-properties style:column-width="0.3819in"/>
    </style:style>
    <style:style style:name="Table4.G" style:family="table-column">
      <style:table-column-properties style:column-width="0.3972in"/>
    </style:style>
    <style:style style:name="Table4.H" style:family="table-column">
      <style:table-column-properties style:column-width="0.3278in"/>
    </style:style>
    <style:style style:name="Table4.K" style:family="table-column">
      <style:table-column-properties style:column-width="1.5611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3" style:family="table-row">
      <style:table-row-properties fo:keep-together="auto"/>
    </style:style>
    <style:style style:name="Table4.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4188in" fo:margin-left="-0.1625in" fo:margin-top="0in" fo:margin-bottom="0in" table:align="left" style:writing-mode="lr-tb"/>
    </style:style>
    <style:style style:name="Table5.A" style:family="table-column">
      <style:table-column-properties style:column-width="0.9528in"/>
    </style:style>
    <style:style style:name="Table5.B" style:family="table-column">
      <style:table-column-properties style:column-width="1.0417in"/>
    </style:style>
    <style:style style:name="Table5.C" style:family="table-column">
      <style:table-column-properties style:column-width="0.7701in"/>
    </style:style>
    <style:style style:name="Table5.D" style:family="table-column">
      <style:table-column-properties style:column-width="0.7993in"/>
    </style:style>
    <style:style style:name="Table5.E" style:family="table-column">
      <style:table-column-properties style:column-width="0.4063in"/>
    </style:style>
    <style:style style:name="Table5.F" style:family="table-column">
      <style:table-column-properties style:column-width="0.3819in"/>
    </style:style>
    <style:style style:name="Table5.G" style:family="table-column">
      <style:table-column-properties style:column-width="0.3972in"/>
    </style:style>
    <style:style style:name="Table5.H" style:family="table-column">
      <style:table-column-properties style:column-width="0.3278in"/>
    </style:style>
    <style:style style:name="Table5.K" style:family="table-column">
      <style:table-column-properties style:column-width="1.5611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3" style:family="table-row">
      <style:table-row-properties fo:keep-together="auto"/>
    </style:style>
    <style:style style:name="Table5.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1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4188in" fo:margin-left="-0.1625in" fo:margin-top="0in" fo:margin-bottom="0in" table:align="left" style:writing-mode="lr-tb"/>
    </style:style>
    <style:style style:name="Table6.A" style:family="table-column">
      <style:table-column-properties style:column-width="0.9528in"/>
    </style:style>
    <style:style style:name="Table6.B" style:family="table-column">
      <style:table-column-properties style:column-width="1.0417in"/>
    </style:style>
    <style:style style:name="Table6.C" style:family="table-column">
      <style:table-column-properties style:column-width="0.7701in"/>
    </style:style>
    <style:style style:name="Table6.D" style:family="table-column">
      <style:table-column-properties style:column-width="0.7993in"/>
    </style:style>
    <style:style style:name="Table6.E" style:family="table-column">
      <style:table-column-properties style:column-width="0.4063in"/>
    </style:style>
    <style:style style:name="Table6.F" style:family="table-column">
      <style:table-column-properties style:column-width="0.3819in"/>
    </style:style>
    <style:style style:name="Table6.G" style:family="table-column">
      <style:table-column-properties style:column-width="0.3972in"/>
    </style:style>
    <style:style style:name="Table6.H" style:family="table-column">
      <style:table-column-properties style:column-width="0.3278in"/>
    </style:style>
    <style:style style:name="Table6.K" style:family="table-column">
      <style:table-column-properties style:column-width="1.561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3" style:family="table-row">
      <style:table-row-properties fo:keep-together="auto"/>
    </style:style>
    <style:style style:name="Table6.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1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2.4375in" fo:margin-left="-0.075in" fo:margin-top="0in" fo:margin-bottom="0in" table:align="left" style:writing-mode="lr-tb"/>
    </style:style>
    <style:style style:name="Table7.A" style:family="table-column">
      <style:table-column-properties style:column-width="1.4771in"/>
    </style:style>
    <style:style style:name="Table7.B" style:family="table-column">
      <style:table-column-properties style:column-width="0.9597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4"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6.8833in" fo:margin-left="-0.075in" fo:margin-top="0in" fo:margin-bottom="0in" table:align="left" style:writing-mode="lr-tb"/>
    </style:style>
    <style:style style:name="Table8.A" style:family="table-column">
      <style:table-column-properties style:column-width="1.3326in"/>
    </style:style>
    <style:style style:name="Table8.B" style:family="table-column">
      <style:table-column-properties style:column-width="0.4125in"/>
    </style:style>
    <style:style style:name="Table8.C" style:family="table-column">
      <style:table-column-properties style:column-width="0.8139in"/>
    </style:style>
    <style:style style:name="Table8.D" style:family="table-column">
      <style:table-column-properties style:column-width="0.4278in"/>
    </style:style>
    <style:style style:name="Table8.E" style:family="table-column">
      <style:table-column-properties style:column-width="0.4903in"/>
    </style:style>
    <style:style style:name="Table8.F" style:family="table-column">
      <style:table-column-properties style:column-width="0.9139in"/>
    </style:style>
    <style:style style:name="Table8.G" style:family="table-column">
      <style:table-column-properties style:column-width="0.5049in"/>
    </style:style>
    <style:style style:name="Table8.H" style:family="table-column">
      <style:table-column-properties style:column-width="0.4667in"/>
    </style:style>
    <style:style style:name="Table8.I" style:family="table-column">
      <style:table-column-properties style:column-width="0.8757in"/>
    </style:style>
    <style:style style:name="Table8.J" style:family="table-column">
      <style:table-column-properties style:column-width="0.6444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3" style:family="table-row">
      <style:table-row-properties fo:keep-together="auto"/>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3.8493in" fo:margin-left="-0.075in" fo:margin-top="0in" fo:margin-bottom="0in" table:align="left" style:writing-mode="lr-tb"/>
    </style:style>
    <style:style style:name="Table9.A" style:family="table-column">
      <style:table-column-properties style:column-width="1.3153in"/>
    </style:style>
    <style:style style:name="Table9.B" style:family="table-column">
      <style:table-column-properties style:column-width="1.6in"/>
    </style:style>
    <style:style style:name="Table9.C" style:family="table-column">
      <style:table-column-properties style:column-width="0.934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8"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4.1125in" fo:margin-left="-0.075in" fo:margin-top="0in" fo:margin-bottom="0in" table:align="left" style:writing-mode="lr-tb"/>
    </style:style>
    <style:style style:name="Table10.A" style:family="table-column">
      <style:table-column-properties style:column-width="1.3924in"/>
    </style:style>
    <style:style style:name="Table10.B" style:family="table-column">
      <style:table-column-properties style:column-width="1.7861in"/>
    </style:style>
    <style:style style:name="Table10.C" style:family="table-column">
      <style:table-column-properties style:column-width="0.934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8"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3.0819in" fo:margin-left="-0.075in" fo:margin-top="0in" fo:margin-bottom="0in" table:align="left" style:writing-mode="lr-tb"/>
    </style:style>
    <style:style style:name="Table11.A" style:family="table-column">
      <style:table-column-properties style:column-width="0.8826in"/>
    </style:style>
    <style:style style:name="Table11.B" style:family="table-column">
      <style:table-column-properties style:column-width="1.2653in"/>
    </style:style>
    <style:style style:name="Table11.C" style:family="table-column">
      <style:table-column-properties style:column-width="0.934in"/>
    </style:style>
    <style:style style:name="Table11.1" style:family="table-row">
      <style:table-row-properties fo:keep-together="always"/>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2" style:family="table-row">
      <style:table-row-properties fo:keep-together="auto"/>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4" style:family="paragraph" style:parent-style-name="Standard">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5" style:family="paragraph" style:parent-style-name="Standard">
      <style:paragraph-properties fo:margin-left="0in" fo:margin-right="0in" fo:text-indent="0in" style:auto-text-indent="false"/>
      <style:text-properties style:font-name="Times New Roman" fo:font-size="11pt" fo:language="en" fo:country="US" style:font-size-asian="11pt" style:language-asian="en" style:country-asian="US"/>
    </style:style>
    <style:style style:name="P6"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7"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master-page-name="Standard">
      <style:paragraph-properties fo:margin-left="0in" fo:margin-right="0in" fo:text-indent="0in" style:auto-text-indent="false" style:page-number="auto"/>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Heading_20_2"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15" style:family="paragraph" style:parent-style-name="Heading_20_4">
      <style:paragraph-properties fo:margin-left="0in" fo:margin-right="0in" fo:text-indent="0in" style:auto-text-indent="false">
        <style:tab-stops/>
      </style:paragraph-properties>
    </style:style>
    <style:style style:name="P16" style:family="paragraph" style:parent-style-name="Heading_20_4" style:list-style-name="">
      <style:paragraph-properties fo:margin-left="0in" fo:margin-right="0in" fo:text-indent="0in" style:auto-text-indent="false">
        <style:tab-stops/>
      </style:paragraph-properties>
    </style:style>
    <style:style style:name="P17" style:family="paragraph" style:parent-style-name="Heading_20_4">
      <style:paragraph-properties fo:margin-left="0in" fo:margin-right="0in" fo:text-align="start" style:justify-single-word="false" fo:text-indent="0in" style:auto-text-indent="false">
        <style:tab-stops/>
      </style:paragraph-properties>
    </style:style>
    <style:style style:name="P18" style:family="paragraph" style:parent-style-name="Heading_20_5" style:list-style-name="">
      <style:paragraph-properties fo:margin-left="0in" fo:margin-right="0in" fo:text-indent="0in" style:auto-text-indent="false"/>
    </style:style>
    <style:style style:name="P19" style:family="paragraph" style:parent-style-name="Heading_20_3" style:list-style-name="">
      <style:paragraph-properties fo:margin-left="0in" fo:margin-right="0in" fo:text-align="start" style:justify-single-word="false" fo:text-indent="0in" style:auto-text-indent="false">
        <style:tab-stops/>
      </style:paragraph-properties>
    </style:style>
    <style:style style:name="P20" style:family="paragraph" style:parent-style-name="Heading_20_3">
      <style:paragraph-properties fo:margin-left="0in" fo:margin-right="0in" fo:text-indent="0in" style:auto-text-indent="false">
        <style:tab-stops/>
      </style:paragraph-properties>
    </style:style>
    <style:style style:name="P21" style:family="paragraph" style:parent-style-name="Heading_20_3"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1pt" fo:language="en" fo:country="US" style:font-size-asian="11pt" style:language-asian="en" style:country-asian="US"/>
    </style:style>
    <style:style style:name="T8" style:family="text">
      <style:text-properties style:font-name="Times New Roman" fo:font-weight="bold" style:font-weight-asian="bold"/>
    </style:style>
    <style:style style:name="T9" style:family="text">
      <style:text-properties fo:font-weight="normal" style:font-weight-asian="normal"/>
    </style:style>
    <style:style style:name="T10"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This material is Open Game Content, and is licensed for public use under the terms of the Open Game License v1.0a.</text:span></text:p>
      <text:h text:style-name="P18" text:outline-level="5"><text:span text:style-name="T5">ROBOTS</text:span></text:h>
      <text:p text:style-name="P2"/>
      <text:h text:style-name="P13" text:outline-level="2"><text:span text:style-name="T6">EVOLUTION OF ROBOTICS</text:span></text:h>
      <text:p text:style-name="P1"><text:span text:style-name="T3">Progress Level 5: </text:span><text:span text:style-name="T2">Though crude automata have existed before this era, PL 5 is the widely accepted dawn of robotics, due to the development of the programmable manipulator arm in 1954. The field rapidly advanced, hand in hand with computer technology, until a crude form of artificial intelligence allowed for the creation of robots with the ability to solve basic problems on their own. Such robots are still generally confined to military and scientific applications, but simple, programmable robots are available as high-tech “toys.” Humanoid robots exist, though they qualify only by dint of their general shape; robots in the shape of animals are also common.</text:span></text:p>
      <text:p text:style-name="P1"><text:span text:style-name="T3">Progress Level 6: </text:span><text:span text:style-name="T2">The versatility of robots continues to improve throughout this Progress Level. Robots can make choices from among a multitude of options, and specific components like legs and hands become more commonplace. Emergency services routinely use specialized robots to handle dangerous situations, and many households include “smart” appliances that cook, clean, patrol, and even babysit. In some cultures, robots are more common than pets. Truly bipedal robots finally become feasible for widespread use, paving the way for the first androids—robots that resemble and behave more or less like humans (or animals), but which are still easily distinguishable from the real thing.</text:span></text:p>
      <text:p text:style-name="P1"><text:span text:style-name="T3">Progress Level 7: </text:span><text:span text:style-name="T2">Robots have become so common by this era that they appear in nearly every sector of daily life. Robots teach schoolchildren, maintain hazardous equipment, and fight wars. Miniature electroflex technology—artificial muscles—arrives, paving the way for the first lifelike androids. Bioreplica robots are in limited use, however; they raise so many legal questions that most manufacturers stick to the more easily identifiable non-replica androids. The legal ramifications do not extend to animal bioreplicas, however, and “synthetic pets” are both common and popular.</text:span></text:p>
      <text:p text:style-name="P1"><text:span text:style-name="T3">Progress Level 8: </text:span><text:span text:style-name="T2">Advances in metallurgy enable robotics designers to create “liquid-state” robots: machines that can alter their physical form into nearly any shape desired. Applications involving such robots are mostly confined to space exploration, but the military and intelligence communities show great interest.</text:span></text:p>
      <text:h text:style-name="P14" text:outline-level="2"/>
      <text:h text:style-name="P13" text:outline-level="2"><text:span text:style-name="T6">ROBOTS AS HEROES</text:span></text:h>
      <text:p text:style-name="P1"><text:span text:style-name="T2">This section presents two types of anthropomorphic robots that can be played as heroes: the </text:span><text:span text:style-name="T4">biodroid </text:span><text:span text:style-name="T2">(more commonly referred to as an “android”) and the </text:span><text:span text:style-name="T4">bioreplica </text:span><text:span text:style-name="T2">(also known as a “synthetic”). Although neither is truly sentient, their artificial intelligence allows them to make independent decisions and learn through experience. Biodroids are present in societies with technology of Progress Level 6 or higher, while bioreplicas are products of Progress Level 7 ingenuity.</text:span></text:p>
      <text:p text:style-name="P1"><text:span text:style-name="T2">A biodroid or bioreplica hero begins play as a 1st-level Strong, Fast, Tough, Smart, Dedicated, or Charismatic hero. Whereas other robots may only advance as Ordinary characters, biodroid and bioreplica heroes gain levels just as human characters do. They may even choose to take levels in advanced classes for which they’re eligible. There are advantages and drawbacks to playing a biodroid or bioreplica hero; these are discussed in-depth below.</text:span></text:p>
      <text:p text:style-name="P5"/>
      <text:p text:style-name="P1"><text:span text:style-name="T7">BIODROID (“ANDROID”)</text:span></text:p>
      <text:p text:style-name="P1"><text:span text:style-name="T2">Biodroids exist in societies of Progress Level 6 or higher. They are typically modeled after their anthropomorphic creators. The technology that creates them is so versatile that virtually any living creature (except oozes and plants) can be emulated, at least in terms of movement and behavior. Under certain conditions, a biodroid can be mistaken for what it was made to resemble. However, reasonably close inspection of the biodroid reveals the presence of robotic parts in place of biological parts.</text:span></text:p>
      <text:p text:style-name="P1"><text:span text:style-name="T2">Some biodroids are built to serve their masters, while others are sold to interested buyers looking for loyal servants. As utilities, their usefulness is boundless, and most biodroids are content to perform their assigned duties without question. Biodroids make able security guards, couriers, gardeners, shuttle pilots, expendable soldiers, and even nannies.</text:span></text:p>
      <text:p text:style-name="P1"><text:span text:style-name="T2">Much to the chagrin of their creators, some biodroids are not content to serve. Perhaps due to some flaw in their construction, they choose to pursue a different path and strive to gain experiences that will lend meaning to their existence. Although some agencies have an interest in capturing and demolishing free-willed biodroids, most societies in general have greater concerns to worry about. Consequently, many freethinking biodroids are given a chance to chase their dreams … if one assumes they even have them.</text:span></text:p>
      <text:p text:style-name="P3"/>
      <text:p text:style-name="P1"><text:span text:style-name="T3">BIODROID TRAITS</text:span></text:p>
      <text:p text:style-name="P1"><text:span text:style-name="T2">Biodroids are constructs. They also share the following traits:</text:span></text:p>
      <text:p text:style-name="P1"><text:span text:style-name="T3">Size: </text:span><text:span text:style-name="T2">Same as the emulated species, although only Small and Medium-size biodroids may be selected as player characters.</text:span></text:p>
      <text:p text:style-name="P1"><text:span text:style-name="T3">Speed: </text:span><text:span text:style-name="T2">A biodroid has the same means of locomotion and speed as its emulated species (base speed 30 feet for human biodroids).</text:span></text:p>
      <text:p text:style-name="P1"><text:span text:style-name="T3">Ability Scores: </text:span><text:span text:style-name="T2">A heroic biodroid has no Constitution score and a starting Charisma score of 5. Its remaining ability scores are determined normally, including the ability score modifiers of its emulated species (none for human biodroids).</text:span></text:p>
      <text:p text:style-name="P1"><text:span text:style-name="T2">Biodroids can improve their mental abilities (Intelligence, Wisdom, and Charisma) as they increase in level (just as organic heroes do), but not their physical abilities (Strength and Dexterity).</text:span></text:p>
      <text:p text:style-name="P1"><text:span text:style-name="T3">Starting Occupation: </text:span><text:span text:style-name="T2">Biodroids never get starting occupations. Starting occupations represent life experiences gained before becoming a hero, but robots have no such life experiences.</text:span></text:p>
      <text:p text:style-name="P1"><text:span text:style-name="T3">Hit Points: </text:span><text:span text:style-name="T2">Regardless of class, a biodroid gains 1d10 hit points per level. At character creation, a 1st-level biodroid gets maximum hit points (10). It does not apply a Constitution modifier to its hit points but gains additional hit points at 1st level based on its size: Small 5, Medium-size 10. (For other sizes, see the Construct type description)</text:span></text:p>
      <text:p text:style-name="P1"><text:soft-page-break/><text:span text:style-name="T3">Armor: </text:span><text:span text:style-name="T2">A biodroid hero can wear a suit of armor or have certain types of integrated armor attached to its frame (see Armor, below).</text:span></text:p>
      <text:p text:style-name="P1"><text:span text:style-name="T3">Critical Systems: </text:span><text:span text:style-name="T2">Although they are constructs, biodroids have vital areas and critical systems. Consequently, they are subject to critical hits.</text:span></text:p>
      <text:p text:style-name="P1"><text:span text:style-name="T3">Cybernetic Incompatibility: </text:span><text:span text:style-name="T2">A biodroid cannot be fitted with cybernetic attachments.</text:span></text:p>
      <text:p text:style-name="P1"><text:span text:style-name="T3">Immunities: </text:span><text:span text:style-name="T2">Biodroids are immune to mind-influencing effects, poison, sleep, paralysis, stunning, disease, necromancy effects, and any effect that requires a Fortitude save unless the effect also works on objects or is harmless. They are not subject to nonlethal damage, ability damage, ability drain (except as noted under Destruction/Restoration, below), energy drain, or the effects of massive damage. They cannot be raised from the dead (but again, see below).</text:span></text:p>
      <text:p text:style-name="P1"><text:span text:style-name="T3">Lifelike Appearance: </text:span><text:span text:style-name="T2">Distinguishing a biodroid from members of its emulated species requires a successful Spot check (DC 10). It can use the Disguise skill to increase the Spot check DC.</text:span></text:p>
      <text:p text:style-name="P1"><text:span text:style-name="T3">Manipulators: </text:span><text:span text:style-name="T2">The manipulators of a biodroid resemble the organic manipulating digits of its emulated species (a humanlike biodroid has humanlike hands, for example). These manipulators otherwise function identically to their organic counterparts. </text:span></text:p>
      <text:p text:style-name="P1"><text:span text:style-name="T3">Rejuvenation Cycle: </text:span><text:span text:style-name="T2">A biodroid runs on energy cells that need to rejuvenate regularly. During a 24-hour period, it must shut down for 8 hours to replenish its energy supply. During its rejuvenation cycle, the biodroid is essentially asleep. If it fails to rejuvenate, it suffers a cumulative –1 penalty on attack rolls, ability checks, skill checks, and saving throws each day until it fully recharges itself. </text:span></text:p>
      <text:p text:style-name="P1"><text:span text:style-name="T3">Repairable: </text:span><text:span text:style-name="T2">Biodroids cannot heal damage on their own but can be repaired using the Repair skill. A successful Repair check (DC 30) heals 1d10 points of damage to a biodroid, and each check represents 1 hour of work.</text:span></text:p>
      <text:p text:style-name="P1"><text:span text:style-name="T3">Robot Resurrection: </text:span><text:span text:style-name="T2">A biodroid reduced to 0 hit points is immediately destroyed and cannot be repaired, although its “brain” may be removed and installed in an similar but intact frame. See Robot Resurrection, below, for details.</text:span></text:p>
      <text:p text:style-name="P1"><text:span text:style-name="T3">Sensors: </text:span><text:span text:style-name="T2">A biodroid hero begins play with a Class IV sensor system. For more information on robot sensor systems, see Sensors, below.</text:span></text:p>
      <text:p text:style-name="P1"><text:span text:style-name="T3">Skills: </text:span><text:span text:style-name="T2">A biodroid gains and assigns skill points as other nonhuman characters do. It uses its Charisma modifier on Constitution-based skill checks (including Concentration checks).</text:span></text:p>
      <text:p text:style-name="P1"><text:span text:style-name="T3">Free Language Skills: </text:span><text:span text:style-name="T2">A biodroid can read, write, and speak one language.</text:span></text:p>
      <text:p text:style-name="P1"><text:span text:style-name="T3">Feats: </text:span><text:span text:style-name="T2">A biodroid receives no feats at 1st level. However, it gains feats normally as it advances in level.</text:span></text:p>
      <text:p text:style-name="P1"><text:span text:style-name="T3">Action Points: </text:span><text:span text:style-name="T2">A biodroid hero gains action points just as organic heroes do.</text:span></text:p>
      <text:p text:style-name="P1"><text:span text:style-name="T3">Height and Weight: </text:span><text:span text:style-name="T2">A biodroid has the same height range as its biological counterpart. Its weight, however, is equal to 1.5 × the normal weight of its biological counterpart.</text:span></text:p>
      <text:p text:style-name="P1"><text:span text:style-name="T3">Level Adjustment: </text:span><text:span text:style-name="T2">+0.</text:span></text:p>
      <text:p text:style-name="P5"/>
      <text:p text:style-name="P1"><text:span text:style-name="T7">BIOREPLICA (“SYNTHETIC”)</text:span></text:p>
      <text:p text:style-name="P1"><text:span text:style-name="T2">Bioreplicas exist in societies of Progress Level 7 or higher. These anthropomorphic robots, modeled after their creators in most instances, are so convincingly lifelike that they are virtually indistinguishable from their biological counterparts. A bioreplica’s components are made up of lightweight plastics in a synthetic sheath that looks and feels like real flesh and skin. Bioreplicas are so lifelike that their fabrication and distribution are strictly regulated. Most bioreplicas are built for military needs, and they are frequently put to use as disposable soldiers, scouts, and spies. A few synthetics find roles in law enforcement and military-funded scientific expeditions.</text:span></text:p>
      <text:p text:style-name="P1"><text:span text:style-name="T2">A bioreplica’s artificial intelligence is so sophisticated and finely calibrated that it can simulate subtle facial expressions or complex emotions. It learns and adapts quickly, so much so that organic beings find it easy to mistake the artificial intelligence for biological intuition.</text:span></text:p>
      <text:p text:style-name="P1"><text:span text:style-name="T2">Although freethinking synthetics are hunted down in societies that feel threatened by robots with autonomy, other “enlightened” cultures prefer to treat bioreplicas with the same rights afforded to sentient biological species. Regardless of how everyone else perceives them, bioreplicas are generally more interested in finding answers to the big questions plaguing their synthetic existence, such as what it means to be sentient and what happens to a bioreplica after it “dies.”</text:span></text:p>
      <text:p text:style-name="P1"><text:span text:style-name="T3">BIOREPLICA TRAITS</text:span></text:p>
      <text:p text:style-name="P1"><text:span text:style-name="T2">Bioreplicas are constructs. They also share the following traits:</text:span></text:p>
      <text:p text:style-name="P1"><text:span text:style-name="T3">Size: </text:span><text:span text:style-name="T2">Same as emulated species, although only Small and Medium-size bioreplicas may be selected as player characters.</text:span></text:p>
      <text:p text:style-name="P1"><text:span text:style-name="T3">Speed: </text:span><text:span text:style-name="T2">A bioreplica has the same means of locomotion and speed as its emulated species (base speed 30 feet for human bioreplicas).</text:span></text:p>
      <text:p text:style-name="P1"><text:span text:style-name="T3">Ability Scores: </text:span><text:span text:style-name="T2">A heroic bioreplica has no Constitution score and a starting Charisma score of 10. Its remaining ability scores are determined normally, including the ability score modifiers of its emulated species (none for human bioreplicas).</text:span></text:p>
      <text:p text:style-name="P1"><text:span text:style-name="T2">Bioreplicas can improve their mental abilities (Intelligence, Wisdom, and Charisma) as they increase in level (just as organic heroes do), but not their physical abilities (Strength and Dexterity).</text:span></text:p>
      <text:p text:style-name="P1"><text:soft-page-break/><text:span text:style-name="T3">Starting Occupation: </text:span><text:span text:style-name="T2">Bioreplicas never get starting occupations. Starting occupations represent life experiences gained before becoming a hero, but robots have no such life experiences.</text:span></text:p>
      <text:p text:style-name="P1"><text:span text:style-name="T3">Hit Points: </text:span><text:span text:style-name="T2">Regardless of class, a bioreplica gains 1d10 hit points per level. At character creation, a 1st-level bioreplica gets maximum hit points (10). It does not apply a Constitution modifier to its hit points but gains additional hit points at 1st level based on its size: Small 5, Medium-size 10. (For other sizes, see the Construct type description)</text:span></text:p>
      <text:p text:style-name="P1"><text:span text:style-name="T3">Armor: </text:span><text:span text:style-name="T2">A bioreplica modeled after a creature with natural armor does not gain the creature’s natural armor bonus.</text:span></text:p>
      <text:p text:style-name="P1"><text:span text:style-name="T3">Critical Systems: </text:span><text:span text:style-name="T2">Although they are constructs, bioreplicas have vital areas and critical systems. Consequently, they are subject to critical hits.</text:span></text:p>
      <text:p text:style-name="P1"><text:span text:style-name="T3">Cybernetic Incompatibility: </text:span><text:span text:style-name="T2">A bioreplica cannot be fitted with cybernetic attachments.</text:span></text:p>
      <text:p text:style-name="P1"><text:span text:style-name="T3">Immunities: </text:span><text:span text:style-name="T2">Bioreplicas are immune to mind-influencing effects, poison, sleep, paralysis, stunning, disease, necromancy effects, and any effect that requires a Fortitude save unless the effect also works on objects or is harmless. They are not subject to nonlethal damage, ability damage, ability drain (except as noted under Destruction/Restoration, below), energy drain, or the effects of massive damage. They cannot be raised from the dead (but again, see below).</text:span></text:p>
      <text:p text:style-name="P1"><text:span text:style-name="T3">Lifelike Appearance: </text:span><text:span text:style-name="T2">Distinguishing a bioreplica from members of its emulated species requires a successful Spot check (DC 20). It can use the Disguise skill to increase the Spot check DC.</text:span></text:p>
      <text:p text:style-name="P1"><text:span text:style-name="T3">Manipulators: </text:span><text:span text:style-name="T2">The manipulators of a bioreplica resemble the organic manipulating digits of its emulated species (a humanlike bioreplica has humanlike hands, for example). These manipulators otherwise function identically to their organic counterparts.</text:span></text:p>
      <text:p text:style-name="P1"><text:span text:style-name="T3">Rejuvenation Cycle: </text:span><text:span text:style-name="T2">A bioreplica runs on energy cells that need to rejuvenate regularly. During a 24-hour period, it must shut down <text:s/>for 8 hours to replenish its energy supply. During its rejuvenation cycle, the bioreplica is essentially asleep. If it fails to rejuvenate, it suffers a cumulative –1 penalty on attack rolls, ability checks, skill checks, and saving throws each day until it fully recharges itself.</text:span></text:p>
      <text:p text:style-name="P1"><text:span text:style-name="T3">Repairable: </text:span><text:span text:style-name="T2">Bioreplicas cannot heal damage on their own but can be repaired using the Repair skill. A successful Repair check (DC 30) heals 1d10 points of damage to a bioreplica, and each check represents 1 hour of work.</text:span></text:p>
      <text:p text:style-name="P1"><text:span text:style-name="T3">Robot Resurrection: </text:span><text:span text:style-name="T2">A bioreplica reduced to 0 hit points is immediately destroyed and cannot be repaired, although its “brain” may be removed and installed in an similar but intact frame. See Robot Resurrection, below, for details.</text:span></text:p>
      <text:p text:style-name="P1"><text:span text:style-name="T3">Sensors: </text:span><text:span text:style-name="T2">A bioreplica hero begins play with a Class VII sensor system. For more information on robot sensor systems, see Sensors.</text:span></text:p>
      <text:p text:style-name="P1"><text:span text:style-name="T3">Skills: </text:span><text:span text:style-name="T2">A bioreplica gains and assigns skill points as other nonhuman characters do. It uses its Charisma modifier on Constitution-based skill checks (including Concentration checks).</text:span></text:p>
      <text:p text:style-name="P1"><text:span text:style-name="T3">Free Language Skills: </text:span><text:span text:style-name="T2">A bioreplica can read, write, and speak one language.</text:span></text:p>
      <text:p text:style-name="P1"><text:span text:style-name="T3">Feats: </text:span><text:span text:style-name="T2">A bioreplica receives no feats at 1st level. However, it gains feats normally as it advances in level.</text:span></text:p>
      <text:p text:style-name="P1"><text:span text:style-name="T3">Action Points: </text:span><text:span text:style-name="T2">A bioreplica hero gains action points just as organic heroes do.</text:span></text:p>
      <text:p text:style-name="P1"><text:span text:style-name="T3">Height and Weight: </text:span><text:span text:style-name="T2">A bioreplica has the same height range as its biological counterpart. Its weight, however, is equal to 1.5 × the normal weight of its biological counterpart.</text:span></text:p>
      <text:p text:style-name="P1"><text:span text:style-name="T3">Level Adjustment: </text:span><text:span text:style-name="T2">+0.</text:span></text:p>
      <text:p text:style-name="P4"/>
      <text:h text:style-name="P13" text:outline-level="2"><text:span text:style-name="T6">NONHEROIC ROBOTS</text:span></text:h>
      <text:p text:style-name="P1"><text:span text:style-name="T2">Most robots exist to perform mundane, routine, or dangerous tasks without argument or ambition. Except for biodroids and bioreplicas with heroic class levels, all robots are treated as constructs and share the general traits outlined below.</text:span></text:p>
      <text:p text:style-name="P1"><text:span text:style-name="T2">Nonheroic robots don’t get class levels. However, they can receive factory-installed skill and feat software, allowing them to emulate specific skills and feats as part of their programming (see Skill Software and Feat Software).</text:span></text:p>
      <text:p text:style-name="P5"/>
      <text:h text:style-name="P13" text:outline-level="2"><text:span text:style-name="T6">GENERAL ROBOT TRAITS</text:span></text:h>
      <text:p text:style-name="P1"><text:span text:style-name="T2">As constructs, robots share the following traits that set them apart from organic beings:</text:span></text:p>
      <text:p text:style-name="P1"><text:span text:style-name="T3">Hit Die: </text:span><text:span text:style-name="T2">d10.</text:span></text:p>
      <text:p text:style-name="P1"><text:span text:style-name="T3">Base Attack Bonus: </text:span><text:span text:style-name="T2">3/4 of total Hit Dice.</text:span></text:p>
      <text:p text:style-name="P1"><text:soft-page-break/><text:span text:style-name="T3">Good Saving Throws: </text:span><text:span text:style-name="T2">None.</text:span></text:p>
      <text:p text:style-name="P1"><text:span text:style-name="T3">Skill Points: </text:span><text:span text:style-name="T2">None.</text:span></text:p>
      <text:p text:style-name="P1"><text:span text:style-name="T3">Feats: </text:span><text:span text:style-name="T2">None.</text:span></text:p>
      <text:p text:style-name="P1"><text:span text:style-name="T3">Starting Occupation: </text:span><text:span text:style-name="T2">Robots never get starting occupations. Starting occupations represent life experiences gained before acquiring 1st level. Robots have no life experiences before rolling off the assembly line; before then, they were nothing but parts.</text:span></text:p>
      <text:p text:style-name="P1"><text:span text:style-name="T3">Weapon and Armor Proficiency: </text:span><text:span text:style-name="T2">Robots are proficient with their manipulators only. They are not proficient with armor. </text:span></text:p>
      <text:p text:style-name="P1"><text:span text:style-name="T3">Ability Scores: </text:span><text:span text:style-name="T2">Robots have no Constitution score and usually no Intelligence score. A robot’s size and frame determines its ability scores, as shown on Tables 10–1 to 10–5.</text:span></text:p>
      <text:p text:style-name="P1"><text:span text:style-name="T3">Extra Hit Points: </text:span><text:span text:style-name="T2">Robots gain extra hit points according to their</text:span></text:p>
      <text:p text:style-name="P1"><text:span text:style-name="T2">size, as shown on the tables below.</text:span></text:p>
      <text:p text:style-name="P1"><text:span text:style-name="T3">Manipulators: </text:span><text:span text:style-name="T2">A robot typically has two functioning manipulators, although Large or bigger robots can have a higher number of functioning manipulators based on their size (see Manipulators).</text:span></text:p>
      <text:p text:style-name="P1"><text:span text:style-name="T3">Immunities: </text:span><text:span text:style-name="T2">As constructs, robots are immune to mind-influencing effects, poison, sleep, paralysis, stunning, disease, necromancy effects, and any effect that requires a Fortitude save unless the effect also works on objects or is harmless. They are not subject to nonlethal damage, ability damage, ability drain, energy drain, or the effects of massive damage.</text:span></text:p>
      <text:p text:style-name="P1"><text:span text:style-name="T2">Robots with armature, biomorph and liquid-state frames are not subject to critical hits. Biodroids and bioreplicas, like the creatures they imitate, have vital areas and critical systems that can be attacked; consequently, they are susceptible to critical hits.</text:span></text:p>
      <text:p text:style-name="P1"><text:span text:style-name="T3">Repairable: </text:span><text:span text:style-name="T2">Robots cannot heal damage on their own but can be repaired using the Repair skill. A successful Repair check (DC 30) heals 1d10 points of damage to a robot, and each check represents 1 hour of work.</text:span></text:p>
      <text:p text:style-name="P1"><text:span text:style-name="T3">Robot Resurrection: </text:span><text:span text:style-name="T2">A robot reduced to 0 hit points is immediately destroyed and cannot be repaired, although its “brain” may be removed and installed in an similar but intact frame. See Robot Resurrection for details.</text:span></text:p>
      <text:p text:style-name="P1"><text:span text:style-name="T3">Weight: </text:span><text:span text:style-name="T2">A robot is generally heavier than an organic creature of similar size by 1.5.</text:span></text:p>
      <text:p text:style-name="P4"/>
      <text:h text:style-name="P13" text:outline-level="2"><text:span text:style-name="T6">Robot Resurrection</text:span></text:h>
      <text:p text:style-name="P1"><text:span text:style-name="T2">A robot’s core programming and experiences are contained within its central processor—its brain. The brain’s “drive to survive” is determined by its force of personality, as represented by the robot’s Charisma.</text:span></text:p>
      <text:p text:style-name="P1"><text:span text:style-name="T2">Whenever a robot is destroyed (reduced to 0 or fewer hit points), some brain degradation occurs. Each time its body is destroyed, the robot suffers a permanent drain of 1 point of Charisma. The brain ceases to function and the robot “dies” if its Charisma drops to 0 as the result of a permanent ability drain.</text:span></text:p>
      <text:p text:style-name="P1"><text:span text:style-name="T2">If a robot has at least 1 point of Charisma left after its body is destroyed, its brain can be removed and transplanted into another robot of the same size and frame. Removing a robot’s brain from a destroyed frame and installing it in a similar but intact frame requires 10 minutes of work, a mechanical tool kit, and a successful Repair check; the Repair check DC varies by frame type (see below). Not using a tool kit imposes a –4 penalty on the Repair check.</text:span></text:p>
      <text:p text:style-name="P1"><text:span text:style-name="T2">A robot that gains a new body retains the memories of its previous “life,” as well as any previously installed skill software and feat software. It also retains any previously installed mental ability score upgrades (see Ability Upgrades). It does not retain the previous frame’s armor, locomotive means, manipulators, sensors, physical ability score upgrades, accessories, or mounted weapons, as these were all destroyed.</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1">Robot Frame </text:span></text:p>
          </table:table-cell>
          <table:table-cell table:style-name="Table1.A1" office:value-type="string">
            <text:h text:style-name="P16" text:outline-level="4"><text:span text:style-name="T1">Repair Check DC</text:span></text:h>
          </table:table-cell>
        </table:table-row>
        <table:table-row table:style-name="Table1.1">
          <table:table-cell table:style-name="Table1.A2" office:value-type="string">
            <text:p text:style-name="P9"><text:span text:style-name="T1">Armature or Biomorph </text:span></text:p>
          </table:table-cell>
          <table:table-cell table:style-name="Table1.A2" office:value-type="string">
            <text:p text:style-name="P11"><text:span text:style-name="T1">20</text:span></text:p>
          </table:table-cell>
        </table:table-row>
        <table:table-row table:style-name="Table1.1">
          <table:table-cell table:style-name="Table1.A2" office:value-type="string">
            <text:p text:style-name="P1"><text:span text:style-name="T1">Biodroid </text:span></text:p>
          </table:table-cell>
          <table:table-cell table:style-name="Table1.A2" office:value-type="string">
            <text:p text:style-name="P10"><text:span text:style-name="T1">30</text:span></text:p>
          </table:table-cell>
        </table:table-row>
        <table:table-row table:style-name="Table1.1">
          <table:table-cell table:style-name="Table1.A2" office:value-type="string">
            <text:p text:style-name="P1"><text:span text:style-name="T1">Bioreplica </text:span></text:p>
          </table:table-cell>
          <table:table-cell table:style-name="Table1.A2" office:value-type="string">
            <text:p text:style-name="P10"><text:span text:style-name="T1">40</text:span></text:p>
          </table:table-cell>
        </table:table-row>
        <table:table-row table:style-name="Table1.1">
          <table:table-cell table:style-name="Table1.A5" office:value-type="string">
            <text:p text:style-name="P9"><text:span text:style-name="T1">Liquid-State </text:span></text:p>
          </table:table-cell>
          <table:table-cell table:style-name="Table1.A5" office:value-type="string">
            <text:p text:style-name="P11"><text:span text:style-name="T1">50</text:span></text:p>
          </table:table-cell>
        </table:table-row>
      </table:table>
      <text:p text:style-name="P4"/>
      <text:h text:style-name="P13" text:outline-level="2"><text:span text:style-name="T6">ROBOT FRAMES</text:span></text:h>
      <text:p text:style-name="P1"><text:soft-page-break/><text:span text:style-name="T2">A robot’s frame is the basic form the robot takes, from a simple barebones armature to a convincingly lifelike replica or metallic liquid. It includes both the robot’s chassis and its internal power source. The frame determines a robot’s base statistics and base purchase DC, as shown on the tables below.</text:span></text:p>
      <text:p text:style-name="P1"><text:span text:style-name="T3">Frame Size: </text:span><text:span text:style-name="T2">The size of the frame, which determines the robot’s base purchase DC, base Hit Dice, and ability scores.</text:span></text:p>
      <text:p text:style-name="P1"><text:span text:style-name="T3">Base Purchase DC: </text:span><text:span text:style-name="T2">The purchase DC of the frame (or its components). The base purchase DC does not include the cost of accessories (modes of locomotion, manipulators, armor, sensors, or equipment) or increased Hit Dice.</text:span></text:p>
      <text:p text:style-name="P1"><text:span text:style-name="T3">Base Hit Dice: </text:span><text:span text:style-name="T2">The robot’s Hit Dice, not counting any additional Hit Dice that may be added (see below).</text:span></text:p>
      <text:p text:style-name="P1"><text:span text:style-name="T3">Extra Hit Points: </text:span><text:span text:style-name="T2">Additional hit points gained due to the robot’s size.</text:span></text:p>
      <text:p text:style-name="P1"><text:span text:style-name="T3">Base Ability Scores: </text:span><text:span text:style-name="T2">The robot’s ability scores, before improvements. Robots that do not have Constitution or Intelligence scores cannot improve these abilities.</text:span></text:p>
      <text:p text:style-name="P1"><text:span text:style-name="T3">Maximum Hit Dice/Purchase DC Modifier: </text:span><text:span text:style-name="T2">The maximum Hit Dice the robot can have, and the amount by which the robot’s purchase DC increases for each Hit Die added to its base Hit Dice. A dash (—) indicates that the robot cannot have its Hit Dice increased.</text:span></text:p>
      <text:p text:style-name="P5"/>
      <text:p text:style-name="P1"><text:span text:style-name="T7">ARMATURE (PL 5)</text:span></text:p>
      <text:p text:style-name="P1"><text:span text:style-name="T2">The most basic of robot designs, armatures are essentially mechanical skeletons.</text:span></text:p>
      <text:p text:style-name="P1"><text:span text:style-name="T2">To build an armature frame from scratch, a character must succeed at a Craft (mechanical) check (DC 20) after investing time in the frame’s construction: 12 hours for a Tiny or smaller frame, 24 hours for a Small to Large frame, or 48 hours for a Huge or larger frame. A character without a mechanical tool kit takes a –4 penalty on the skill check. The character must also make a Wealth check against the frame’s purchase DC.</text:span></text:p>
      <text:p text:style-name="P1"><text:span text:style-name="T2">Table: Armature Robot Frames provides the base purchase DC, Hit Dice, and ability scores for factory-model armature robots, as well as purchase DC modifiers for improving ability scores.</text:span></text:p>
      <text:p text:style-name="P1"><text:span text:style-name="T3">Immunities: </text:span><text:span text:style-name="T2">Robots with armature frames have all the normal construct immunities, including immunity to critical hits.</text:span></text:p>
      <text:p text:style-name="P1"><text:span text:style-name="T3">Restriction: </text:span><text:span text:style-name="T2">None.</text:span></text:p>
      <text:p text:style-name="P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F"/>
        <table:table-column table:style-name="Table2.J"/>
        <table:table-column table:style-name="Table2.K"/>
        <table:table-row table:style-name="Table2.1">
          <table:table-cell table:style-name="Table2.A1" table:number-columns-spanned="11" office:value-type="string">
            <text:p text:style-name="P9"><text:span text:style-name="T8">Table: Armature Robot Frames (Pl 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9"><text:span text:style-name="T8"><text:s/></text:span></text:p>
          </table:table-cell>
          <table:table-cell table:style-name="Table2.A2" office:value-type="string">
            <text:p text:style-name="P9"><text:span text:style-name="T8"><text:s/></text:span></text:p>
          </table:table-cell>
          <table:table-cell table:style-name="Table2.A2" office:value-type="string">
            <text:p text:style-name="P9"><text:span text:style-name="T8"><text:s/></text:span></text:p>
          </table:table-cell>
          <table:table-cell table:style-name="Table2.A2" office:value-type="string">
            <text:p text:style-name="P9"><text:span text:style-name="T8"><text:s/></text:span></text:p>
          </table:table-cell>
          <table:table-cell table:style-name="Table2.A2" table:number-columns-spanned="6" office:value-type="string">
            <text:p text:style-name="P11"><text:span text:style-name="T8">——— Base Ability Scores ———</text:span></text:p>
          </table:table-cell>
          <table:covered-table-cell/>
          <table:covered-table-cell/>
          <table:covered-table-cell/>
          <table:covered-table-cell/>
          <table:covered-table-cell/>
          <table:table-cell table:style-name="Table2.A2" office:value-type="string">
            <text:p text:style-name="P6"/>
          </table:table-cell>
        </table:table-row>
        <table:table-row table:style-name="Table2.3">
          <table:table-cell table:style-name="Table2.A3" office:value-type="string">
            <text:p text:style-name="P8"><text:span text:style-name="T1">Robot Size</text:span></text:p>
          </table:table-cell>
          <table:table-cell table:style-name="Table2.A2" office:value-type="string">
            <text:p text:style-name="P9"><text:span text:style-name="T1">Base Purchase DC</text:span></text:p>
          </table:table-cell>
          <table:table-cell table:style-name="Table2.A2" office:value-type="string">
            <text:p text:style-name="P9"><text:span text:style-name="T1">Base Hit Dice</text:span></text:p>
          </table:table-cell>
          <table:table-cell table:style-name="Table2.A2" office:value-type="string">
            <text:p text:style-name="P9"><text:span text:style-name="T1">Extra Hit Points</text:span></text:p>
          </table:table-cell>
          <table:table-cell table:style-name="Table2.A3" office:value-type="string">
            <text:h text:style-name="P16" text:outline-level="4"><text:span text:style-name="T1">Str</text:span></text:h>
          </table:table-cell>
          <table:table-cell table:style-name="Table2.A3" office:value-type="string">
            <text:p text:style-name="P15"><text:span text:style-name="T1">Dex</text:span></text:p>
          </table:table-cell>
          <table:table-cell table:style-name="Table2.A3" office:value-type="string">
            <text:p text:style-name="P15"><text:span text:style-name="T1">Con</text:span></text:p>
          </table:table-cell>
          <table:table-cell table:style-name="Table2.A3" office:value-type="string">
            <text:p text:style-name="P15"><text:span text:style-name="T1">Int</text:span></text:p>
          </table:table-cell>
          <table:table-cell table:style-name="Table2.A3" office:value-type="string">
            <text:p text:style-name="P15"><text:span text:style-name="T1">Wis</text:span></text:p>
          </table:table-cell>
          <table:table-cell table:style-name="Table2.A3" office:value-type="string">
            <text:p text:style-name="P15"><text:span text:style-name="T1">Cha</text:span></text:p>
          </table:table-cell>
          <table:table-cell table:style-name="Table2.A2" office:value-type="string">
            <text:p text:style-name="P17"><text:span text:style-name="T1">Maximum Hit Dice/</text:span></text:p>
            <text:p text:style-name="P17"><text:span text:style-name="T1">Purchase DC Modifier</text:span></text:p>
          </table:table-cell>
        </table:table-row>
        <table:table-row table:style-name="Table2.3">
          <table:table-cell table:style-name="Table2.A2" office:value-type="string">
            <text:p text:style-name="P9"><text:span text:style-name="T1">Colossal</text:span></text:p>
          </table:table-cell>
          <table:table-cell table:style-name="Table2.A2" office:value-type="string">
            <text:p text:style-name="P11"><text:span text:style-name="T1">44</text:span></text:p>
          </table:table-cell>
          <table:table-cell table:style-name="Table2.A2" office:value-type="string">
            <text:p text:style-name="P11"><text:span text:style-name="T1">32d10</text:span></text:p>
          </table:table-cell>
          <table:table-cell table:style-name="Table2.A2" office:value-type="string">
            <text:p text:style-name="P11"><text:span text:style-name="T1">120</text:span></text:p>
          </table:table-cell>
          <table:table-cell table:style-name="Table2.A2" office:value-type="string">
            <text:p text:style-name="P11"><text:span text:style-name="T1">47</text:span></text:p>
          </table:table-cell>
          <table:table-cell table:style-name="Table2.A2" office:value-type="string">
            <text:p text:style-name="P11"><text:span text:style-name="T1">6</text:span></text:p>
          </table:table-cell>
          <table:table-cell table:style-name="Table2.A2" office:value-type="string">
            <text:p text:style-name="P11"><text:span text:style-name="T1">—</text:span></text:p>
          </table:table-cell>
          <table:table-cell table:style-name="Table2.A2" office:value-type="string">
            <text:p text:style-name="P11"><text:span text:style-name="T1">—</text:span></text:p>
          </table:table-cell>
          <table:table-cell table:style-name="Table2.A2" office:value-type="string">
            <text:p text:style-name="P11"><text:span text:style-name="T1">10</text:span></text:p>
          </table:table-cell>
          <table:table-cell table:style-name="Table2.A2" office:value-type="string">
            <text:p text:style-name="P11"><text:span text:style-name="T1">1</text:span></text:p>
          </table:table-cell>
          <table:table-cell table:style-name="Table2.A2" office:value-type="string">
            <text:p text:style-name="P9"><text:span text:style-name="T1">64d10/+3 per HD</text:span></text:p>
          </table:table-cell>
        </table:table-row>
        <table:table-row table:style-name="Table2.3">
          <table:table-cell table:style-name="Table2.A2" office:value-type="string">
            <text:p text:style-name="P1"><text:span text:style-name="T1">Gargantuan</text:span></text:p>
          </table:table-cell>
          <table:table-cell table:style-name="Table2.A2" office:value-type="string">
            <text:p text:style-name="P10"><text:span text:style-name="T1">36</text:span></text:p>
          </table:table-cell>
          <table:table-cell table:style-name="Table2.A2" office:value-type="string">
            <text:p text:style-name="P10"><text:span text:style-name="T1">16d10</text:span></text:p>
          </table:table-cell>
          <table:table-cell table:style-name="Table2.A2" office:value-type="string">
            <text:p text:style-name="P10"><text:span text:style-name="T1">80</text:span></text:p>
          </table:table-cell>
          <table:table-cell table:style-name="Table2.A2" office:value-type="string">
            <text:p text:style-name="P10"><text:span text:style-name="T1">39</text:span></text:p>
          </table:table-cell>
          <table:table-cell table:style-name="Table2.A2" office:value-type="string">
            <text:p text:style-name="P10"><text:span text:style-name="T1">6</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31d10/+3 per HD</text:span></text:p>
          </table:table-cell>
        </table:table-row>
        <table:table-row table:style-name="Table2.3">
          <table:table-cell table:style-name="Table2.A2" office:value-type="string">
            <text:p text:style-name="P1"><text:span text:style-name="T1">Huge</text:span></text:p>
          </table:table-cell>
          <table:table-cell table:style-name="Table2.A2" office:value-type="string">
            <text:p text:style-name="P10"><text:span text:style-name="T1">28</text:span></text:p>
          </table:table-cell>
          <table:table-cell table:style-name="Table2.A2" office:value-type="string">
            <text:p text:style-name="P10"><text:span text:style-name="T1">8d10</text:span></text:p>
          </table:table-cell>
          <table:table-cell table:style-name="Table2.A2" office:value-type="string">
            <text:p text:style-name="P10"><text:span text:style-name="T1">40</text:span></text:p>
          </table:table-cell>
          <table:table-cell table:style-name="Table2.A2" office:value-type="string">
            <text:p text:style-name="P10"><text:span text:style-name="T1">31</text:span></text:p>
          </table:table-cell>
          <table:table-cell table:style-name="Table2.A2" office:value-type="string">
            <text:p text:style-name="P10"><text:span text:style-name="T1">6</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15d10/+2 per HD</text:span></text:p>
          </table:table-cell>
        </table:table-row>
        <table:table-row table:style-name="Table2.3">
          <table:table-cell table:style-name="Table2.A2" office:value-type="string">
            <text:p text:style-name="P1"><text:span text:style-name="T1">Large</text:span></text:p>
          </table:table-cell>
          <table:table-cell table:style-name="Table2.A2" office:value-type="string">
            <text:p text:style-name="P10"><text:span text:style-name="T1">24</text:span></text:p>
          </table:table-cell>
          <table:table-cell table:style-name="Table2.A2" office:value-type="string">
            <text:p text:style-name="P10"><text:span text:style-name="T1">2d10</text:span></text:p>
          </table:table-cell>
          <table:table-cell table:style-name="Table2.A2" office:value-type="string">
            <text:p text:style-name="P10"><text:span text:style-name="T1">20</text:span></text:p>
          </table:table-cell>
          <table:table-cell table:style-name="Table2.A2" office:value-type="string">
            <text:p text:style-name="P10"><text:span text:style-name="T1">23</text:span></text:p>
          </table:table-cell>
          <table:table-cell table:style-name="Table2.A2" office:value-type="string">
            <text:p text:style-name="P10"><text:span text:style-name="T1">8</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7d10/+1 per HD</text:span></text:p>
          </table:table-cell>
        </table:table-row>
        <table:table-row table:style-name="Table2.3">
          <table:table-cell table:style-name="Table2.A2" office:value-type="string">
            <text:p text:style-name="P1"><text:span text:style-name="T1">Medium-size</text:span></text:p>
          </table:table-cell>
          <table:table-cell table:style-name="Table2.A2" office:value-type="string">
            <text:p text:style-name="P10"><text:span text:style-name="T1">20</text:span></text:p>
          </table:table-cell>
          <table:table-cell table:style-name="Table2.A2" office:value-type="string">
            <text:p text:style-name="P10"><text:span text:style-name="T1">1d10</text:span></text:p>
          </table:table-cell>
          <table:table-cell table:style-name="Table2.A2" office:value-type="string">
            <text:p text:style-name="P10"><text:span text:style-name="T1">10</text:span></text:p>
          </table:table-cell>
          <table:table-cell table:style-name="Table2.A2" office:value-type="string">
            <text:p text:style-name="P10"><text:span text:style-name="T1">15</text:span></text:p>
          </table:table-cell>
          <table:table-cell table:style-name="Table2.A2" office:value-type="string">
            <text:p text:style-name="P10"><text:span text:style-name="T1">10</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text:span></text:p>
          </table:table-cell>
        </table:table-row>
        <table:table-row table:style-name="Table2.3">
          <table:table-cell table:style-name="Table2.A2" office:value-type="string">
            <text:p text:style-name="P1"><text:span text:style-name="T1">Small</text:span></text:p>
          </table:table-cell>
          <table:table-cell table:style-name="Table2.A2" office:value-type="string">
            <text:p text:style-name="P10"><text:span text:style-name="T1">16</text:span></text:p>
          </table:table-cell>
          <table:table-cell table:style-name="Table2.A2" office:value-type="string">
            <text:p text:style-name="P10"><text:span text:style-name="T1">1/2d10</text:span></text:p>
          </table:table-cell>
          <table:table-cell table:style-name="Table2.A2" office:value-type="string">
            <text:p text:style-name="P10"><text:span text:style-name="T1">5</text:span></text:p>
          </table:table-cell>
          <table:table-cell table:style-name="Table2.A2" office:value-type="string">
            <text:p text:style-name="P10"><text:span text:style-name="T1">11</text:span></text:p>
          </table:table-cell>
          <table:table-cell table:style-name="Table2.A2" office:value-type="string">
            <text:p text:style-name="P10"><text:span text:style-name="T1">12</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text:span></text:p>
          </table:table-cell>
        </table:table-row>
        <table:table-row table:style-name="Table2.3">
          <table:table-cell table:style-name="Table2.A2" office:value-type="string">
            <text:p text:style-name="P1"><text:span text:style-name="T1">Tiny</text:span></text:p>
          </table:table-cell>
          <table:table-cell table:style-name="Table2.A2" office:value-type="string">
            <text:p text:style-name="P10"><text:span text:style-name="T1">12</text:span></text:p>
          </table:table-cell>
          <table:table-cell table:style-name="Table2.A2" office:value-type="string">
            <text:p text:style-name="P10"><text:span text:style-name="T1">1/4d10</text:span></text:p>
          </table:table-cell>
          <table:table-cell table:style-name="Table2.A2" office:value-type="string">
            <text:p text:style-name="P10"><text:span text:style-name="T1">—</text:span></text:p>
          </table:table-cell>
          <table:table-cell table:style-name="Table2.A2" office:value-type="string">
            <text:p text:style-name="P10"><text:span text:style-name="T1">7</text:span></text:p>
          </table:table-cell>
          <table:table-cell table:style-name="Table2.A2" office:value-type="string">
            <text:p text:style-name="P10"><text:span text:style-name="T1">14</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text:span></text:p>
          </table:table-cell>
        </table:table-row>
        <table:table-row table:style-name="Table2.3">
          <table:table-cell table:style-name="Table2.A2" office:value-type="string">
            <text:p text:style-name="P1"><text:span text:style-name="T1">Diminutive</text:span></text:p>
          </table:table-cell>
          <table:table-cell table:style-name="Table2.A2" office:value-type="string">
            <text:p text:style-name="P10"><text:span text:style-name="T1">8</text:span></text:p>
          </table:table-cell>
          <table:table-cell table:style-name="Table2.A2" office:value-type="string">
            <text:p text:style-name="P10"><text:span text:style-name="T1">1/8d10</text:span></text:p>
          </table:table-cell>
          <table:table-cell table:style-name="Table2.A2" office:value-type="string">
            <text:p text:style-name="P10"><text:span text:style-name="T1">—</text:span></text:p>
          </table:table-cell>
          <table:table-cell table:style-name="Table2.A2" office:value-type="string">
            <text:p text:style-name="P10"><text:span text:style-name="T1">5</text:span></text:p>
          </table:table-cell>
          <table:table-cell table:style-name="Table2.A2" office:value-type="string">
            <text:p text:style-name="P10"><text:span text:style-name="T1">16</text:span></text:p>
          </table:table-cell>
          <table:table-cell table:style-name="Table2.A2" office:value-type="string">
            <text:p text:style-name="P10"><text:span text:style-name="T1">—</text:span></text:p>
          </table:table-cell>
          <table:table-cell table:style-name="Table2.A2" office:value-type="string">
            <text:p text:style-name="P10"><text:span text:style-name="T1">—</text:span></text:p>
          </table:table-cell>
          <table:table-cell table:style-name="Table2.A2" office:value-type="string">
            <text:p text:style-name="P10"><text:span text:style-name="T1">10</text:span></text:p>
          </table:table-cell>
          <table:table-cell table:style-name="Table2.A2" office:value-type="string">
            <text:p text:style-name="P10"><text:span text:style-name="T1">1</text:span></text:p>
          </table:table-cell>
          <table:table-cell table:style-name="Table2.A2" office:value-type="string">
            <text:p text:style-name="P1"><text:span text:style-name="T1">—</text:span></text:p>
          </table:table-cell>
        </table:table-row>
        <table:table-row table:style-name="Table2.3">
          <table:table-cell table:style-name="Table2.A12" office:value-type="string">
            <text:p text:style-name="P9"><text:span text:style-name="T1">Fine</text:span></text:p>
          </table:table-cell>
          <table:table-cell table:style-name="Table2.A12" office:value-type="string">
            <text:p text:style-name="P11"><text:span text:style-name="T1">4</text:span></text:p>
          </table:table-cell>
          <table:table-cell table:style-name="Table2.A12" office:value-type="string">
            <text:p text:style-name="P11"><text:span text:style-name="T1">1/16d10</text:span></text:p>
          </table:table-cell>
          <table:table-cell table:style-name="Table2.A12" office:value-type="string">
            <text:p text:style-name="P11"><text:span text:style-name="T1">—</text:span></text:p>
          </table:table-cell>
          <table:table-cell table:style-name="Table2.A12" office:value-type="string">
            <text:p text:style-name="P11"><text:span text:style-name="T1">1</text:span></text:p>
          </table:table-cell>
          <table:table-cell table:style-name="Table2.A12" office:value-type="string">
            <text:p text:style-name="P11"><text:span text:style-name="T1">18</text:span></text:p>
          </table:table-cell>
          <table:table-cell table:style-name="Table2.A12" office:value-type="string">
            <text:p text:style-name="P11"><text:span text:style-name="T1">—</text:span></text:p>
          </table:table-cell>
          <table:table-cell table:style-name="Table2.A12" office:value-type="string">
            <text:p text:style-name="P11"><text:span text:style-name="T1">—</text:span></text:p>
          </table:table-cell>
          <table:table-cell table:style-name="Table2.A12" office:value-type="string">
            <text:p text:style-name="P11"><text:span text:style-name="T1">10</text:span></text:p>
          </table:table-cell>
          <table:table-cell table:style-name="Table2.A12" office:value-type="string">
            <text:p text:style-name="P11"><text:span text:style-name="T1">1</text:span></text:p>
          </table:table-cell>
          <table:table-cell table:style-name="Table2.A12" office:value-type="string">
            <text:p text:style-name="P9"><text:span text:style-name="T1">—</text:span></text:p>
          </table:table-cell>
        </table:table-row>
      </table:table>
      <text:p text:style-name="P5"><text:soft-page-break/></text:p>
      <text:p text:style-name="P1"><text:span text:style-name="T7">BIOMORPH (PL 5)</text:span></text:p>
      <text:p text:style-name="P1"><text:span text:style-name="T2">A biomorph frame is essentially a hard plastic or metallic casing, often in a shape that suggests a living creature—for example, a human, dog, cat, or chimpanzee—though the resemblance is vague, at best.</text:span></text:p>
      <text:p text:style-name="P1"><text:span text:style-name="T2">To build a biomorph frame from scratch, a character must succeed at a Craft (mechanical) check (DC 25) after investing time in the frame’s construction: 24 hours for Large or smaller frame or 72 hours for a Huge or larger frame. A character without a mechanical tool kit takes a –4 penalty on the skill check. The character must also make a Wealth check against the frame’s purchase DC.</text:span></text:p>
      <text:p text:style-name="P1"><text:span text:style-name="T2">Table: Biomorph Robot Frames provides the base purchase DC, Hit Dice, and ability scores for factory-model biomorph robots, as well as purchase DC modifiers for improving ability scores.</text:span></text:p>
      <text:p text:style-name="P1"><text:span text:style-name="T3">Immunities: </text:span><text:span text:style-name="T2">Robots with biomorph frames have all the normal construct immunities, including immunity to critical hits.</text:span></text:p>
      <text:p text:style-name="P1"><text:span text:style-name="T3">Restriction: </text:span><text:span text:style-name="T2">None.</text:span></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F"/>
        <table:table-column table:style-name="Table3.G"/>
        <table:table-column table:style-name="Table3.K"/>
        <table:table-row table:style-name="Table3.1">
          <table:table-cell table:style-name="Table3.A1" table:number-columns-spanned="11" office:value-type="string">
            <text:p text:style-name="P9"><text:span text:style-name="T8">Table: Biomorph Robot Frames (Pl 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9"><text:span text:style-name="T8"><text:s/></text:span></text:p>
          </table:table-cell>
          <table:table-cell table:style-name="Table3.A2" office:value-type="string">
            <text:p text:style-name="P9"><text:span text:style-name="T8"><text:s/></text:span></text:p>
          </table:table-cell>
          <table:table-cell table:style-name="Table3.A2" office:value-type="string">
            <text:p text:style-name="P9"><text:span text:style-name="T8"><text:s/></text:span></text:p>
          </table:table-cell>
          <table:table-cell table:style-name="Table3.A2" office:value-type="string">
            <text:p text:style-name="P9"><text:span text:style-name="T8"><text:s/></text:span></text:p>
          </table:table-cell>
          <table:table-cell table:style-name="Table3.A2" table:number-columns-spanned="6" office:value-type="string">
            <text:p text:style-name="P11"><text:span text:style-name="T8">——— Base Ability Scores ———</text:span></text:p>
          </table:table-cell>
          <table:covered-table-cell/>
          <table:covered-table-cell/>
          <table:covered-table-cell/>
          <table:covered-table-cell/>
          <table:covered-table-cell/>
          <table:table-cell table:style-name="Table3.A2" office:value-type="string">
            <text:p text:style-name="P6"/>
          </table:table-cell>
        </table:table-row>
        <table:table-row table:style-name="Table3.3">
          <table:table-cell table:style-name="Table3.A3" office:value-type="string">
            <text:p text:style-name="P8"><text:span text:style-name="T1">Robot Size</text:span></text:p>
          </table:table-cell>
          <table:table-cell table:style-name="Table3.A2" office:value-type="string">
            <text:p text:style-name="P9"><text:span text:style-name="T1">Base Purchase DC</text:span></text:p>
          </table:table-cell>
          <table:table-cell table:style-name="Table3.A2" office:value-type="string">
            <text:p text:style-name="P9"><text:span text:style-name="T1">Base Hit Dice</text:span></text:p>
          </table:table-cell>
          <table:table-cell table:style-name="Table3.A2" office:value-type="string">
            <text:p text:style-name="P9"><text:span text:style-name="T1">Extra Hit Points</text:span></text:p>
          </table:table-cell>
          <table:table-cell table:style-name="Table3.A3" office:value-type="string">
            <text:h text:style-name="P16" text:outline-level="4"><text:span text:style-name="T1">Str</text:span></text:h>
          </table:table-cell>
          <table:table-cell table:style-name="Table3.A3" office:value-type="string">
            <text:p text:style-name="P15"><text:span text:style-name="T1">Dex</text:span></text:p>
          </table:table-cell>
          <table:table-cell table:style-name="Table3.A3" office:value-type="string">
            <text:p text:style-name="P15"><text:span text:style-name="T1">Con</text:span></text:p>
          </table:table-cell>
          <table:table-cell table:style-name="Table3.A3" office:value-type="string">
            <text:p text:style-name="P15"><text:span text:style-name="T1">Int</text:span></text:p>
          </table:table-cell>
          <table:table-cell table:style-name="Table3.A3" office:value-type="string">
            <text:p text:style-name="P15"><text:span text:style-name="T1">Wis</text:span></text:p>
          </table:table-cell>
          <table:table-cell table:style-name="Table3.A3" office:value-type="string">
            <text:p text:style-name="P15"><text:span text:style-name="T1">Cha</text:span></text:p>
          </table:table-cell>
          <table:table-cell table:style-name="Table3.A2" office:value-type="string">
            <text:p text:style-name="P17"><text:span text:style-name="T1">Maximum Hit Dice/</text:span></text:p>
            <text:p text:style-name="P17"><text:span text:style-name="T1">Purchase DC Modifier</text:span></text:p>
          </table:table-cell>
        </table:table-row>
        <table:table-row table:style-name="Table3.3">
          <table:table-cell table:style-name="Table3.A2" office:value-type="string">
            <text:p text:style-name="P9"><text:span text:style-name="T1">Colossal</text:span></text:p>
          </table:table-cell>
          <table:table-cell table:style-name="Table3.A2" office:value-type="string">
            <text:p text:style-name="P11"><text:span text:style-name="T1">48</text:span></text:p>
          </table:table-cell>
          <table:table-cell table:style-name="Table3.A2" office:value-type="string">
            <text:p text:style-name="P11"><text:span text:style-name="T1">32d10</text:span></text:p>
          </table:table-cell>
          <table:table-cell table:style-name="Table3.A2" office:value-type="string">
            <text:p text:style-name="P11"><text:span text:style-name="T1">120</text:span></text:p>
          </table:table-cell>
          <table:table-cell table:style-name="Table3.A2" office:value-type="string">
            <text:p text:style-name="P11"><text:span text:style-name="T1">46</text:span></text:p>
          </table:table-cell>
          <table:table-cell table:style-name="Table3.A2" office:value-type="string">
            <text:p text:style-name="P11"><text:span text:style-name="T1">6</text:span></text:p>
          </table:table-cell>
          <table:table-cell table:style-name="Table3.A2" office:value-type="string">
            <text:p text:style-name="P11"><text:span text:style-name="T1">—</text:span></text:p>
          </table:table-cell>
          <table:table-cell table:style-name="Table3.A2" office:value-type="string">
            <text:p text:style-name="P11"><text:span text:style-name="T1">—</text:span></text:p>
          </table:table-cell>
          <table:table-cell table:style-name="Table3.A2" office:value-type="string">
            <text:p text:style-name="P11"><text:span text:style-name="T1">10</text:span></text:p>
          </table:table-cell>
          <table:table-cell table:style-name="Table3.A2" office:value-type="string">
            <text:p text:style-name="P11"><text:span text:style-name="T1">1</text:span></text:p>
          </table:table-cell>
          <table:table-cell table:style-name="Table3.A2" office:value-type="string">
            <text:p text:style-name="P9"><text:span text:style-name="T1">64d10/+3 per HD</text:span></text:p>
          </table:table-cell>
        </table:table-row>
        <table:table-row table:style-name="Table3.3">
          <table:table-cell table:style-name="Table3.A2" office:value-type="string">
            <text:p text:style-name="P1"><text:span text:style-name="T1">Gargantuan</text:span></text:p>
          </table:table-cell>
          <table:table-cell table:style-name="Table3.A2" office:value-type="string">
            <text:p text:style-name="P10"><text:span text:style-name="T1">40</text:span></text:p>
          </table:table-cell>
          <table:table-cell table:style-name="Table3.A2" office:value-type="string">
            <text:p text:style-name="P10"><text:span text:style-name="T1">16d10</text:span></text:p>
          </table:table-cell>
          <table:table-cell table:style-name="Table3.A2" office:value-type="string">
            <text:p text:style-name="P10"><text:span text:style-name="T1">80</text:span></text:p>
          </table:table-cell>
          <table:table-cell table:style-name="Table3.A2" office:value-type="string">
            <text:p text:style-name="P10"><text:span text:style-name="T1">38</text:span></text:p>
          </table:table-cell>
          <table:table-cell table:style-name="Table3.A2" office:value-type="string">
            <text:p text:style-name="P10"><text:span text:style-name="T1">6</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31d10/+3 per HD</text:span></text:p>
          </table:table-cell>
        </table:table-row>
        <table:table-row table:style-name="Table3.3">
          <table:table-cell table:style-name="Table3.A2" office:value-type="string">
            <text:p text:style-name="P1"><text:span text:style-name="T1">Huge</text:span></text:p>
          </table:table-cell>
          <table:table-cell table:style-name="Table3.A2" office:value-type="string">
            <text:p text:style-name="P10"><text:span text:style-name="T1">32</text:span></text:p>
          </table:table-cell>
          <table:table-cell table:style-name="Table3.A2" office:value-type="string">
            <text:p text:style-name="P10"><text:span text:style-name="T1">8d10</text:span></text:p>
          </table:table-cell>
          <table:table-cell table:style-name="Table3.A2" office:value-type="string">
            <text:p text:style-name="P10"><text:span text:style-name="T1">40</text:span></text:p>
          </table:table-cell>
          <table:table-cell table:style-name="Table3.A2" office:value-type="string">
            <text:p text:style-name="P10"><text:span text:style-name="T1">30</text:span></text:p>
          </table:table-cell>
          <table:table-cell table:style-name="Table3.A2" office:value-type="string">
            <text:p text:style-name="P10"><text:span text:style-name="T1">6</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15d10/+2 per HD</text:span></text:p>
          </table:table-cell>
        </table:table-row>
        <table:table-row table:style-name="Table3.3">
          <table:table-cell table:style-name="Table3.A2" office:value-type="string">
            <text:p text:style-name="P1"><text:span text:style-name="T1">Large</text:span></text:p>
          </table:table-cell>
          <table:table-cell table:style-name="Table3.A2" office:value-type="string">
            <text:p text:style-name="P10"><text:span text:style-name="T1">28</text:span></text:p>
          </table:table-cell>
          <table:table-cell table:style-name="Table3.A2" office:value-type="string">
            <text:p text:style-name="P10"><text:span text:style-name="T1">2d10</text:span></text:p>
          </table:table-cell>
          <table:table-cell table:style-name="Table3.A2" office:value-type="string">
            <text:p text:style-name="P10"><text:span text:style-name="T1">20</text:span></text:p>
          </table:table-cell>
          <table:table-cell table:style-name="Table3.A2" office:value-type="string">
            <text:p text:style-name="P10"><text:span text:style-name="T1">22</text:span></text:p>
          </table:table-cell>
          <table:table-cell table:style-name="Table3.A2" office:value-type="string">
            <text:p text:style-name="P10"><text:span text:style-name="T1">8</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7d10/+1 per HD</text:span></text:p>
          </table:table-cell>
        </table:table-row>
        <table:table-row table:style-name="Table3.3">
          <table:table-cell table:style-name="Table3.A2" office:value-type="string">
            <text:p text:style-name="P1"><text:span text:style-name="T1">Medium-size</text:span></text:p>
          </table:table-cell>
          <table:table-cell table:style-name="Table3.A2" office:value-type="string">
            <text:p text:style-name="P10"><text:span text:style-name="T1">24</text:span></text:p>
          </table:table-cell>
          <table:table-cell table:style-name="Table3.A2" office:value-type="string">
            <text:p text:style-name="P10"><text:span text:style-name="T1">1d10</text:span></text:p>
          </table:table-cell>
          <table:table-cell table:style-name="Table3.A2" office:value-type="string">
            <text:p text:style-name="P10"><text:span text:style-name="T1">10</text:span></text:p>
          </table:table-cell>
          <table:table-cell table:style-name="Table3.A2" office:value-type="string">
            <text:p text:style-name="P10"><text:span text:style-name="T1">14</text:span></text:p>
          </table:table-cell>
          <table:table-cell table:style-name="Table3.A2" office:value-type="string">
            <text:p text:style-name="P10"><text:span text:style-name="T1">10</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text:span></text:p>
          </table:table-cell>
        </table:table-row>
        <table:table-row table:style-name="Table3.3">
          <table:table-cell table:style-name="Table3.A2" office:value-type="string">
            <text:p text:style-name="P1"><text:span text:style-name="T1">Small</text:span></text:p>
          </table:table-cell>
          <table:table-cell table:style-name="Table3.A2" office:value-type="string">
            <text:p text:style-name="P10"><text:span text:style-name="T1">20</text:span></text:p>
          </table:table-cell>
          <table:table-cell table:style-name="Table3.A2" office:value-type="string">
            <text:p text:style-name="P10"><text:span text:style-name="T1">1/2d10</text:span></text:p>
          </table:table-cell>
          <table:table-cell table:style-name="Table3.A2" office:value-type="string">
            <text:p text:style-name="P10"><text:span text:style-name="T1">5</text:span></text:p>
          </table:table-cell>
          <table:table-cell table:style-name="Table3.A2" office:value-type="string">
            <text:p text:style-name="P10"><text:span text:style-name="T1">10</text:span></text:p>
          </table:table-cell>
          <table:table-cell table:style-name="Table3.A2" office:value-type="string">
            <text:p text:style-name="P10"><text:span text:style-name="T1">12</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text:span></text:p>
          </table:table-cell>
        </table:table-row>
        <table:table-row table:style-name="Table3.3">
          <table:table-cell table:style-name="Table3.A2" office:value-type="string">
            <text:p text:style-name="P1"><text:span text:style-name="T1">Tiny</text:span></text:p>
          </table:table-cell>
          <table:table-cell table:style-name="Table3.A2" office:value-type="string">
            <text:p text:style-name="P10"><text:span text:style-name="T1">16</text:span></text:p>
          </table:table-cell>
          <table:table-cell table:style-name="Table3.A2" office:value-type="string">
            <text:p text:style-name="P10"><text:span text:style-name="T1">1/4d10</text:span></text:p>
          </table:table-cell>
          <table:table-cell table:style-name="Table3.A2" office:value-type="string">
            <text:p text:style-name="P10"><text:span text:style-name="T1">—</text:span></text:p>
          </table:table-cell>
          <table:table-cell table:style-name="Table3.A2" office:value-type="string">
            <text:p text:style-name="P10"><text:span text:style-name="T1">6</text:span></text:p>
          </table:table-cell>
          <table:table-cell table:style-name="Table3.A2" office:value-type="string">
            <text:p text:style-name="P10"><text:span text:style-name="T1">14</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text:span></text:p>
          </table:table-cell>
        </table:table-row>
        <table:table-row table:style-name="Table3.3">
          <table:table-cell table:style-name="Table3.A2" office:value-type="string">
            <text:p text:style-name="P1"><text:span text:style-name="T1">Diminutive</text:span></text:p>
          </table:table-cell>
          <table:table-cell table:style-name="Table3.A2" office:value-type="string">
            <text:p text:style-name="P10"><text:span text:style-name="T1">12</text:span></text:p>
          </table:table-cell>
          <table:table-cell table:style-name="Table3.A2" office:value-type="string">
            <text:p text:style-name="P10"><text:span text:style-name="T1">1/8d10</text:span></text:p>
          </table:table-cell>
          <table:table-cell table:style-name="Table3.A2" office:value-type="string">
            <text:p text:style-name="P10"><text:span text:style-name="T1">—</text:span></text:p>
          </table:table-cell>
          <table:table-cell table:style-name="Table3.A2" office:value-type="string">
            <text:p text:style-name="P10"><text:span text:style-name="T1">4</text:span></text:p>
          </table:table-cell>
          <table:table-cell table:style-name="Table3.A2" office:value-type="string">
            <text:p text:style-name="P10"><text:span text:style-name="T1">16</text:span></text:p>
          </table:table-cell>
          <table:table-cell table:style-name="Table3.A2" office:value-type="string">
            <text:p text:style-name="P10"><text:span text:style-name="T1">—</text:span></text:p>
          </table:table-cell>
          <table:table-cell table:style-name="Table3.A2" office:value-type="string">
            <text:p text:style-name="P10"><text:span text:style-name="T1">—</text:span></text:p>
          </table:table-cell>
          <table:table-cell table:style-name="Table3.A2" office:value-type="string">
            <text:p text:style-name="P10"><text:span text:style-name="T1">10</text:span></text:p>
          </table:table-cell>
          <table:table-cell table:style-name="Table3.A2" office:value-type="string">
            <text:p text:style-name="P10"><text:span text:style-name="T1">1</text:span></text:p>
          </table:table-cell>
          <table:table-cell table:style-name="Table3.A2" office:value-type="string">
            <text:p text:style-name="P1"><text:span text:style-name="T1">—</text:span></text:p>
          </table:table-cell>
        </table:table-row>
        <table:table-row table:style-name="Table3.3">
          <table:table-cell table:style-name="Table3.A12" office:value-type="string">
            <text:p text:style-name="P9"><text:span text:style-name="T1">Fine</text:span></text:p>
          </table:table-cell>
          <table:table-cell table:style-name="Table3.A12" office:value-type="string">
            <text:p text:style-name="P11"><text:span text:style-name="T1">8</text:span></text:p>
          </table:table-cell>
          <table:table-cell table:style-name="Table3.A12" office:value-type="string">
            <text:p text:style-name="P11"><text:span text:style-name="T1">1/16d10</text:span></text:p>
          </table:table-cell>
          <table:table-cell table:style-name="Table3.A12" office:value-type="string">
            <text:p text:style-name="P11"><text:span text:style-name="T1">—</text:span></text:p>
          </table:table-cell>
          <table:table-cell table:style-name="Table3.A12" office:value-type="string">
            <text:p text:style-name="P11"><text:span text:style-name="T1">1</text:span></text:p>
          </table:table-cell>
          <table:table-cell table:style-name="Table3.A12" office:value-type="string">
            <text:p text:style-name="P11"><text:span text:style-name="T1">18</text:span></text:p>
          </table:table-cell>
          <table:table-cell table:style-name="Table3.A12" office:value-type="string">
            <text:p text:style-name="P11"><text:span text:style-name="T1">—</text:span></text:p>
          </table:table-cell>
          <table:table-cell table:style-name="Table3.A12" office:value-type="string">
            <text:p text:style-name="P11"><text:span text:style-name="T1">—</text:span></text:p>
          </table:table-cell>
          <table:table-cell table:style-name="Table3.A12" office:value-type="string">
            <text:p text:style-name="P11"><text:span text:style-name="T1">10</text:span></text:p>
          </table:table-cell>
          <table:table-cell table:style-name="Table3.A12" office:value-type="string">
            <text:p text:style-name="P11"><text:span text:style-name="T1">1</text:span></text:p>
          </table:table-cell>
          <table:table-cell table:style-name="Table3.A12" office:value-type="string">
            <text:p text:style-name="P9"><text:span text:style-name="T1">—</text:span></text:p>
          </table:table-cell>
        </table:table-row>
      </table:table>
      <text:p text:style-name="P2"/>
      <text:p text:style-name="P1"><text:span text:style-name="T7">BIODROID (PL 6)</text:span></text:p>
      <text:p text:style-name="P1"><text:span text:style-name="T2">Biodroids are a step up from biomorphs, in that they can be mistaken, under certain conditions, for what they are made to resemble. However, reasonably close inspection reveals the presence of robotic parts and the lack of biological parts. Purchasing a factory-model biodroid requires a license. To build a biodroid frame from scratch, a character must succeed at two skill checks—a Craft (mechanical) check (DC 30) and a Craft (electronic) check (DC 30). These checks are made after investing time in the frame’s construction: 48 hours for a Large or smaller frame or 72 hours for a Huge or larger frame. A character without a mechanical tool kit or electrical tool kit takes a –4 penalty on the skill check (–8 if the character has neither). The character must also make a Wealth check against the frame’s purchase DC.</text:span></text:p>
      <text:p text:style-name="P1"><text:span text:style-name="T2">Table: Biodroid Robot Frames provides the base purchase DC, Hit Dice, and ability scores for factory-model biodroid robots, as well as purchase DC modifiers for improving ability scores.</text:span></text:p>
      <text:p text:style-name="P1"><text:span text:style-name="T3">Critical Systems: </text:span><text:span text:style-name="T2">Although they are constructs, biodroids have vital areas and critical systems. Consequently, they are subject to critical hits.</text:span></text:p>
      <text:p text:style-name="P1"><text:span text:style-name="T3">Lifelike Appearance: </text:span><text:span text:style-name="T2">Distinguishing a biodroid from members of its emulated species requires a successful Spot check (DC 10). A biodroid can use the Disguise skill to increase the Spot check DC.</text:span></text:p>
      <text:p text:style-name="P1"><text:span text:style-name="T3">Restriction: </text:span><text:span text:style-name="T2">Licensed (+1).</text:span></text:p>
      <text:p text:style-name="P5"><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F"/>
        <table:table-column table:style-name="Table4.G"/>
        <table:table-column table:style-name="Table4.K"/>
        <table:table-row table:style-name="Table4.1">
          <table:table-cell table:style-name="Table4.A1" table:number-columns-spanned="11" office:value-type="string">
            <text:p text:style-name="P9"><text:span text:style-name="T8">Table: Biodroid Robot Frames (Pl 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9"><text:span text:style-name="T8"><text:s/></text:span></text:p>
          </table:table-cell>
          <table:table-cell table:style-name="Table4.A2" office:value-type="string">
            <text:p text:style-name="P9"><text:span text:style-name="T8"><text:s/></text:span></text:p>
          </table:table-cell>
          <table:table-cell table:style-name="Table4.A2" office:value-type="string">
            <text:p text:style-name="P9"><text:span text:style-name="T8"><text:s/></text:span></text:p>
          </table:table-cell>
          <table:table-cell table:style-name="Table4.A2" office:value-type="string">
            <text:p text:style-name="P9"><text:span text:style-name="T8"><text:s/></text:span></text:p>
          </table:table-cell>
          <table:table-cell table:style-name="Table4.A2" table:number-columns-spanned="6" office:value-type="string">
            <text:p text:style-name="P11"><text:span text:style-name="T8">——— Base Ability Scores ———</text:span></text:p>
          </table:table-cell>
          <table:covered-table-cell/>
          <table:covered-table-cell/>
          <table:covered-table-cell/>
          <table:covered-table-cell/>
          <table:covered-table-cell/>
          <table:table-cell table:style-name="Table4.A2" office:value-type="string">
            <text:p text:style-name="P6"/>
          </table:table-cell>
        </table:table-row>
        <table:table-row table:style-name="Table4.3">
          <table:table-cell table:style-name="Table4.A3" office:value-type="string">
            <text:p text:style-name="P8"><text:span text:style-name="T1">Robot Size</text:span></text:p>
          </table:table-cell>
          <table:table-cell table:style-name="Table4.A2" office:value-type="string">
            <text:p text:style-name="P9"><text:span text:style-name="T1">Base Purchase DC</text:span></text:p>
          </table:table-cell>
          <table:table-cell table:style-name="Table4.A2" office:value-type="string">
            <text:p text:style-name="P9"><text:span text:style-name="T1">Base Hit Dice</text:span></text:p>
          </table:table-cell>
          <table:table-cell table:style-name="Table4.A2" office:value-type="string">
            <text:p text:style-name="P9"><text:span text:style-name="T1">Extra Hit Points</text:span></text:p>
          </table:table-cell>
          <table:table-cell table:style-name="Table4.A3" office:value-type="string">
            <text:h text:style-name="P16" text:outline-level="4"><text:span text:style-name="T1">Str</text:span></text:h>
          </table:table-cell>
          <table:table-cell table:style-name="Table4.A3" office:value-type="string">
            <text:p text:style-name="P15"><text:span text:style-name="T1">Dex</text:span></text:p>
          </table:table-cell>
          <table:table-cell table:style-name="Table4.A3" office:value-type="string">
            <text:p text:style-name="P15"><text:span text:style-name="T1">Con</text:span></text:p>
          </table:table-cell>
          <table:table-cell table:style-name="Table4.A3" office:value-type="string">
            <text:p text:style-name="P15"><text:span text:style-name="T1">Int</text:span></text:p>
          </table:table-cell>
          <table:table-cell table:style-name="Table4.A3" office:value-type="string">
            <text:p text:style-name="P15"><text:span text:style-name="T1">Wis</text:span></text:p>
          </table:table-cell>
          <table:table-cell table:style-name="Table4.A3" office:value-type="string">
            <text:p text:style-name="P15"><text:span text:style-name="T1">Cha</text:span></text:p>
          </table:table-cell>
          <table:table-cell table:style-name="Table4.A2" office:value-type="string">
            <text:p text:style-name="P17"><text:span text:style-name="T1">Maximum Hit Dice/</text:span></text:p>
            <text:p text:style-name="P17"><text:span text:style-name="T1">Purchase DC Modifier</text:span></text:p>
          </table:table-cell>
        </table:table-row>
        <table:table-row table:style-name="Table4.3">
          <table:table-cell table:style-name="Table4.A2" office:value-type="string">
            <text:p text:style-name="P9"><text:span text:style-name="T1">Colossal</text:span></text:p>
          </table:table-cell>
          <table:table-cell table:style-name="Table4.A2" office:value-type="string">
            <text:p text:style-name="P11"><text:span text:style-name="T1">48</text:span></text:p>
          </table:table-cell>
          <table:table-cell table:style-name="Table4.A2" office:value-type="string">
            <text:p text:style-name="P11"><text:span text:style-name="T1">32d10</text:span></text:p>
          </table:table-cell>
          <table:table-cell table:style-name="Table4.A2" office:value-type="string">
            <text:p text:style-name="P11"><text:span text:style-name="T1">120</text:span></text:p>
          </table:table-cell>
          <table:table-cell table:style-name="Table4.A2" office:value-type="string">
            <text:p text:style-name="P11"><text:span text:style-name="T1">44</text:span></text:p>
          </table:table-cell>
          <table:table-cell table:style-name="Table4.A2" office:value-type="string">
            <text:p text:style-name="P11"><text:span text:style-name="T1">7</text:span></text:p>
          </table:table-cell>
          <table:table-cell table:style-name="Table4.A2" office:value-type="string">
            <text:p text:style-name="P11"><text:span text:style-name="T1">—</text:span></text:p>
          </table:table-cell>
          <table:table-cell table:style-name="Table4.A2" office:value-type="string">
            <text:p text:style-name="P11"><text:span text:style-name="T1">10</text:span></text:p>
          </table:table-cell>
          <table:table-cell table:style-name="Table4.A2" office:value-type="string">
            <text:p text:style-name="P11"><text:span text:style-name="T1">10</text:span></text:p>
          </table:table-cell>
          <table:table-cell table:style-name="Table4.A2" office:value-type="string">
            <text:p text:style-name="P11"><text:span text:style-name="T1">5</text:span></text:p>
          </table:table-cell>
          <table:table-cell table:style-name="Table4.A2" office:value-type="string">
            <text:p text:style-name="P9"><text:span text:style-name="T1">45d10/+4 per HD</text:span></text:p>
          </table:table-cell>
        </table:table-row>
        <table:table-row table:style-name="Table4.3">
          <table:table-cell table:style-name="Table4.A2" office:value-type="string">
            <text:p text:style-name="P1"><text:span text:style-name="T1">Gargantuan</text:span></text:p>
          </table:table-cell>
          <table:table-cell table:style-name="Table4.A2" office:value-type="string">
            <text:p text:style-name="P10"><text:span text:style-name="T1">40</text:span></text:p>
          </table:table-cell>
          <table:table-cell table:style-name="Table4.A2" office:value-type="string">
            <text:p text:style-name="P10"><text:span text:style-name="T1">16d10</text:span></text:p>
          </table:table-cell>
          <table:table-cell table:style-name="Table4.A2" office:value-type="string">
            <text:p text:style-name="P10"><text:span text:style-name="T1">80</text:span></text:p>
          </table:table-cell>
          <table:table-cell table:style-name="Table4.A2" office:value-type="string">
            <text:p text:style-name="P10"><text:span text:style-name="T1">36</text:span></text:p>
          </table:table-cell>
          <table:table-cell table:style-name="Table4.A2" office:value-type="string">
            <text:p text:style-name="P10"><text:span text:style-name="T1">7</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31d10/+3 per HD</text:span></text:p>
          </table:table-cell>
        </table:table-row>
        <table:table-row table:style-name="Table4.3">
          <table:table-cell table:style-name="Table4.A2" office:value-type="string">
            <text:p text:style-name="P1"><text:span text:style-name="T1">Huge</text:span></text:p>
          </table:table-cell>
          <table:table-cell table:style-name="Table4.A2" office:value-type="string">
            <text:p text:style-name="P10"><text:span text:style-name="T1">32</text:span></text:p>
          </table:table-cell>
          <table:table-cell table:style-name="Table4.A2" office:value-type="string">
            <text:p text:style-name="P10"><text:span text:style-name="T1">8d10</text:span></text:p>
          </table:table-cell>
          <table:table-cell table:style-name="Table4.A2" office:value-type="string">
            <text:p text:style-name="P10"><text:span text:style-name="T1">40</text:span></text:p>
          </table:table-cell>
          <table:table-cell table:style-name="Table4.A2" office:value-type="string">
            <text:p text:style-name="P10"><text:span text:style-name="T1">28</text:span></text:p>
          </table:table-cell>
          <table:table-cell table:style-name="Table4.A2" office:value-type="string">
            <text:p text:style-name="P10"><text:span text:style-name="T1">7</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15d10/+2 per HD</text:span></text:p>
          </table:table-cell>
        </table:table-row>
        <table:table-row table:style-name="Table4.3">
          <table:table-cell table:style-name="Table4.A2" office:value-type="string">
            <text:p text:style-name="P1"><text:span text:style-name="T1">Large</text:span></text:p>
          </table:table-cell>
          <table:table-cell table:style-name="Table4.A2" office:value-type="string">
            <text:p text:style-name="P10"><text:span text:style-name="T1">28</text:span></text:p>
          </table:table-cell>
          <table:table-cell table:style-name="Table4.A2" office:value-type="string">
            <text:p text:style-name="P10"><text:span text:style-name="T1">2d10</text:span></text:p>
          </table:table-cell>
          <table:table-cell table:style-name="Table4.A2" office:value-type="string">
            <text:p text:style-name="P10"><text:span text:style-name="T1">20</text:span></text:p>
          </table:table-cell>
          <table:table-cell table:style-name="Table4.A2" office:value-type="string">
            <text:p text:style-name="P10"><text:span text:style-name="T1">20</text:span></text:p>
          </table:table-cell>
          <table:table-cell table:style-name="Table4.A2" office:value-type="string">
            <text:p text:style-name="P10"><text:span text:style-name="T1">9</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7d10/+1 per HD</text:span></text:p>
          </table:table-cell>
        </table:table-row>
        <table:table-row table:style-name="Table4.3">
          <table:table-cell table:style-name="Table4.A2" office:value-type="string">
            <text:p text:style-name="P1"><text:span text:style-name="T1">Medium-size</text:span></text:p>
          </table:table-cell>
          <table:table-cell table:style-name="Table4.A2" office:value-type="string">
            <text:p text:style-name="P10"><text:span text:style-name="T1">24</text:span></text:p>
          </table:table-cell>
          <table:table-cell table:style-name="Table4.A2" office:value-type="string">
            <text:p text:style-name="P10"><text:span text:style-name="T1">1d10</text:span></text:p>
          </table:table-cell>
          <table:table-cell table:style-name="Table4.A2" office:value-type="string">
            <text:p text:style-name="P10"><text:span text:style-name="T1">10</text:span></text:p>
          </table:table-cell>
          <table:table-cell table:style-name="Table4.A2" office:value-type="string">
            <text:p text:style-name="P10"><text:span text:style-name="T1">12</text:span></text:p>
          </table:table-cell>
          <table:table-cell table:style-name="Table4.A2" office:value-type="string">
            <text:p text:style-name="P10"><text:span text:style-name="T1">11</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text:span></text:p>
          </table:table-cell>
        </table:table-row>
        <table:table-row table:style-name="Table4.3">
          <table:table-cell table:style-name="Table4.A2" office:value-type="string">
            <text:p text:style-name="P1"><text:span text:style-name="T1">Small</text:span></text:p>
          </table:table-cell>
          <table:table-cell table:style-name="Table4.A2" office:value-type="string">
            <text:p text:style-name="P10"><text:span text:style-name="T1">20</text:span></text:p>
          </table:table-cell>
          <table:table-cell table:style-name="Table4.A2" office:value-type="string">
            <text:p text:style-name="P10"><text:span text:style-name="T1">1/2d10</text:span></text:p>
          </table:table-cell>
          <table:table-cell table:style-name="Table4.A2" office:value-type="string">
            <text:p text:style-name="P10"><text:span text:style-name="T1">5</text:span></text:p>
          </table:table-cell>
          <table:table-cell table:style-name="Table4.A2" office:value-type="string">
            <text:p text:style-name="P10"><text:span text:style-name="T1">8</text:span></text:p>
          </table:table-cell>
          <table:table-cell table:style-name="Table4.A2" office:value-type="string">
            <text:p text:style-name="P10"><text:span text:style-name="T1">13</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text:span></text:p>
          </table:table-cell>
        </table:table-row>
        <table:table-row table:style-name="Table4.3">
          <table:table-cell table:style-name="Table4.A2" office:value-type="string">
            <text:p text:style-name="P1"><text:span text:style-name="T1">Tiny</text:span></text:p>
          </table:table-cell>
          <table:table-cell table:style-name="Table4.A2" office:value-type="string">
            <text:p text:style-name="P10"><text:span text:style-name="T1">16</text:span></text:p>
          </table:table-cell>
          <table:table-cell table:style-name="Table4.A2" office:value-type="string">
            <text:p text:style-name="P10"><text:span text:style-name="T1">1/4d10</text:span></text:p>
          </table:table-cell>
          <table:table-cell table:style-name="Table4.A2" office:value-type="string">
            <text:p text:style-name="P10"><text:span text:style-name="T1">—</text:span></text:p>
          </table:table-cell>
          <table:table-cell table:style-name="Table4.A2" office:value-type="string">
            <text:p text:style-name="P10"><text:span text:style-name="T1">4</text:span></text:p>
          </table:table-cell>
          <table:table-cell table:style-name="Table4.A2" office:value-type="string">
            <text:p text:style-name="P10"><text:span text:style-name="T1">15</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text:span></text:p>
          </table:table-cell>
        </table:table-row>
        <table:table-row table:style-name="Table4.3">
          <table:table-cell table:style-name="Table4.A2" office:value-type="string">
            <text:p text:style-name="P1"><text:span text:style-name="T1">Diminutive</text:span></text:p>
          </table:table-cell>
          <table:table-cell table:style-name="Table4.A2" office:value-type="string">
            <text:p text:style-name="P10"><text:span text:style-name="T1">12</text:span></text:p>
          </table:table-cell>
          <table:table-cell table:style-name="Table4.A2" office:value-type="string">
            <text:p text:style-name="P10"><text:span text:style-name="T1">1/8d10</text:span></text:p>
          </table:table-cell>
          <table:table-cell table:style-name="Table4.A2" office:value-type="string">
            <text:p text:style-name="P10"><text:span text:style-name="T1">—</text:span></text:p>
          </table:table-cell>
          <table:table-cell table:style-name="Table4.A2" office:value-type="string">
            <text:p text:style-name="P10"><text:span text:style-name="T1">2</text:span></text:p>
          </table:table-cell>
          <table:table-cell table:style-name="Table4.A2" office:value-type="string">
            <text:p text:style-name="P10"><text:span text:style-name="T1">17</text:span></text:p>
          </table:table-cell>
          <table:table-cell table:style-name="Table4.A2" office:value-type="string">
            <text:p text:style-name="P10"><text:span text:style-name="T1">—</text:span></text:p>
          </table:table-cell>
          <table:table-cell table:style-name="Table4.A2" office:value-type="string">
            <text:p text:style-name="P10"><text:span text:style-name="T1">10</text:span></text:p>
          </table:table-cell>
          <table:table-cell table:style-name="Table4.A2" office:value-type="string">
            <text:p text:style-name="P10"><text:span text:style-name="T1">10</text:span></text:p>
          </table:table-cell>
          <table:table-cell table:style-name="Table4.A2" office:value-type="string">
            <text:p text:style-name="P10"><text:span text:style-name="T1">5</text:span></text:p>
          </table:table-cell>
          <table:table-cell table:style-name="Table4.A2" office:value-type="string">
            <text:p text:style-name="P1"><text:span text:style-name="T1">—</text:span></text:p>
          </table:table-cell>
        </table:table-row>
        <table:table-row table:style-name="Table4.3">
          <table:table-cell table:style-name="Table4.A12" office:value-type="string">
            <text:p text:style-name="P9"><text:span text:style-name="T1">Fine</text:span></text:p>
          </table:table-cell>
          <table:table-cell table:style-name="Table4.A12" office:value-type="string">
            <text:p text:style-name="P11"><text:span text:style-name="T1">8</text:span></text:p>
          </table:table-cell>
          <table:table-cell table:style-name="Table4.A12" office:value-type="string">
            <text:p text:style-name="P11"><text:span text:style-name="T1">1/16d10</text:span></text:p>
          </table:table-cell>
          <table:table-cell table:style-name="Table4.A12" office:value-type="string">
            <text:p text:style-name="P11"><text:span text:style-name="T1">—</text:span></text:p>
          </table:table-cell>
          <table:table-cell table:style-name="Table4.A12" office:value-type="string">
            <text:p text:style-name="P11"><text:span text:style-name="T1">1</text:span></text:p>
          </table:table-cell>
          <table:table-cell table:style-name="Table4.A12" office:value-type="string">
            <text:p text:style-name="P11"><text:span text:style-name="T1">19</text:span></text:p>
          </table:table-cell>
          <table:table-cell table:style-name="Table4.A12" office:value-type="string">
            <text:p text:style-name="P11"><text:span text:style-name="T1">—</text:span></text:p>
          </table:table-cell>
          <table:table-cell table:style-name="Table4.A12" office:value-type="string">
            <text:p text:style-name="P11"><text:span text:style-name="T1">10</text:span></text:p>
          </table:table-cell>
          <table:table-cell table:style-name="Table4.A12" office:value-type="string">
            <text:p text:style-name="P11"><text:span text:style-name="T1">10</text:span></text:p>
          </table:table-cell>
          <table:table-cell table:style-name="Table4.A12" office:value-type="string">
            <text:p text:style-name="P11"><text:span text:style-name="T1">5</text:span></text:p>
          </table:table-cell>
          <table:table-cell table:style-name="Table4.A12" office:value-type="string">
            <text:p text:style-name="P9"><text:span text:style-name="T1">—</text:span></text:p>
          </table:table-cell>
        </table:table-row>
      </table:table>
      <text:p text:style-name="P5"/>
      <text:p text:style-name="P1"><text:span text:style-name="T7">BIOREPLICA (PL 7)</text:span></text:p>
      <text:p text:style-name="P1"><text:span text:style-name="T2">A step up from biodroids, bioreplicas are robots so convincingly lifelike that they are virtually indistinguishable from their living counterparts. The bioreplica’s components are made up of lightweight plastics in a synthetic sheath that looks and feels like real flesh and skin. Bioreplicants are restricted, and in some areas, buying or owning one is illegal.</text:span></text:p>
      <text:p text:style-name="P1"><text:span text:style-name="T2">To build a bioreplica frame from scratch, a character must succeed at two skill checks—a Craft (mechanical) check (DC 30) and a Craft (electronic) check (DC 30). These checks are made after investing time in the frame’s construction: 48 hours for a Large or smaller frame or 72 hours for a Huge or larger frame. A character without a mechanical tool kit or electrical tool kit takes a –4 penalty on the skill check (–8 if the character has neither). The character must also make a Wealth check against the frame’s purchase DC.</text:span></text:p>
      <text:p text:style-name="P1"><text:span text:style-name="T2">Table: Bioreplica Robot Frames provides the base purchase DC, Hit Dice, and ability scores for factory-model bioreplica robots, as well as purchase DC modifiers for improving ability scores. </text:span></text:p>
      <text:p text:style-name="P1"><text:span text:style-name="T3">Critical Systems: </text:span><text:span text:style-name="T2">Although they are constructs, bioreplicas have vital areas and critical systems. Consequently, they are subject to critical hits.</text:span></text:p>
      <text:p text:style-name="P1"><text:span text:style-name="T3">Lifelike Appearance: </text:span><text:span text:style-name="T2">Distinguishing a bioreplica from members of its emulated species requires a successful Spot check (DC 20). A bioreplica can use the Disguise skill to increase the Spot check DC.</text:span></text:p>
      <text:p text:style-name="P1"><text:span text:style-name="T3">Restriction: </text:span><text:span text:style-name="T2">Restricted (+2) or Illegal (+4).</text:span></text:p>
      <text:p text:style-name="P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F"/>
        <table:table-column table:style-name="Table5.G"/>
        <table:table-column table:style-name="Table5.K"/>
        <text:soft-page-break/>
        <table:table-row table:style-name="Table5.1">
          <table:table-cell table:style-name="Table5.A1" table:number-columns-spanned="11" office:value-type="string">
            <text:p text:style-name="P9"><text:span text:style-name="T8">Table: Bioreplica Robot Frames (Pl 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9"><text:span text:style-name="T8"><text:s/></text:span></text:p>
          </table:table-cell>
          <table:table-cell table:style-name="Table5.A2" office:value-type="string">
            <text:p text:style-name="P9"><text:span text:style-name="T8"><text:s/></text:span></text:p>
          </table:table-cell>
          <table:table-cell table:style-name="Table5.A2" office:value-type="string">
            <text:p text:style-name="P9"><text:span text:style-name="T8"><text:s/></text:span></text:p>
          </table:table-cell>
          <table:table-cell table:style-name="Table5.A2" office:value-type="string">
            <text:p text:style-name="P9"><text:span text:style-name="T8"><text:s/></text:span></text:p>
          </table:table-cell>
          <table:table-cell table:style-name="Table5.A2" table:number-columns-spanned="6" office:value-type="string">
            <text:p text:style-name="P11"><text:span text:style-name="T8">——— Base Ability Scores ———</text:span></text:p>
          </table:table-cell>
          <table:covered-table-cell/>
          <table:covered-table-cell/>
          <table:covered-table-cell/>
          <table:covered-table-cell/>
          <table:covered-table-cell/>
          <table:table-cell table:style-name="Table5.A2" office:value-type="string">
            <text:p text:style-name="P6"/>
          </table:table-cell>
        </table:table-row>
        <table:table-row table:style-name="Table5.3">
          <table:table-cell table:style-name="Table5.A3" office:value-type="string">
            <text:p text:style-name="P8"><text:span text:style-name="T1">Robot Size</text:span></text:p>
          </table:table-cell>
          <table:table-cell table:style-name="Table5.A2" office:value-type="string">
            <text:p text:style-name="P9"><text:span text:style-name="T1">Base Purchase DC</text:span></text:p>
          </table:table-cell>
          <table:table-cell table:style-name="Table5.A2" office:value-type="string">
            <text:p text:style-name="P9"><text:span text:style-name="T1">Base Hit Dice</text:span></text:p>
          </table:table-cell>
          <table:table-cell table:style-name="Table5.A2" office:value-type="string">
            <text:p text:style-name="P9"><text:span text:style-name="T1">Extra Hit Points</text:span></text:p>
          </table:table-cell>
          <table:table-cell table:style-name="Table5.A3" office:value-type="string">
            <text:h text:style-name="P16" text:outline-level="4"><text:span text:style-name="T1">Str</text:span></text:h>
          </table:table-cell>
          <table:table-cell table:style-name="Table5.A3" office:value-type="string">
            <text:p text:style-name="P15"><text:span text:style-name="T1">Dex</text:span></text:p>
          </table:table-cell>
          <table:table-cell table:style-name="Table5.A3" office:value-type="string">
            <text:p text:style-name="P15"><text:span text:style-name="T1">Con</text:span></text:p>
          </table:table-cell>
          <table:table-cell table:style-name="Table5.A3" office:value-type="string">
            <text:p text:style-name="P15"><text:span text:style-name="T1">Int</text:span></text:p>
          </table:table-cell>
          <table:table-cell table:style-name="Table5.A3" office:value-type="string">
            <text:p text:style-name="P15"><text:span text:style-name="T1">Wis</text:span></text:p>
          </table:table-cell>
          <table:table-cell table:style-name="Table5.A3" office:value-type="string">
            <text:p text:style-name="P15"><text:span text:style-name="T1">Cha</text:span></text:p>
          </table:table-cell>
          <table:table-cell table:style-name="Table5.A2" office:value-type="string">
            <text:p text:style-name="P17"><text:span text:style-name="T1">Maximum Hit Dice/</text:span></text:p>
            <text:p text:style-name="P17"><text:span text:style-name="T1">Purchase DC Modifier</text:span></text:p>
          </table:table-cell>
        </table:table-row>
        <table:table-row table:style-name="Table5.3">
          <table:table-cell table:style-name="Table5.A2" office:value-type="string">
            <text:p text:style-name="P9"><text:span text:style-name="T1">Colossal</text:span></text:p>
          </table:table-cell>
          <table:table-cell table:style-name="Table5.A2" office:value-type="string">
            <text:p text:style-name="P11"><text:span text:style-name="T1">52</text:span></text:p>
          </table:table-cell>
          <table:table-cell table:style-name="Table5.A2" office:value-type="string">
            <text:p text:style-name="P11"><text:span text:style-name="T1">32d10</text:span></text:p>
          </table:table-cell>
          <table:table-cell table:style-name="Table5.A2" office:value-type="string">
            <text:p text:style-name="P11"><text:span text:style-name="T1">120</text:span></text:p>
          </table:table-cell>
          <table:table-cell table:style-name="Table5.A2" office:value-type="string">
            <text:p text:style-name="P11"><text:span text:style-name="T1">44</text:span></text:p>
          </table:table-cell>
          <table:table-cell table:style-name="Table5.A2" office:value-type="string">
            <text:p text:style-name="P11"><text:span text:style-name="T1">7</text:span></text:p>
          </table:table-cell>
          <table:table-cell table:style-name="Table5.A2" office:value-type="string">
            <text:p text:style-name="P11"><text:span text:style-name="T1">—</text:span></text:p>
          </table:table-cell>
          <table:table-cell table:style-name="Table5.A2" office:value-type="string">
            <text:p text:style-name="P11"><text:span text:style-name="T1">10</text:span></text:p>
          </table:table-cell>
          <table:table-cell table:style-name="Table5.A2" office:value-type="string">
            <text:p text:style-name="P11"><text:span text:style-name="T1">10</text:span></text:p>
          </table:table-cell>
          <table:table-cell table:style-name="Table5.A2" office:value-type="string">
            <text:p text:style-name="P11"><text:span text:style-name="T1">10</text:span></text:p>
          </table:table-cell>
          <table:table-cell table:style-name="Table5.A2" office:value-type="string">
            <text:p text:style-name="P9"><text:span text:style-name="T1">45d10/+4 per HD</text:span></text:p>
          </table:table-cell>
        </table:table-row>
        <table:table-row table:style-name="Table5.3">
          <table:table-cell table:style-name="Table5.A2" office:value-type="string">
            <text:p text:style-name="P1"><text:span text:style-name="T1">Gargantuan</text:span></text:p>
          </table:table-cell>
          <table:table-cell table:style-name="Table5.A2" office:value-type="string">
            <text:p text:style-name="P10"><text:span text:style-name="T1">44</text:span></text:p>
          </table:table-cell>
          <table:table-cell table:style-name="Table5.A2" office:value-type="string">
            <text:p text:style-name="P10"><text:span text:style-name="T1">16d10</text:span></text:p>
          </table:table-cell>
          <table:table-cell table:style-name="Table5.A2" office:value-type="string">
            <text:p text:style-name="P10"><text:span text:style-name="T1">80</text:span></text:p>
          </table:table-cell>
          <table:table-cell table:style-name="Table5.A2" office:value-type="string">
            <text:p text:style-name="P10"><text:span text:style-name="T1">36</text:span></text:p>
          </table:table-cell>
          <table:table-cell table:style-name="Table5.A2" office:value-type="string">
            <text:p text:style-name="P10"><text:span text:style-name="T1">7</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31d10/+3 per HD</text:span></text:p>
          </table:table-cell>
        </table:table-row>
        <table:table-row table:style-name="Table5.3">
          <table:table-cell table:style-name="Table5.A2" office:value-type="string">
            <text:p text:style-name="P1"><text:span text:style-name="T1">Huge</text:span></text:p>
          </table:table-cell>
          <table:table-cell table:style-name="Table5.A2" office:value-type="string">
            <text:p text:style-name="P10"><text:span text:style-name="T1">36</text:span></text:p>
          </table:table-cell>
          <table:table-cell table:style-name="Table5.A2" office:value-type="string">
            <text:p text:style-name="P10"><text:span text:style-name="T1">8d10</text:span></text:p>
          </table:table-cell>
          <table:table-cell table:style-name="Table5.A2" office:value-type="string">
            <text:p text:style-name="P10"><text:span text:style-name="T1">40</text:span></text:p>
          </table:table-cell>
          <table:table-cell table:style-name="Table5.A2" office:value-type="string">
            <text:p text:style-name="P10"><text:span text:style-name="T1">28</text:span></text:p>
          </table:table-cell>
          <table:table-cell table:style-name="Table5.A2" office:value-type="string">
            <text:p text:style-name="P10"><text:span text:style-name="T1">7</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15d10/+2 per HD</text:span></text:p>
          </table:table-cell>
        </table:table-row>
        <table:table-row table:style-name="Table5.3">
          <table:table-cell table:style-name="Table5.A2" office:value-type="string">
            <text:p text:style-name="P1"><text:span text:style-name="T1">Large</text:span></text:p>
          </table:table-cell>
          <table:table-cell table:style-name="Table5.A2" office:value-type="string">
            <text:p text:style-name="P10"><text:span text:style-name="T1">32</text:span></text:p>
          </table:table-cell>
          <table:table-cell table:style-name="Table5.A2" office:value-type="string">
            <text:p text:style-name="P10"><text:span text:style-name="T1">2d10</text:span></text:p>
          </table:table-cell>
          <table:table-cell table:style-name="Table5.A2" office:value-type="string">
            <text:p text:style-name="P10"><text:span text:style-name="T1">20</text:span></text:p>
          </table:table-cell>
          <table:table-cell table:style-name="Table5.A2" office:value-type="string">
            <text:p text:style-name="P10"><text:span text:style-name="T1">20</text:span></text:p>
          </table:table-cell>
          <table:table-cell table:style-name="Table5.A2" office:value-type="string">
            <text:p text:style-name="P10"><text:span text:style-name="T1">9</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7d10/+1 per HD</text:span></text:p>
          </table:table-cell>
        </table:table-row>
        <table:table-row table:style-name="Table5.3">
          <table:table-cell table:style-name="Table5.A2" office:value-type="string">
            <text:p text:style-name="P1"><text:span text:style-name="T1">Medium-size</text:span></text:p>
          </table:table-cell>
          <table:table-cell table:style-name="Table5.A2" office:value-type="string">
            <text:p text:style-name="P10"><text:span text:style-name="T1">28</text:span></text:p>
          </table:table-cell>
          <table:table-cell table:style-name="Table5.A2" office:value-type="string">
            <text:p text:style-name="P10"><text:span text:style-name="T1">1d10</text:span></text:p>
          </table:table-cell>
          <table:table-cell table:style-name="Table5.A2" office:value-type="string">
            <text:p text:style-name="P10"><text:span text:style-name="T1">10</text:span></text:p>
          </table:table-cell>
          <table:table-cell table:style-name="Table5.A2" office:value-type="string">
            <text:p text:style-name="P10"><text:span text:style-name="T1">12</text:span></text:p>
          </table:table-cell>
          <table:table-cell table:style-name="Table5.A2" office:value-type="string">
            <text:p text:style-name="P10"><text:span text:style-name="T1">11</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text:span></text:p>
          </table:table-cell>
        </table:table-row>
        <table:table-row table:style-name="Table5.3">
          <table:table-cell table:style-name="Table5.A2" office:value-type="string">
            <text:p text:style-name="P1"><text:span text:style-name="T1">Small</text:span></text:p>
          </table:table-cell>
          <table:table-cell table:style-name="Table5.A2" office:value-type="string">
            <text:p text:style-name="P10"><text:span text:style-name="T1">24</text:span></text:p>
          </table:table-cell>
          <table:table-cell table:style-name="Table5.A2" office:value-type="string">
            <text:p text:style-name="P10"><text:span text:style-name="T1">1/2d10</text:span></text:p>
          </table:table-cell>
          <table:table-cell table:style-name="Table5.A2" office:value-type="string">
            <text:p text:style-name="P10"><text:span text:style-name="T1">5</text:span></text:p>
          </table:table-cell>
          <table:table-cell table:style-name="Table5.A2" office:value-type="string">
            <text:p text:style-name="P10"><text:span text:style-name="T1">8</text:span></text:p>
          </table:table-cell>
          <table:table-cell table:style-name="Table5.A2" office:value-type="string">
            <text:p text:style-name="P10"><text:span text:style-name="T1">13</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text:span></text:p>
          </table:table-cell>
        </table:table-row>
        <table:table-row table:style-name="Table5.3">
          <table:table-cell table:style-name="Table5.A2" office:value-type="string">
            <text:p text:style-name="P1"><text:span text:style-name="T1">Tiny</text:span></text:p>
          </table:table-cell>
          <table:table-cell table:style-name="Table5.A2" office:value-type="string">
            <text:p text:style-name="P10"><text:span text:style-name="T1">20</text:span></text:p>
          </table:table-cell>
          <table:table-cell table:style-name="Table5.A2" office:value-type="string">
            <text:p text:style-name="P10"><text:span text:style-name="T1">1/4d10</text:span></text:p>
          </table:table-cell>
          <table:table-cell table:style-name="Table5.A2" office:value-type="string">
            <text:p text:style-name="P10"><text:span text:style-name="T1">—</text:span></text:p>
          </table:table-cell>
          <table:table-cell table:style-name="Table5.A2" office:value-type="string">
            <text:p text:style-name="P10"><text:span text:style-name="T1">4</text:span></text:p>
          </table:table-cell>
          <table:table-cell table:style-name="Table5.A2" office:value-type="string">
            <text:p text:style-name="P10"><text:span text:style-name="T1">15</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text:span></text:p>
          </table:table-cell>
        </table:table-row>
        <table:table-row table:style-name="Table5.3">
          <table:table-cell table:style-name="Table5.A2" office:value-type="string">
            <text:p text:style-name="P1"><text:span text:style-name="T1">Diminutive</text:span></text:p>
          </table:table-cell>
          <table:table-cell table:style-name="Table5.A2" office:value-type="string">
            <text:p text:style-name="P10"><text:span text:style-name="T1">16</text:span></text:p>
          </table:table-cell>
          <table:table-cell table:style-name="Table5.A2" office:value-type="string">
            <text:p text:style-name="P10"><text:span text:style-name="T1">1/8d10</text:span></text:p>
          </table:table-cell>
          <table:table-cell table:style-name="Table5.A2" office:value-type="string">
            <text:p text:style-name="P10"><text:span text:style-name="T1">—</text:span></text:p>
          </table:table-cell>
          <table:table-cell table:style-name="Table5.A2" office:value-type="string">
            <text:p text:style-name="P10"><text:span text:style-name="T1">2</text:span></text:p>
          </table:table-cell>
          <table:table-cell table:style-name="Table5.A2" office:value-type="string">
            <text:p text:style-name="P10"><text:span text:style-name="T1">17</text:span></text:p>
          </table:table-cell>
          <table:table-cell table:style-name="Table5.A2" office:value-type="string">
            <text:p text:style-name="P10"><text:span text:style-name="T1">—</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0"><text:span text:style-name="T1">10</text:span></text:p>
          </table:table-cell>
          <table:table-cell table:style-name="Table5.A2" office:value-type="string">
            <text:p text:style-name="P1"><text:span text:style-name="T1">—</text:span></text:p>
          </table:table-cell>
        </table:table-row>
        <table:table-row table:style-name="Table5.3">
          <table:table-cell table:style-name="Table5.A12" office:value-type="string">
            <text:p text:style-name="P9"><text:span text:style-name="T1">Fine</text:span></text:p>
          </table:table-cell>
          <table:table-cell table:style-name="Table5.A12" office:value-type="string">
            <text:p text:style-name="P11"><text:span text:style-name="T1">12</text:span></text:p>
          </table:table-cell>
          <table:table-cell table:style-name="Table5.A12" office:value-type="string">
            <text:p text:style-name="P11"><text:span text:style-name="T1">1/16d10</text:span></text:p>
          </table:table-cell>
          <table:table-cell table:style-name="Table5.A12" office:value-type="string">
            <text:p text:style-name="P11"><text:span text:style-name="T1">—</text:span></text:p>
          </table:table-cell>
          <table:table-cell table:style-name="Table5.A12" office:value-type="string">
            <text:p text:style-name="P11"><text:span text:style-name="T1">1</text:span></text:p>
          </table:table-cell>
          <table:table-cell table:style-name="Table5.A12" office:value-type="string">
            <text:p text:style-name="P11"><text:span text:style-name="T1">19</text:span></text:p>
          </table:table-cell>
          <table:table-cell table:style-name="Table5.A12" office:value-type="string">
            <text:p text:style-name="P11"><text:span text:style-name="T1">—</text:span></text:p>
          </table:table-cell>
          <table:table-cell table:style-name="Table5.A12" office:value-type="string">
            <text:p text:style-name="P11"><text:span text:style-name="T1">10</text:span></text:p>
          </table:table-cell>
          <table:table-cell table:style-name="Table5.A12" office:value-type="string">
            <text:p text:style-name="P11"><text:span text:style-name="T1">10</text:span></text:p>
          </table:table-cell>
          <table:table-cell table:style-name="Table5.A12" office:value-type="string">
            <text:p text:style-name="P11"><text:span text:style-name="T1">10</text:span></text:p>
          </table:table-cell>
          <table:table-cell table:style-name="Table5.A12" office:value-type="string">
            <text:p text:style-name="P9"><text:span text:style-name="T1">—</text:span></text:p>
          </table:table-cell>
        </table:table-row>
      </table:table>
      <text:p text:style-name="P5"/>
      <text:p text:style-name="P1"><text:span text:style-name="T7">LIQUID-STATE (PL 8)</text:span></text:p>
      <text:p text:style-name="P1"><text:span text:style-name="T2">The liquid-state robot is a mass of metal alloy resembling liquid mercury. It contains a molecular network of subprocessors that interpret the central processor’s instructions to form a nearly endless variety of shapes. The liquid metal can emulate radically different densities within the same form, meaning that the robot can feel like flesh on the outside, but be as solid as stone on the inside.</text:span></text:p>
      <text:p text:style-name="P1"><text:span text:style-name="T2">Being able to assume different forms does not allow the robot to duplicate appearances or abilities; a liquid-state robot cannot change its color any more than it can breathe fire. For example, if it assumes the shape of a human, the robot would appear to be a human made of metal. Furthermore, a liquid-state robot is limited to the quality of its own components. A liquid-state robot equipped with a rotor for locomotion cannot simply change shape and acquire a pair of legs, for example; any change must be of the same Progress Level or lower. A liquid-state robot can, however, reattach separated components.</text:span></text:p>
      <text:p text:style-name="P1"><text:span text:style-name="T2">To build a liquid-state “frame” from scratch, a character must succeed at two skill checks—a Craft (mechanical) check (DC 30) and a Craft (electronic) check (DC 30). These checks are made after investing 96 hours the frame’s construction. A character without a mechanical tool kit or electrical tool kit takes a –4 penalty on the skill check (–8 if the character has neither). The character must also make a Wealth check against the frame’s purchase DC.</text:span></text:p>
      <text:p text:style-name="P1"><text:span text:style-name="T2">Table: Liquid-State Robot Frames provides the base purchase DC, Hit Dice, and ability scores for factory-model liquid-state robots, as well as purchase DC modifiers for improving ability scores. </text:span></text:p>
      <text:p text:style-name="P1"><text:span text:style-name="T3">Natural Armor: </text:span><text:span text:style-name="T2">A liquid-state robot gains a +5 natural armor bonus to Defense.</text:span></text:p>
      <text:p text:style-name="P1"><text:span text:style-name="T3">Attacks: </text:span><text:span text:style-name="T2">A liquid-state robot, regardless of its form, has two appendages (treat as natural weapons) with which it can attack each round. It can shape these appendages into various crude weapons as a free action; depending on their shape, one or both weapons can deal bludgeoning, piercing, or slashing damage. The robot’s size determines the amount of damage these appendages deal: Fine 1, Diminutive 1d2 , Tiny 1d3, Small 1d4, Medium-size 1d6, Large 1d8, Huge 2d6, Gargantuan 2d8, Colossal 4d6.</text:span></text:p>
      <text:p text:style-name="P1"><text:span text:style-name="T3">Amorphous Form (Ex): </text:span><text:span text:style-name="T2">Because a liquid-state robot can alter its shape and density, it gains a +10 bonus on Escape Artist checks.</text:span></text:p>
      <text:p text:style-name="P1"><text:span text:style-name="T3">Fast Healing (Ex): </text:span><text:span text:style-name="T2">A liquid-state robot has fast healing 10. This ability ceases to function when the robot is destroyed (reduced to 0 or fewer hit points).</text:span></text:p>
      <text:p text:style-name="P1"><text:span text:style-name="T3">Fire Vulnerability: </text:span><text:span text:style-name="T2">A liquid-state robot takes 50% more damage from any fire-based attack.</text:span></text:p>
      <text:p text:style-name="P1"><text:span text:style-name="T3">Immunities: </text:span><text:span text:style-name="T2">Robots with liquid-state frames have all the normal construct immunities, including immunity to critical hits.</text:span></text:p>
      <text:p text:style-name="P1"><text:span text:style-name="T3">Restriction: </text:span><text:span text:style-name="T2">Military (+3).</text:span></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F"/>
        <table:table-column table:style-name="Table6.G"/>
        <table:table-column table:style-name="Table6.K"/>
        <table:table-row table:style-name="Table6.1">
          <table:table-cell table:style-name="Table6.A1" table:number-columns-spanned="11" office:value-type="string">
            <text:p text:style-name="P9"><text:span text:style-name="T8">Table: Liquid-State Robot Frames (Pl 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9"><text:span text:style-name="T8"><text:s/></text:span></text:p>
          </table:table-cell>
          <table:table-cell table:style-name="Table6.A2" office:value-type="string">
            <text:p text:style-name="P9"><text:span text:style-name="T8"><text:s/></text:span></text:p>
          </table:table-cell>
          <table:table-cell table:style-name="Table6.A2" office:value-type="string">
            <text:p text:style-name="P9"><text:span text:style-name="T8"><text:s/></text:span></text:p>
          </table:table-cell>
          <table:table-cell table:style-name="Table6.A2" office:value-type="string">
            <text:p text:style-name="P9"><text:span text:style-name="T8"><text:s/></text:span></text:p>
          </table:table-cell>
          <table:table-cell table:style-name="Table6.A2" table:number-columns-spanned="6" office:value-type="string">
            <text:p text:style-name="P11"><text:span text:style-name="T8">——— Base Ability Scores ———</text:span></text:p>
          </table:table-cell>
          <table:covered-table-cell/>
          <table:covered-table-cell/>
          <table:covered-table-cell/>
          <table:covered-table-cell/>
          <table:covered-table-cell/>
          <table:table-cell table:style-name="Table6.A2" office:value-type="string">
            <text:p text:style-name="P6"/>
          </table:table-cell>
        </table:table-row>
        <table:table-row table:style-name="Table6.3">
          <table:table-cell table:style-name="Table6.A3" office:value-type="string">
            <text:h text:style-name="P19" text:outline-level="3"><text:span text:style-name="T1">Robot Size</text:span></text:h>
          </table:table-cell>
          <table:table-cell table:style-name="Table6.A2" office:value-type="string">
            <text:p text:style-name="P20"><text:span text:style-name="T1">Base Purchase DC</text:span></text:p>
          </table:table-cell>
          <table:table-cell table:style-name="Table6.A2" office:value-type="string">
            <text:p text:style-name="P20"><text:span text:style-name="T1">Base Hit Dice</text:span></text:p>
          </table:table-cell>
          <table:table-cell table:style-name="Table6.A2" office:value-type="string">
            <text:p text:style-name="P20"><text:span text:style-name="T1">Extra Hit Points</text:span></text:p>
          </table:table-cell>
          <table:table-cell table:style-name="Table6.A3" office:value-type="string">
            <text:h text:style-name="P16" text:outline-level="4"><text:span text:style-name="T1">Str</text:span></text:h>
          </table:table-cell>
          <table:table-cell table:style-name="Table6.A3" office:value-type="string">
            <text:p text:style-name="P15"><text:span text:style-name="T1">Dex</text:span></text:p>
          </table:table-cell>
          <table:table-cell table:style-name="Table6.A3" office:value-type="string">
            <text:p text:style-name="P15"><text:span text:style-name="T1">Con</text:span></text:p>
          </table:table-cell>
          <table:table-cell table:style-name="Table6.A3" office:value-type="string">
            <text:p text:style-name="P15"><text:span text:style-name="T1">Int</text:span></text:p>
          </table:table-cell>
          <table:table-cell table:style-name="Table6.A3" office:value-type="string">
            <text:p text:style-name="P15"><text:span text:style-name="T1">Wis</text:span></text:p>
          </table:table-cell>
          <table:table-cell table:style-name="Table6.A3" office:value-type="string">
            <text:p text:style-name="P15"><text:span text:style-name="T1">Cha</text:span></text:p>
          </table:table-cell>
          <table:table-cell table:style-name="Table6.A2" office:value-type="string">
            <text:p text:style-name="P17"><text:span text:style-name="T1">Maximum Hit Dice/</text:span></text:p>
            <text:p text:style-name="P17"><text:span text:style-name="T1">Purchase DC Modifier</text:span></text:p>
          </table:table-cell>
        </table:table-row>
        <table:table-row table:style-name="Table6.3">
          <table:table-cell table:style-name="Table6.A2" office:value-type="string">
            <text:p text:style-name="P9"><text:span text:style-name="T1">Colossal</text:span></text:p>
          </table:table-cell>
          <table:table-cell table:style-name="Table6.A2" office:value-type="string">
            <text:p text:style-name="P11"><text:span text:style-name="T1">56</text:span></text:p>
          </table:table-cell>
          <table:table-cell table:style-name="Table6.A2" office:value-type="string">
            <text:p text:style-name="P11"><text:span text:style-name="T1">32d10</text:span></text:p>
          </table:table-cell>
          <table:table-cell table:style-name="Table6.A2" office:value-type="string">
            <text:p text:style-name="P11"><text:span text:style-name="T1">120</text:span></text:p>
          </table:table-cell>
          <table:table-cell table:style-name="Table6.A2" office:value-type="string">
            <text:p text:style-name="P11"><text:span text:style-name="T1">45</text:span></text:p>
          </table:table-cell>
          <table:table-cell table:style-name="Table6.A2" office:value-type="string">
            <text:p text:style-name="P11"><text:span text:style-name="T1">8</text:span></text:p>
          </table:table-cell>
          <table:table-cell table:style-name="Table6.A2" office:value-type="string">
            <text:p text:style-name="P11"><text:span text:style-name="T1">—</text:span></text:p>
          </table:table-cell>
          <table:table-cell table:style-name="Table6.A2" office:value-type="string">
            <text:p text:style-name="P11"><text:span text:style-name="T1">10</text:span></text:p>
          </table:table-cell>
          <table:table-cell table:style-name="Table6.A2" office:value-type="string">
            <text:p text:style-name="P11"><text:span text:style-name="T1">11</text:span></text:p>
          </table:table-cell>
          <table:table-cell table:style-name="Table6.A2" office:value-type="string">
            <text:p text:style-name="P11"><text:span text:style-name="T1">10</text:span></text:p>
          </table:table-cell>
          <table:table-cell table:style-name="Table6.A2" office:value-type="string">
            <text:p text:style-name="P9"><text:span text:style-name="T1">40d10/+3 per HD</text:span></text:p>
          </table:table-cell>
        </table:table-row>
        <table:table-row table:style-name="Table6.3">
          <table:table-cell table:style-name="Table6.A2" office:value-type="string">
            <text:p text:style-name="P1"><text:span text:style-name="T1">Gargantuan</text:span></text:p>
          </table:table-cell>
          <table:table-cell table:style-name="Table6.A2" office:value-type="string">
            <text:p text:style-name="P10"><text:span text:style-name="T1">48</text:span></text:p>
          </table:table-cell>
          <table:table-cell table:style-name="Table6.A2" office:value-type="string">
            <text:p text:style-name="P10"><text:span text:style-name="T1">16d10</text:span></text:p>
          </table:table-cell>
          <table:table-cell table:style-name="Table6.A2" office:value-type="string">
            <text:p text:style-name="P10"><text:span text:style-name="T1">80</text:span></text:p>
          </table:table-cell>
          <table:table-cell table:style-name="Table6.A2" office:value-type="string">
            <text:p text:style-name="P10"><text:span text:style-name="T1">37</text:span></text:p>
          </table:table-cell>
          <table:table-cell table:style-name="Table6.A2" office:value-type="string">
            <text:p text:style-name="P10"><text:span text:style-name="T1">8</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32d10/+3 per HD</text:span></text:p>
          </table:table-cell>
        </table:table-row>
        <table:table-row table:style-name="Table6.3">
          <table:table-cell table:style-name="Table6.A2" office:value-type="string">
            <text:p text:style-name="P1"><text:span text:style-name="T1">Huge</text:span></text:p>
          </table:table-cell>
          <table:table-cell table:style-name="Table6.A2" office:value-type="string">
            <text:p text:style-name="P10"><text:span text:style-name="T1">40</text:span></text:p>
          </table:table-cell>
          <table:table-cell table:style-name="Table6.A2" office:value-type="string">
            <text:p text:style-name="P10"><text:span text:style-name="T1">8d10</text:span></text:p>
          </table:table-cell>
          <table:table-cell table:style-name="Table6.A2" office:value-type="string">
            <text:p text:style-name="P10"><text:span text:style-name="T1">40</text:span></text:p>
          </table:table-cell>
          <table:table-cell table:style-name="Table6.A2" office:value-type="string">
            <text:p text:style-name="P10"><text:span text:style-name="T1">29</text:span></text:p>
          </table:table-cell>
          <table:table-cell table:style-name="Table6.A2" office:value-type="string">
            <text:p text:style-name="P10"><text:span text:style-name="T1">8</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24d10/+2 per HD</text:span></text:p>
          </table:table-cell>
        </table:table-row>
        <table:table-row table:style-name="Table6.3">
          <table:table-cell table:style-name="Table6.A2" office:value-type="string">
            <text:p text:style-name="P1"><text:span text:style-name="T1">Large</text:span></text:p>
          </table:table-cell>
          <table:table-cell table:style-name="Table6.A2" office:value-type="string">
            <text:p text:style-name="P10"><text:span text:style-name="T1">36</text:span></text:p>
          </table:table-cell>
          <table:table-cell table:style-name="Table6.A2" office:value-type="string">
            <text:p text:style-name="P10"><text:span text:style-name="T1">4d10</text:span></text:p>
          </table:table-cell>
          <table:table-cell table:style-name="Table6.A2" office:value-type="string">
            <text:p text:style-name="P10"><text:span text:style-name="T1">20</text:span></text:p>
          </table:table-cell>
          <table:table-cell table:style-name="Table6.A2" office:value-type="string">
            <text:p text:style-name="P10"><text:span text:style-name="T1">23</text:span></text:p>
          </table:table-cell>
          <table:table-cell table:style-name="Table6.A2" office:value-type="string">
            <text:p text:style-name="P10"><text:span text:style-name="T1">10</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16d10/+2 per HD</text:span></text:p>
          </table:table-cell>
        </table:table-row>
        <table:table-row table:style-name="Table6.3">
          <table:table-cell table:style-name="Table6.A2" office:value-type="string">
            <text:p text:style-name="P1"><text:span text:style-name="T1">Medium-size</text:span></text:p>
          </table:table-cell>
          <table:table-cell table:style-name="Table6.A2" office:value-type="string">
            <text:p text:style-name="P10"><text:span text:style-name="T1">32</text:span></text:p>
          </table:table-cell>
          <table:table-cell table:style-name="Table6.A2" office:value-type="string">
            <text:p text:style-name="P10"><text:span text:style-name="T1">2d10</text:span></text:p>
          </table:table-cell>
          <table:table-cell table:style-name="Table6.A2" office:value-type="string">
            <text:p text:style-name="P10"><text:span text:style-name="T1">10</text:span></text:p>
          </table:table-cell>
          <table:table-cell table:style-name="Table6.A2" office:value-type="string">
            <text:p text:style-name="P10"><text:span text:style-name="T1">13</text:span></text:p>
          </table:table-cell>
          <table:table-cell table:style-name="Table6.A2" office:value-type="string">
            <text:p text:style-name="P10"><text:span text:style-name="T1">12</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8d10/+1 per HD</text:span></text:p>
          </table:table-cell>
        </table:table-row>
        <table:table-row table:style-name="Table6.3">
          <table:table-cell table:style-name="Table6.A2" office:value-type="string">
            <text:p text:style-name="P1"><text:span text:style-name="T1">Small</text:span></text:p>
          </table:table-cell>
          <table:table-cell table:style-name="Table6.A2" office:value-type="string">
            <text:p text:style-name="P10"><text:span text:style-name="T1">28</text:span></text:p>
          </table:table-cell>
          <table:table-cell table:style-name="Table6.A2" office:value-type="string">
            <text:p text:style-name="P10"><text:span text:style-name="T1">1d10</text:span></text:p>
          </table:table-cell>
          <table:table-cell table:style-name="Table6.A2" office:value-type="string">
            <text:p text:style-name="P10"><text:span text:style-name="T1">5</text:span></text:p>
          </table:table-cell>
          <table:table-cell table:style-name="Table6.A2" office:value-type="string">
            <text:p text:style-name="P10"><text:span text:style-name="T1">9</text:span></text:p>
          </table:table-cell>
          <table:table-cell table:style-name="Table6.A2" office:value-type="string">
            <text:p text:style-name="P10"><text:span text:style-name="T1">14</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text:span></text:p>
          </table:table-cell>
        </table:table-row>
        <table:table-row table:style-name="Table6.3">
          <table:table-cell table:style-name="Table6.A2" office:value-type="string">
            <text:p text:style-name="P1"><text:span text:style-name="T1">Tiny</text:span></text:p>
          </table:table-cell>
          <table:table-cell table:style-name="Table6.A2" office:value-type="string">
            <text:p text:style-name="P10"><text:span text:style-name="T1">24</text:span></text:p>
          </table:table-cell>
          <table:table-cell table:style-name="Table6.A2" office:value-type="string">
            <text:p text:style-name="P10"><text:span text:style-name="T1">1/2d10</text:span></text:p>
          </table:table-cell>
          <table:table-cell table:style-name="Table6.A2" office:value-type="string">
            <text:p text:style-name="P10"><text:span text:style-name="T1">—</text:span></text:p>
          </table:table-cell>
          <table:table-cell table:style-name="Table6.A2" office:value-type="string">
            <text:p text:style-name="P10"><text:span text:style-name="T1">5</text:span></text:p>
          </table:table-cell>
          <table:table-cell table:style-name="Table6.A2" office:value-type="string">
            <text:p text:style-name="P10"><text:span text:style-name="T1">16</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text:span></text:p>
          </table:table-cell>
        </table:table-row>
        <table:table-row table:style-name="Table6.3">
          <table:table-cell table:style-name="Table6.A2" office:value-type="string">
            <text:p text:style-name="P1"><text:span text:style-name="T1">Diminutive</text:span></text:p>
          </table:table-cell>
          <table:table-cell table:style-name="Table6.A2" office:value-type="string">
            <text:p text:style-name="P10"><text:span text:style-name="T1">20</text:span></text:p>
          </table:table-cell>
          <table:table-cell table:style-name="Table6.A2" office:value-type="string">
            <text:p text:style-name="P10"><text:span text:style-name="T1">1/4d10</text:span></text:p>
          </table:table-cell>
          <table:table-cell table:style-name="Table6.A2" office:value-type="string">
            <text:p text:style-name="P10"><text:span text:style-name="T1">—</text:span></text:p>
          </table:table-cell>
          <table:table-cell table:style-name="Table6.A2" office:value-type="string">
            <text:p text:style-name="P10"><text:span text:style-name="T1">3</text:span></text:p>
          </table:table-cell>
          <table:table-cell table:style-name="Table6.A2" office:value-type="string">
            <text:p text:style-name="P10"><text:span text:style-name="T1">18</text:span></text:p>
          </table:table-cell>
          <table:table-cell table:style-name="Table6.A2" office:value-type="string">
            <text:p text:style-name="P10"><text:span text:style-name="T1">—</text:span></text:p>
          </table:table-cell>
          <table:table-cell table:style-name="Table6.A2" office:value-type="string">
            <text:p text:style-name="P10"><text:span text:style-name="T1">10</text:span></text:p>
          </table:table-cell>
          <table:table-cell table:style-name="Table6.A2" office:value-type="string">
            <text:p text:style-name="P10"><text:span text:style-name="T1">11</text:span></text:p>
          </table:table-cell>
          <table:table-cell table:style-name="Table6.A2" office:value-type="string">
            <text:p text:style-name="P10"><text:span text:style-name="T1">10</text:span></text:p>
          </table:table-cell>
          <table:table-cell table:style-name="Table6.A2" office:value-type="string">
            <text:p text:style-name="P1"><text:span text:style-name="T1">—</text:span></text:p>
          </table:table-cell>
        </table:table-row>
        <table:table-row table:style-name="Table6.3">
          <table:table-cell table:style-name="Table6.A12" office:value-type="string">
            <text:p text:style-name="P9"><text:span text:style-name="T1">Fine</text:span></text:p>
          </table:table-cell>
          <table:table-cell table:style-name="Table6.A12" office:value-type="string">
            <text:p text:style-name="P11"><text:span text:style-name="T1">16</text:span></text:p>
          </table:table-cell>
          <table:table-cell table:style-name="Table6.A12" office:value-type="string">
            <text:p text:style-name="P11"><text:span text:style-name="T1">1/8d10</text:span></text:p>
          </table:table-cell>
          <table:table-cell table:style-name="Table6.A12" office:value-type="string">
            <text:p text:style-name="P11"><text:span text:style-name="T1">—</text:span></text:p>
          </table:table-cell>
          <table:table-cell table:style-name="Table6.A12" office:value-type="string">
            <text:p text:style-name="P11"><text:span text:style-name="T1">1</text:span></text:p>
          </table:table-cell>
          <table:table-cell table:style-name="Table6.A12" office:value-type="string">
            <text:p text:style-name="P11"><text:span text:style-name="T1">20</text:span></text:p>
          </table:table-cell>
          <table:table-cell table:style-name="Table6.A12" office:value-type="string">
            <text:p text:style-name="P11"><text:span text:style-name="T1">—</text:span></text:p>
          </table:table-cell>
          <table:table-cell table:style-name="Table6.A12" office:value-type="string">
            <text:p text:style-name="P11"><text:span text:style-name="T1">10</text:span></text:p>
          </table:table-cell>
          <table:table-cell table:style-name="Table6.A12" office:value-type="string">
            <text:p text:style-name="P11"><text:span text:style-name="T1">11</text:span></text:p>
          </table:table-cell>
          <table:table-cell table:style-name="Table6.A12" office:value-type="string">
            <text:p text:style-name="P11"><text:span text:style-name="T1">10</text:span></text:p>
          </table:table-cell>
          <table:table-cell table:style-name="Table6.A12" office:value-type="string">
            <text:p text:style-name="P9"><text:span text:style-name="T1">—</text:span></text:p>
          </table:table-cell>
        </table:table-row>
      </table:table>
      <text:p text:style-name="P4"><text:soft-page-break/></text:p>
      <text:h text:style-name="P13" text:outline-level="2"><text:span text:style-name="T6">LOCOMOTION</text:span></text:h>
      <text:p text:style-name="P1"><text:span text:style-name="T2">How a robot moves is determined by its means locomotion. Most robots have only one means of locomotion, each of which comes with its own advantages and disadvantages, as shown below.</text:span></text:p>
      <text:p text:style-name="P1"><text:span text:style-name="T2">To build a mode of locomotion from scratch, a character must succeed at a Craft (mechanical) check (DC 25) after investing 24 hours in its construction. A character without a mechanical tool kit takes a –4 penalty on the skill check. The character must also make a Wealth check against the purchase DC for the given mode of locomotion.</text:span></text:p>
      <text:p text:style-name="P1"><text:span text:style-name="T3">Base Speed: </text:span><text:span text:style-name="T2">Each mode of locomotion has a base speed. This speed can be improved, but each 5-foot increase in speed also increases the purchase DC by +1. The base speed can never be increased more than double the listed amount.</text:span></text:p>
      <text:p text:style-name="P1"><text:span text:style-name="T3">Purchase DC: </text:span><text:span text:style-name="T2">The cost of the components necessary to grant the robot this particular mode of locomotion. This cost is always a fraction of the base purchase DC of the robot’s frame (see Frame, above).</text:span></text:p>
      <text:p text:style-name="P2"/>
      <text:p text:style-name="P1"><text:span text:style-name="T3">FORCED AIR (PL 5)</text:span></text:p>
      <text:p text:style-name="P1"><text:span text:style-name="T2">The robot takes in air through a vent and forces it out beneath itself, allowing it to hover about an inch off the ground. It handles poorly and moves at half speed over poor surface conditions.</text:span></text:p>
      <text:p text:style-name="P1"><text:span text:style-name="T3">Base Speed: </text:span><text:span text:style-name="T2">Fly 30 feet (clumsy).</text:span></text:p>
      <text:p text:style-name="P1"><text:span text:style-name="T3">Purchase DC: </text:span><text:span text:style-name="T2">One-half the base purchase DC of the robot’s frame.</text:span></text:p>
      <text:p text:style-name="P3"/>
      <text:p text:style-name="P1"><text:span text:style-name="T3">LEGS (MULTIPLE) (PL 5)</text:span></text:p>
      <text:p text:style-name="P1"><text:span text:style-name="T2">The robot has three or more mechanical legs that allow it to walk, after a fashion. The robot moves at half speed when navigating obstructions, stairs, or poor surface conditions. Only robots equipped with legs can jump.</text:span></text:p>
      <text:p text:style-name="P1"><text:span text:style-name="T3">Base Speed: </text:span><text:span text:style-name="T2">30 feet.</text:span></text:p>
      <text:p text:style-name="P1"><text:span text:style-name="T3">Purchase DC: </text:span><text:span text:style-name="T2">One-half the purchase DC of the robot’s frame.</text:span></text:p>
      <text:p text:style-name="P3"/>
      <text:p text:style-name="P1"><text:span text:style-name="T3">PROPELLER (AIR) (PL 5)</text:span></text:p>
      <text:p text:style-name="P1"><text:span text:style-name="T2">The robot has a propeller for air travel. It cannot travel on land without another mode of locomotion. If for some reason the robot’s speed drops below its base speed during any given round, it falls.</text:span></text:p>
      <text:p text:style-name="P1"><text:span text:style-name="T3">Base Speed: </text:span><text:span text:style-name="T2">Fly 40 feet (clumsy).</text:span></text:p>
      <text:p text:style-name="P1"><text:span text:style-name="T3">Purchase DC: </text:span><text:span text:style-name="T2">One-quarter the purchase DC of the robot’s frame.</text:span></text:p>
      <text:p text:style-name="P3"/>
      <text:p text:style-name="P1"><text:span text:style-name="T3">PROPELLER (WATER) (PL 5)</text:span></text:p>
      <text:p text:style-name="P1"><text:span text:style-name="T2">The robot has one or more propellers for water travel. It cannot travel on land without another mode of locomotion.</text:span></text:p>
      <text:p text:style-name="P1"><text:span text:style-name="T3">Base Speed: </text:span><text:span text:style-name="T2">Swim 20 feet.</text:span></text:p>
      <text:p text:style-name="P1"><text:span text:style-name="T3">Purchase DC: </text:span><text:span text:style-name="T2">One-quarter the base purchase DC of the robot’s frame.</text:span></text:p>
      <text:p text:style-name="P3"/>
      <text:p text:style-name="P1"><text:soft-page-break/><text:span text:style-name="T3">ROTOR (PL 5)</text:span></text:p>
      <text:p text:style-name="P1"><text:span text:style-name="T2">The robot is equipped with a rotor, like a helicopter’s. It doesn’t move as quickly as a robot equipped with an air propeller, but it can hover without falling.</text:span></text:p>
      <text:p text:style-name="P1"><text:span text:style-name="T3">Base Speed: </text:span><text:span text:style-name="T2">Fly 30 feet (poor).</text:span></text:p>
      <text:p text:style-name="P1"><text:span text:style-name="T3">Purchase DC: </text:span><text:span text:style-name="T2">One-quarter the base purchase DC of the robot’s frame.</text:span></text:p>
      <text:p text:style-name="P3"/>
      <text:p text:style-name="P1"><text:span text:style-name="T3">STATIONARY (PL 5)</text:span></text:p>
      <text:p text:style-name="P1"><text:span text:style-name="T2">The robot cannot move at all. It is most likely bolted or otherwise secured in place. Factory robots are usually stationary.</text:span></text:p>
      <text:p text:style-name="P1"><text:span text:style-name="T3">Base Speed: </text:span><text:span text:style-name="T2">0 feet. (This speed cannot be improved.)</text:span></text:p>
      <text:p text:style-name="P1"><text:span text:style-name="T3">Purchase DC: </text:span><text:span text:style-name="T2">Not applicable. (This cost is included in the robot’s base purchase DC.)</text:span></text:p>
      <text:p text:style-name="P3"/>
      <text:p text:style-name="P1"><text:span text:style-name="T3">TRACK (PL 5)</text:span></text:p>
      <text:p text:style-name="P1"><text:span text:style-name="T2">The robot follows a preset track and cannot deviate from that course. If the robot is somehow separated from the track, it becomes effectively stationary. The robot can maneuver over an obstacle only if the track leads over the obstacle, but if something obstructs the track, the robot comes to a halt.</text:span></text:p>
      <text:p text:style-name="P1"><text:span text:style-name="T3">Base Speed: </text:span><text:span text:style-name="T2">10 feet.</text:span></text:p>
      <text:p text:style-name="P1"><text:span text:style-name="T3">Purchase DC: </text:span><text:span text:style-name="T2">One-tenth the base purchase DC of the robot’s frame (rounded down).</text:span></text:p>
      <text:p text:style-name="P3"/>
      <text:p text:style-name="P1"><text:span text:style-name="T3">TREADS (PL 5)</text:span></text:p>
      <text:p text:style-name="P1"><text:span text:style-name="T2">The robot is equipped with a pair of tank-like treads that allow it to roll along over most terrain without significant difficulties. It can negotiate reasonably shallow steps, but stairs are beyond its abilities.</text:span></text:p>
      <text:p text:style-name="P1"><text:span text:style-name="T2">Robots with treads cannot jump or swim.</text:span></text:p>
      <text:p text:style-name="P1"><text:span text:style-name="T3">Base Speed: </text:span><text:span text:style-name="T2">20 feet.</text:span></text:p>
      <text:p text:style-name="P1"><text:span text:style-name="T3">Purchase DC: </text:span><text:span text:style-name="T2">One-quarter the base purchase DC of the robot’s frame.</text:span></text:p>
      <text:p text:style-name="P3"/>
      <text:p text:style-name="P1"><text:span text:style-name="T3">WHEELS (PL 5)</text:span></text:p>
      <text:p text:style-name="P1"><text:span text:style-name="T2">Wheels are somewhat more effective than treads on level ground, but the robot moves at half speed when navigating poor surface conditions. Most wheeled robots have four, six, or eight wheels. Robots with wheels cannot jump or swim.</text:span></text:p>
      <text:p text:style-name="P1"><text:span text:style-name="T3">Base Speed: </text:span><text:span text:style-name="T2">30 feet.</text:span></text:p>
      <text:p text:style-name="P1"><text:span text:style-name="T3">Purchase DC: </text:span><text:span text:style-name="T2">One-half the base purchase DC of the robot’s frame.</text:span></text:p>
      <text:p text:style-name="P3"/>
      <text:p text:style-name="P1"><text:span text:style-name="T3">CASTERS (PL 6)</text:span></text:p>
      <text:p text:style-name="P1"><text:soft-page-break/><text:span text:style-name="T2">The robot moves about on spherical wheels, or casters. These are somewhat more efficient than wheels and enable the robot to change direction easily. Robots with casters cannot jump or swim.</text:span></text:p>
      <text:p text:style-name="P1"><text:span text:style-name="T3">Base Speed: </text:span><text:span text:style-name="T2">20 feet.</text:span></text:p>
      <text:p text:style-name="P1"><text:span text:style-name="T3">Purchase DC: </text:span><text:span text:style-name="T2">One-quarter the base purchase DC of the robot’s frame.</text:span></text:p>
      <text:p text:style-name="P3"/>
      <text:p text:style-name="P1"><text:span text:style-name="T3">LEGS (PAIR) (PL 6)</text:span></text:p>
      <text:p text:style-name="P1"><text:span text:style-name="T2">The robot is bipedal, walking on two legs as well as a human. Only robots equipped with legs can jump.</text:span></text:p>
      <text:p text:style-name="P1"><text:span text:style-name="T3">Base Speed: </text:span><text:span text:style-name="T2">20 feet.</text:span></text:p>
      <text:p text:style-name="P1"><text:span text:style-name="T3">Purchase DC: </text:span><text:span text:style-name="T2">One-half the base purchase DC of the robot’s frame.</text:span></text:p>
      <text:p text:style-name="P3"/>
      <text:p text:style-name="P1"><text:span text:style-name="T3">THRUSTER (PL 7)</text:span></text:p>
      <text:p text:style-name="P1"><text:span text:style-name="T2">Thrusters use a miniature impulse engine to produce a stream of high-energy particles, contained and directed by magnetic fields. The exhaust is hot, but not dangerously so. Thrusters enable the robot to fly and hover.</text:span></text:p>
      <text:p text:style-name="P1"><text:span text:style-name="T3">Base Speed: </text:span><text:span text:style-name="T2">Fly 30 feet (poor).</text:span></text:p>
      <text:p text:style-name="P1"><text:span text:style-name="T3">Purchase DC: </text:span><text:span text:style-name="T2">One-half the base purchase DC of the robot’s frame.</text:span></text:p>
      <text:p text:style-name="P3"/>
      <text:p text:style-name="P1"><text:span text:style-name="T3">INDUCTOR (PL 8)</text:span></text:p>
      <text:p text:style-name="P1"><text:span text:style-name="T2">Induction engine technology allows the robot to move about on a thin cushion of artificial gravity. The thrust does not enable the robot to corner quickly, but it can hover and float above liquid surfaces (including water).</text:span></text:p>
      <text:p text:style-name="P1"><text:span text:style-name="T3">Base Speed: </text:span><text:span text:style-name="T2">30 feet.</text:span></text:p>
      <text:p text:style-name="P1"><text:span text:style-name="T3">Purchase DC: </text:span><text:span text:style-name="T2">One-half the base purchase DC of the robot’s frame.</text:span></text:p>
      <text:p text:style-name="P4"/>
      <text:h text:style-name="P13" text:outline-level="2"><text:span text:style-name="T6">MANIPULATORS</text:span></text:h>
      <text:p text:style-name="P1"><text:span text:style-name="T2">Without some kind of manipulating appendage, robots cannot lift or move objects. Manipulators can be as crude as a simple probe or as complex as a five-fingered hand.</text:span></text:p>
      <text:p text:style-name="P1"><text:span text:style-name="T2">A Medium-size or smaller robot may have up to two functioning manipulators. Larger robots may be equipped with a greater number of functioning manipulators, as determined by their size:</text:span></text:p>
      <text:p text:style-name="P2"/>
      <table:table table:name="Table7" table:style-name="Table7">
        <table:table-column table:style-name="Table7.A"/>
        <table:table-column table:style-name="Table7.B"/>
        <table:table-row table:style-name="Table7.1">
          <table:table-cell table:style-name="Table7.A1" office:value-type="string">
            <text:p text:style-name="P9"><text:span text:style-name="T8">Robot’s Frame Size </text:span></text:p>
          </table:table-cell>
          <table:table-cell table:style-name="Table7.A1" office:value-type="string">
            <text:p text:style-name="P9"><text:span text:style-name="T8">Manipulators</text:span></text:p>
          </table:table-cell>
        </table:table-row>
        <table:table-row table:style-name="Table7.1">
          <table:table-cell table:style-name="Table7.A2" office:value-type="string">
            <text:p text:style-name="P9"><text:span text:style-name="T1">Medium-size or smaller </text:span></text:p>
          </table:table-cell>
          <table:table-cell table:style-name="Table7.A2" office:value-type="string">
            <text:p text:style-name="P9"><text:span text:style-name="T1">Up to 2</text:span></text:p>
          </table:table-cell>
        </table:table-row>
        <table:table-row table:style-name="Table7.1">
          <table:table-cell table:style-name="Table7.A2" office:value-type="string">
            <text:p text:style-name="P1"><text:span text:style-name="T1">Large </text:span></text:p>
          </table:table-cell>
          <table:table-cell table:style-name="Table7.A2" office:value-type="string">
            <text:p text:style-name="P1"><text:span text:style-name="T1">Up to 4</text:span></text:p>
          </table:table-cell>
        </table:table-row>
        <table:table-row table:style-name="Table7.1">
          <table:table-cell table:style-name="Table7.A4" office:value-type="string">
            <text:p text:style-name="P9"><text:span text:style-name="T1">Huge or larger </text:span></text:p>
          </table:table-cell>
          <table:table-cell table:style-name="Table7.A4" office:value-type="string">
            <text:p text:style-name="P9"><text:span text:style-name="T1">Up to 8</text:span></text:p>
          </table:table-cell>
        </table:table-row>
      </table:table>
      <text:p text:style-name="P2"><text:soft-page-break/></text:p>
      <text:p text:style-name="P1"><text:span text:style-name="T2">To build a manipulator from scratch, a character must succeed at a Craft (mechanical) check (DC 25) after investing 24 hours in its construction. A character without a mechanical tool kit takes a –4 penalty on the skill check. The character must also make a Wealth check against the manipulator’s purchase DC. Mastercraft robot manipulators can be fashioned using the Mastercrafter feat.</text:span></text:p>
      <text:p text:style-name="P1"><text:span text:style-name="T3">Size: </text:span><text:span text:style-name="T2">A manipulator, as an object, is usually two size categories smaller than the robot for which it’s designed; for example, a hand designed for a Medium-size robot can be considered a Tiny object. A manipulator’s size is usually important only for portability and concealment purposes.</text:span></text:p>
      <text:p text:style-name="P1"><text:span text:style-name="T3">Damage: </text:span><text:span text:style-name="T2">Robots can use their manipulators as melee weapons, dealing piercing, slashing, or bludgeoning damage based on the type of manipulator and the robot’s size (see Table: Manipulator Damage). Some types of manipulators deal nonlethal damage only. </text:span></text:p>
      <text:p text:style-name="P1"><text:span text:style-name="T3">Purchase DC: </text:span><text:span text:style-name="T2">The cost of each manipulator. This cost is always a fraction of the base purchase DC of the robot’s frame (see Frame, above).</text:span></text:p>
      <text:p text:style-name="P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row table:style-name="Table8.1">
          <table:table-cell table:style-name="Table8.A1" table:number-columns-spanned="10" office:value-type="string">
            <text:p text:style-name="P9"><text:span text:style-name="T8">Table: Manipulator Damage</text:span></text:p>
          </table: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office:value-type="string">
            <text:p text:style-name="P9"><text:span text:style-name="T8"><text:s/></text:span></text:p>
          </table:table-cell>
          <table:table-cell table:style-name="Table8.A2" table:number-columns-spanned="9" office:value-type="string">
            <text:p text:style-name="P11"><text:span text:style-name="T8">——————————————— Robot Size ———————————————</text:span></text:p>
          </table:table-cell>
          <table:covered-table-cell/>
          <table:covered-table-cell/>
          <table:covered-table-cell/>
          <table:covered-table-cell/>
          <table:covered-table-cell/>
          <table:covered-table-cell/>
          <table:covered-table-cell/>
          <table:covered-table-cell/>
        </table:table-row>
        <table:table-row table:style-name="Table8.3">
          <table:table-cell table:style-name="Table8.A2" office:value-type="string">
            <text:p text:style-name="P9"><text:span text:style-name="T8">Manipulator Type </text:span></text:p>
          </table:table-cell>
          <table:table-cell table:style-name="Table8.A2" office:value-type="string">
            <text:p text:style-name="P11"><text:span text:style-name="T8">Fine</text:span></text:p>
          </table:table-cell>
          <table:table-cell table:style-name="Table8.A2" office:value-type="string">
            <text:p text:style-name="P11"><text:span text:style-name="T8">Diminutive</text:span></text:p>
          </table:table-cell>
          <table:table-cell table:style-name="Table8.A2" office:value-type="string">
            <text:p text:style-name="P11"><text:span text:style-name="T8">Tiny</text:span></text:p>
          </table:table-cell>
          <table:table-cell table:style-name="Table8.A2" office:value-type="string">
            <text:p text:style-name="P11"><text:span text:style-name="T8">Small</text:span></text:p>
          </table:table-cell>
          <table:table-cell table:style-name="Table8.A2" office:value-type="string">
            <text:p text:style-name="P11"><text:span text:style-name="T8">Medium-size</text:span></text:p>
          </table:table-cell>
          <table:table-cell table:style-name="Table8.A2" office:value-type="string">
            <text:p text:style-name="P11"><text:span text:style-name="T8">Large</text:span></text:p>
          </table:table-cell>
          <table:table-cell table:style-name="Table8.A2" office:value-type="string">
            <text:p text:style-name="P11"><text:span text:style-name="T8">Huge</text:span></text:p>
          </table:table-cell>
          <table:table-cell table:style-name="Table8.A2" office:value-type="string">
            <text:p text:style-name="P11"><text:span text:style-name="T8">Gargantuan</text:span></text:p>
          </table:table-cell>
          <table:table-cell table:style-name="Table8.A2" office:value-type="string">
            <text:p text:style-name="P11"><text:span text:style-name="T8">Colossal</text:span></text:p>
          </table:table-cell>
        </table:table-row>
        <table:table-row table:style-name="Table8.3">
          <table:table-cell table:style-name="Table8.A2" office:value-type="string">
            <text:p text:style-name="P1"><text:span text:style-name="T1">Advanced Hand</text:span><text:span text:style-name="T10">1</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row>
        <table:table-row table:style-name="Table8.3">
          <table:table-cell table:style-name="Table8.A2" office:value-type="string">
            <text:p text:style-name="P1"><text:span text:style-name="T1">Claw</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cell table:style-name="Table8.A2" office:value-type="string">
            <text:p text:style-name="P10"><text:span text:style-name="T1">2d8</text:span></text:p>
          </table:table-cell>
        </table:table-row>
        <table:table-row table:style-name="Table8.3">
          <table:table-cell table:style-name="Table8.A2" office:value-type="string">
            <text:p text:style-name="P1"><text:span text:style-name="T1">Hand</text:span><text:span text:style-name="T10">1</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row>
        <table:table-row table:style-name="Table8.3">
          <table:table-cell table:style-name="Table8.A2" office:value-type="string">
            <text:p text:style-name="P1"><text:span text:style-name="T1">Jaws</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cell table:style-name="Table8.A2" office:value-type="string">
            <text:p text:style-name="P10"><text:span text:style-name="T1">2d8</text:span></text:p>
          </table:table-cell>
        </table:table-row>
        <table:table-row table:style-name="Table8.3">
          <table:table-cell table:style-name="Table8.A2" office:value-type="string">
            <text:p text:style-name="P1"><text:span text:style-name="T1">Pincer</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row>
        <table:table-row table:style-name="Table8.3">
          <table:table-cell table:style-name="Table8.A2" office:value-type="string">
            <text:p text:style-name="P1"><text:span text:style-name="T1">Probe</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row>
        <table:table-row table:style-name="Table8.3">
          <table:table-cell table:style-name="Table8.A2" office:value-type="string">
            <text:p text:style-name="P1"><text:span text:style-name="T1">Special-Use Gripper</text:span><text:span text:style-name="T10">1</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row>
        <table:table-row table:style-name="Table8.3">
          <table:table-cell table:style-name="Table8.A2" office:value-type="string">
            <text:p text:style-name="P1"><text:span text:style-name="T1">Task Hand</text:span><text:span text:style-name="T10">1</text:span></text:p>
          </table:table-cell>
          <table:table-cell table:style-name="Table8.A2" office:value-type="string">
            <text:p text:style-name="P10"><text:span text:style-name="T1">—</text:span></text:p>
          </table:table-cell>
          <table:table-cell table:style-name="Table8.A2" office:value-type="string">
            <text:p text:style-name="P10"><text:span text:style-name="T1">—</text:span></text:p>
          </table:table-cell>
          <table:table-cell table:style-name="Table8.A2" office:value-type="string">
            <text:p text:style-name="P10"><text:span text:style-name="T1">1</text:span></text:p>
          </table:table-cell>
          <table:table-cell table:style-name="Table8.A2" office:value-type="string">
            <text:p text:style-name="P10"><text:span text:style-name="T1">1d2</text:span></text:p>
          </table:table-cell>
          <table:table-cell table:style-name="Table8.A2" office:value-type="string">
            <text:p text:style-name="P10"><text:span text:style-name="T1">1d3</text:span></text:p>
          </table:table-cell>
          <table:table-cell table:style-name="Table8.A2" office:value-type="string">
            <text:p text:style-name="P10"><text:span text:style-name="T1">1d4</text:span></text:p>
          </table:table-cell>
          <table:table-cell table:style-name="Table8.A2" office:value-type="string">
            <text:p text:style-name="P10"><text:span text:style-name="T1">1d6</text:span></text:p>
          </table:table-cell>
          <table:table-cell table:style-name="Table8.A2" office:value-type="string">
            <text:p text:style-name="P10"><text:span text:style-name="T1">1d8</text:span></text:p>
          </table:table-cell>
          <table:table-cell table:style-name="Table8.A2" office:value-type="string">
            <text:p text:style-name="P10"><text:span text:style-name="T1">2d6</text:span></text:p>
          </table:table-cell>
        </table:table-row>
        <table:table-row table:style-name="Table8.1">
          <table:table-cell table:style-name="Table8.A12" table:number-columns-spanned="10" office:value-type="string">
            <text:p text:style-name="P9"><text:span text:style-name="T1">1 This type of manipulator deals nonlethal damage only.</text:span></text:p>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1"><text:span text:style-name="T3">CLAW (PL 5)</text:span></text:p>
      <text:p text:style-name="P1"><text:span text:style-name="T2">Claws resemble pincers, but the opposed surfaces cover the length of the appendage. Claws suffer the same handicaps as pincers when attempting tasks involving manual dexterity, but they deal greater damage.</text:span></text:p>
      <text:p text:style-name="P1"><text:span text:style-name="T3">Damage: </text:span><text:span text:style-name="T2">Lethal slashing or nonlethal bludgeoning.</text:span></text:p>
      <text:p text:style-name="P1"><text:span text:style-name="T3">Purchase DC: </text:span><text:span text:style-name="T2">10 + one-quarter the base purchase DC of the robot’s frame.</text:span></text:p>
      <text:p text:style-name="P3"/>
      <text:p text:style-name="P1"><text:span text:style-name="T3">JAWS (PL 5)</text:span></text:p>
      <text:p text:style-name="P1"><text:span text:style-name="T2">Only robots modeled after creatures with bite attacks have jaws. Robotic jaws are essentially large clamps with teeth.</text:span></text:p>
      <text:p text:style-name="P1"><text:span text:style-name="T3">Damage: </text:span><text:span text:style-name="T2">Lethal piercing.</text:span></text:p>
      <text:p text:style-name="P1"><text:soft-page-break/><text:span text:style-name="T3">Purchase DC: </text:span><text:span text:style-name="T2">10 + one-quarter the base purchase DC of the robot’s frame.</text:span></text:p>
      <text:p text:style-name="P3"/>
      <text:p text:style-name="P1"><text:span text:style-name="T3">PINCER (PL 5)</text:span></text:p>
      <text:p text:style-name="P1"><text:span text:style-name="T2">A pincer is a two-fingered, clawlike appendage that focuses all the grip strength on a pair of opposed surfaces, rather like a pair of tongs. Pincers allow the robot to manipulate and lift objects without much difficulty, but objects specifically made for humanoid hands (like firearms) are usually beyond the pincers’ ability to operate. At the GM’s discretion, tasks involving manual dexterity suffer a –4 penalty for a robot equipped with pincers.</text:span></text:p>
      <text:p text:style-name="P1"><text:span text:style-name="T3">Damage: </text:span><text:span text:style-name="T2">Lethal piercing or nonlethal bludgeoning.</text:span></text:p>
      <text:p text:style-name="P1"><text:span text:style-name="T3">Purchase DC: </text:span><text:span text:style-name="T2">5 + one-quarter the base purchase DC of the robot’s frame.</text:span></text:p>
      <text:p text:style-name="P3"/>
      <text:p text:style-name="P1"><text:span text:style-name="T3">PROBE (PL 5)</text:span></text:p>
      <text:p text:style-name="P1"><text:span text:style-name="T2">Similar to a special-use gripper, a probe is simply an instrument of some kind, meant to measure torque, temperature, or some other factor. If the robot attempts to manipulate or lift an object with a probe, it takes a –4 penalty on the check.</text:span></text:p>
      <text:p text:style-name="P1"><text:span text:style-name="T3">Damage: </text:span><text:span text:style-name="T2">Lethal piercing or nonlethal bludgeoning.</text:span></text:p>
      <text:p text:style-name="P1"><text:span text:style-name="T3">Purchase DC: </text:span><text:span text:style-name="T2">5 + one-tenth the base purchase DC of the robot’s frame (rounded down).</text:span></text:p>
      <text:p text:style-name="P3"/>
      <text:p text:style-name="P1"><text:span text:style-name="T3">SPECIAL-USE GRIPPER (PL 5)</text:span></text:p>
      <text:p text:style-name="P1"><text:span text:style-name="T2">The robot has a manipulator designed for a specific task. When the robot uses a special-use gripper for a task other than its intended task, the robot suffers a –4 penalty on the check if the check involves manual strength or dexterity.</text:span></text:p>
      <text:p text:style-name="P1"><text:span text:style-name="T3">Damage: </text:span><text:span text:style-name="T2">Nonlethal bludgeoning only.</text:span></text:p>
      <text:p text:style-name="P1"><text:span text:style-name="T3">Purchase DC: </text:span><text:span text:style-name="T2">5 + one-tenth the base purchase DC of the robot’s frame (rounded down).</text:span></text:p>
      <text:p text:style-name="P3"/>
      <text:p text:style-name="P1"><text:span text:style-name="T3">HAND (PL 6)</text:span></text:p>
      <text:p text:style-name="P1"><text:span text:style-name="T2">A hand is a step up from a claw, in that it has more digits— usually three or four, total. Hands are a bit more adaptable as well, imposing only a – 2 penalty w hen attempting tasks involving manual dexterity.</text:span></text:p>
      <text:p text:style-name="P1"><text:span text:style-name="T3">Damage: </text:span><text:span text:style-name="T2">Nonlethal bludgeoning only.</text:span></text:p>
      <text:p text:style-name="P1"><text:span text:style-name="T3">Purchase DC: </text:span><text:span text:style-name="T2">10 + one-quarter the base purchase DC of the robot’s frame.</text:span></text:p>
      <text:p text:style-name="P3"/>
      <text:p text:style-name="P1"><text:span text:style-name="T3">ADVANCED HAND (PL 7)</text:span></text:p>
      <text:p text:style-name="P1"><text:span text:style-name="T2">Advanced hands are essentially the same in structure as human hands, though some might have additional fingers for specialized work. Advanced hands suffer no penalties when attempting tasks involving manual dexterity.</text:span></text:p>
      <text:p text:style-name="P1"><text:span text:style-name="T3">Damage: </text:span><text:span text:style-name="T2">Nonlethal bludgeoning only.</text:span></text:p>
      <text:p text:style-name="P1"><text:span text:style-name="T3">Purchase DC: </text:span><text:span text:style-name="T2">10 + one-quarter the base purchase DC of the robot’s frame.</text:span></text:p>
      <text:p text:style-name="P3"/>
      <text:p text:style-name="P1"><text:soft-page-break/><text:span text:style-name="T3">TASK HAND (PL 7)</text:span></text:p>
      <text:p text:style-name="P1"><text:span text:style-name="T2">Task hands function just like advanced hands, except that they are equipped with additional joints and often with additional or telescoping digits, enabling them to multitask, as well as to spread the robot’s grip strength over a slightly wider area.</text:span></text:p>
      <text:p text:style-name="P1"><text:span text:style-name="T2">A robot with a task hand gains a +1 equipment bonus on Climb, Craft, Demolitions, Disable Device, Drive, Escape Artist, Forgery, Pilot, Repair, Search, Sleight of Hand, and Treat Injury checks. This bonus improves to +2 if the robot has two or more task hands. At the GM’s discretion, the robot can gain this bonus when attempting certain Perform checks as well.</text:span></text:p>
      <text:p text:style-name="P1"><text:span text:style-name="T3">Damage: </text:span><text:span text:style-name="T2">Nonlethal bludgeoning only.</text:span></text:p>
      <text:p text:style-name="P1"><text:span text:style-name="T3">Purchase DC: </text:span><text:span text:style-name="T2">10 + one-quarter the base purchase DC of the robot’s frame.</text:span></text:p>
      <text:p text:style-name="P4"/>
      <text:h text:style-name="P13" text:outline-level="2"><text:span text:style-name="T6">ARMOR</text:span></text:h>
      <text:p text:style-name="P1"><text:span text:style-name="T2">Although composed of durable alloys or resilient plastic polymers, robots are easily damaged. For this reason, combat models are usually equipped with some form of armor, depending on the robot’s frame.</text:span></text:p>
      <text:p text:style-name="P1"><text:span text:style-name="T2">A robot can be equipped with a suit of removable armor (identical in form and function to armor worn by organic characters), or it can have armor integrated into its frame. A robot may be limited to one type or another depending on its shape, size, and frame. Liquidstate robots cannot have armor of any sort.</text:span></text:p>
      <text:p text:style-name="P1"><text:span text:style-name="T3">Removable Armor: </text:span><text:span text:style-name="T2">Anthropomorphic biodroids and bioreplicas typically wear removable suits of armor, which provides an equipment bonus to Defense. A robot equipped with removable armor must have the appropriate Armor Proficiency feat to gain the armor’s full equipment bonus, and the armor’s maximum Dexterity bonus applies. Armor penalties on Balance, Climb, Escape Artist, Hide, Jump, Move Silently, and Tumble checks apply as normal.</text:span></text:p>
      <text:p text:style-name="P1"><text:span text:style-name="T3">Integrated Armor: </text:span><text:span text:style-name="T2">This type of armor is welded or otherwise fixed securely to the robot’s frame. Integrated armor provides an equipment bonus to Defense. Robots equipped with integrated armor suffer no armor penalties if the armor is installed properly. Improperly installed armor causes the robot to take a –10 penalty on Balance, Climb, Escape Artist, Hide, Jump, Move Silently, and Tumble checks. </text:span></text:p>
      <text:p text:style-name="P1"><text:span text:style-name="T2">Installing integrated armor on a robot requires a Craft (mechanical) check (DC 20). The check is made after investing an amount of time determined by the robot’s size: Colossal 24 hours, Gargantuan 12 hours, Huge 6 hours, Large 3 hours, Medium-size 2 hours, Small 1 hour, Tiny or smaller 30 minutes. Integrated armor can be removed in half the time with a successful Repair check (DC 20).</text:span></text:p>
      <text:p text:style-name="P5"/>
      <text:p text:style-name="P1"><text:span text:style-name="T7">INTEGRATED ARMOR</text:span></text:p>
      <text:p text:style-name="P1"><text:span text:style-name="T2">Different types of integrated armor are presented below. Only one type of armor can be installed on a given robot.</text:span></text:p>
      <text:p text:style-name="P1"><text:span text:style-name="T3">Equipment Bonus: </text:span><text:span text:style-name="T2">The equipment bonus that the integrated armor provides to the robot’s Defense.</text:span></text:p>
      <text:p text:style-name="P1"><text:span text:style-name="T3">Weight: </text:span><text:span text:style-name="T2">How much weight integrated armor adds to the robot’s weight.</text:span></text:p>
      <text:p text:style-name="P1"><text:span text:style-name="T3">Speed Penalty: </text:span><text:span text:style-name="T2">The amount by which the armor reduces the robot’s speed, given in feet. If a robot’s speed drops to zero because of the penalty, it cannot move (the armor is too heavy for its frame).</text:span></text:p>
      <text:p text:style-name="P1"><text:span text:style-name="T3">Purchase DC: </text:span><text:span text:style-name="T2">The cost of the integrated armor (or its components).</text:span></text:p>
      <text:p text:style-name="P1"><text:span text:style-name="T3">Restriction: </text:span><text:span text:style-name="T2">Some types of armor have a restriction rating and an appropriate black market purchase DC modifier. Remember to apply this modifier to the purchase DC when making a Wealth check to acquire the armor on the black market.</text:span></text:p>
      <text:p text:style-name="P1"><text:span text:style-name="T3">ALUMISTEEL ARMOR (PL 5)</text:span></text:p>
      <text:p text:style-name="P1"><text:span text:style-name="T2">This easy-to-acquire alloy is lightweight and reasonably strong. Bioreplica robots and liquid-state robots cannot have integrated aluminsteel armor.</text:span></text:p>
      <text:p text:style-name="P1"><text:span text:style-name="T3">Equipment Bonus: </text:span><text:span text:style-name="T2">+5.</text:span></text:p>
      <text:p text:style-name="P1"><text:span text:style-name="T3">Weight: </text:span><text:span text:style-name="T2">One-quarter the weight of the robot’s frame (rounded down).</text:span></text:p>
      <text:p text:style-name="P1"><text:span text:style-name="T3">Speed Penalty: </text:span><text:span text:style-name="T2">–5 feet</text:span><text:span text:style-name="T3">.</text:span></text:p>
      <text:p text:style-name="P1"><text:span text:style-name="T3">Purchase DC: </text:span><text:span text:style-name="T2">10 + one-half the base purchase DC of the robot’s frame.</text:span></text:p>
      <text:p text:style-name="P1"><text:span text:style-name="T3">Restriction: </text:span><text:span text:style-name="T2">None.</text:span></text:p>
      <text:p text:style-name="P1"><text:soft-page-break/><text:span text:style-name="T3">DURAPLASTIC ARMOR (PL 5)</text:span></text:p>
      <text:p text:style-name="P1"><text:span text:style-name="T2">Duraplastic armor is made of advanced plastic polymers, like carbon fiber and high-grade fiberglass. Although relatively cheap and light, it doesn’t offer tremendous protection. Bioreplica robots of Medium-size or smaller and liquid-state robots cannot have integrated duraplastic armor.</text:span></text:p>
      <text:p text:style-name="P1"><text:span text:style-name="T3">Equipment Bonus: </text:span><text:span text:style-name="T2">+3.</text:span></text:p>
      <text:p text:style-name="P1"><text:span text:style-name="T3">Weight: </text:span><text:span text:style-name="T2">One-eighth the weight of the robot’s frame (rounded down).</text:span></text:p>
      <text:p text:style-name="P1"><text:span text:style-name="T3">Speed Penalty: </text:span><text:span text:style-name="T2">None</text:span><text:span text:style-name="T3">.</text:span></text:p>
      <text:p text:style-name="P1"><text:span text:style-name="T3">Purchase DC: </text:span><text:span text:style-name="T2">5 + one-half the base purchase DC of the robot’s frame.</text:span></text:p>
      <text:p text:style-name="P1"><text:span text:style-name="T3">Restriction: </text:span><text:span text:style-name="T2">None.</text:span></text:p>
      <text:p text:style-name="P1"><text:span text:style-name="T3">DURALLOY ARMOR (PL 6)</text:span></text:p>
      <text:p text:style-name="P1"><text:span text:style-name="T2">Duralloy armor is harder, heavier, and more durable than alumisteel. Bioreplica robots and liquid-state robots cannot have integrated duralloy armor.</text:span></text:p>
      <text:p text:style-name="P1"><text:span text:style-name="T3">Equipment Bonus: </text:span><text:span text:style-name="T2">+8.</text:span></text:p>
      <text:p text:style-name="P1"><text:span text:style-name="T3">Weight: </text:span><text:span text:style-name="T2">One-half the weight of the robot’s frame (rounded down).</text:span></text:p>
      <text:p text:style-name="P1"><text:span text:style-name="T3">Speed Penalty: </text:span><text:span text:style-name="T2">–10 feet</text:span><text:span text:style-name="T3">.</text:span></text:p>
      <text:p text:style-name="P1"><text:span text:style-name="T3">Purchase DC: </text:span><text:span text:style-name="T2">10 + one-half the base purchase DC of the robot’s frame.</text:span></text:p>
      <text:p text:style-name="P1"><text:span text:style-name="T3">Restriction: </text:span><text:span text:style-name="T2">None.</text:span></text:p>
      <text:p text:style-name="P1"><text:span text:style-name="T3">RESILIUM ARMOR (PL 6)</text:span></text:p>
      <text:p text:style-name="P1"><text:span text:style-name="T2">Resilium is more malleable alloy than duralloy, although not as strong. Bioreplica robots of Medium-size or smaller and liquid-state robots cannot have integrated resilium armor.</text:span></text:p>
      <text:p text:style-name="P1"><text:span text:style-name="T3">Equipment Bonus: </text:span><text:span text:style-name="T2">+6.</text:span></text:p>
      <text:p text:style-name="P1"><text:span text:style-name="T3">Weight: </text:span><text:span text:style-name="T2">One-eighth the weight of the robot’s frame (rounded down).</text:span></text:p>
      <text:p text:style-name="P1"><text:span text:style-name="T3">Speed Penalty: </text:span><text:span text:style-name="T2">None</text:span><text:span text:style-name="T3">.</text:span></text:p>
      <text:p text:style-name="P1"><text:span text:style-name="T3">Purchase DC: </text:span><text:span text:style-name="T2">5 + one-half the base purchase DC of the robot’s frame.</text:span></text:p>
      <text:p text:style-name="P1"><text:span text:style-name="T3">Restriction: </text:span><text:span text:style-name="T2">None.</text:span></text:p>
      <text:p text:style-name="P1"><text:span text:style-name="T3">CRYSTAL CARBON ARMOR (PL 7)</text:span></text:p>
      <text:p text:style-name="P1"><text:span text:style-name="T2">“Grown” in orbital laboratories, crystal carbon is a composite fiber material that outperforms neovulcanium (see below) on the battlefield. Bioreplica robots of Medium-size or smaller and liquid-state robots cannot have integrated crystal carbon armor.</text:span></text:p>
      <text:p text:style-name="P1"><text:span text:style-name="T3">Equipment Bonus: </text:span><text:span text:style-name="T2">+8.</text:span></text:p>
      <text:p text:style-name="P1"><text:span text:style-name="T3">Weight: </text:span><text:span text:style-name="T2">One-eighth the weight of the robot’s frame (rounded down).</text:span></text:p>
      <text:p text:style-name="P1"><text:span text:style-name="T3">Speed Penalty: </text:span><text:span text:style-name="T2">None</text:span><text:span text:style-name="T3">.</text:span></text:p>
      <text:p text:style-name="P1"><text:span text:style-name="T3">Purchase DC: </text:span><text:span text:style-name="T2">15 + one-half the base purchase DC of the robot’s frame.</text:span></text:p>
      <text:p text:style-name="P1"><text:soft-page-break/><text:span text:style-name="T3">Restriction: </text:span><text:span text:style-name="T2">Licensed (+1).</text:span></text:p>
      <text:p text:style-name="P1"><text:span text:style-name="T3">NEOVULCANIUM ARMOR (PL 7)</text:span></text:p>
      <text:p text:style-name="P1"><text:span text:style-name="T2">Similar to duralloy, neovulcanium uses plasma-forging techniques to create an alloy of unparalleled resilience. Bioreplica robots and liquid-state robots cannot have integrated neovulcanium armor.</text:span></text:p>
      <text:p text:style-name="P1"><text:span text:style-name="T3">Equipment Bonus: </text:span><text:span text:style-name="T2">+7.</text:span></text:p>
      <text:p text:style-name="P1"><text:span text:style-name="T3">Weight: </text:span><text:span text:style-name="T2">One-quarter the weight of the robot’s frame (rounded down).</text:span></text:p>
      <text:p text:style-name="P1"><text:span text:style-name="T3">Speed Penalty: </text:span><text:span text:style-name="T2">–5 feet</text:span><text:span text:style-name="T3">.</text:span></text:p>
      <text:p text:style-name="P1"><text:span text:style-name="T3">Purchase DC: </text:span><text:span text:style-name="T2">10 + one-half the base purchase DC of the robot’s frame.</text:span></text:p>
      <text:p text:style-name="P1"><text:span text:style-name="T3">Restriction: </text:span><text:span text:style-name="T2">None.</text:span></text:p>
      <text:p text:style-name="P1"><text:span text:style-name="T3">MEGATANIUM ARMOR (PL 8)</text:span></text:p>
      <text:p text:style-name="P1"><text:span text:style-name="T2">Sandwiched layers of crystal carbon and neovulcanium held in a magnetic matrix, megatanium represents the apex of robot armor. It is exceedingly hard and durable. Bioreplica robots and liquid-state robots cannot have integrated megatanium armor.</text:span></text:p>
      <text:p text:style-name="P1"><text:span text:style-name="T3">Equipment Bonus: </text:span><text:span text:style-name="T2">+10.</text:span></text:p>
      <text:p text:style-name="P1"><text:span text:style-name="T3">Weight: </text:span><text:span text:style-name="T2">One-quarter the weight of the robot’s frame (rounded down).</text:span></text:p>
      <text:p text:style-name="P1"><text:span text:style-name="T3">Speed Penalty: </text:span><text:span text:style-name="T2">–5 feet</text:span><text:span text:style-name="T3">.</text:span></text:p>
      <text:p text:style-name="P1"><text:span text:style-name="T3">Purchase DC: </text:span><text:span text:style-name="T2">10 + one-half the base purchase DC of the robot’s frame.</text:span></text:p>
      <text:p text:style-name="P1"><text:span text:style-name="T3">Restriction: </text:span><text:span text:style-name="T2">Licensed (+1).</text:span></text:p>
      <text:p text:style-name="P1"><text:span text:style-name="T3">REACTIVE ARMOR (PL 8)</text:span></text:p>
      <text:p text:style-name="P1"><text:span text:style-name="T2">Consisting of layers of insulating gel or compressed gas between cerametal sheets, reactive armor provides the same protection as crystal carbon armor but is considerably cheaper and easier to produce. Biodroid robots, bioreplica robots, and liquid-state robots cannot have integrated reactive armor.</text:span></text:p>
      <text:p text:style-name="P1"><text:span text:style-name="T3">Equipment Bonus: </text:span><text:span text:style-name="T2">+8.</text:span></text:p>
      <text:p text:style-name="P1"><text:span text:style-name="T3">Weight: </text:span><text:span text:style-name="T2">One-quarter the weight of the robot’s frame (rounded down).</text:span></text:p>
      <text:p text:style-name="P1"><text:span text:style-name="T3">Speed Penalty: </text:span><text:span text:style-name="T2">–5 feet</text:span><text:span text:style-name="T3">.</text:span></text:p>
      <text:p text:style-name="P1"><text:span text:style-name="T3">Purchase DC: </text:span><text:span text:style-name="T2">5 + one-half the base purchase DC of the robot’s frame.</text:span></text:p>
      <text:p text:style-name="P1"><text:span text:style-name="T3">Restriction: </text:span><text:span text:style-name="T2">None.</text:span></text:p>
      <text:p text:style-name="P4"/>
      <text:h text:style-name="P13" text:outline-level="2"><text:span text:style-name="T6">SENSORS</text:span></text:h>
      <text:p text:style-name="P1"><text:span text:style-name="T2">Robots are unable to perceive their surroundings without a sensor system of some kind. Without sensors, they are effectively blind and deaf, and they suffer penalties on certain checks—if they can attempt them at all.</text:span></text:p>
      <text:p text:style-name="P1"><text:span text:style-name="T4">Sight: </text:span><text:span text:style-name="T2">A robot without visual sensors suffers a –4 penalty on all skill checks and cannot make Spot checks.</text:span></text:p>
      <text:p text:style-name="P1"><text:span text:style-name="T4">Sound: </text:span><text:span text:style-name="T2">A robot without audio sensors suffers a –2 penalty on all skill checks and cannot make Listen checks.</text:span></text:p>
      <text:p text:style-name="P1"><text:soft-page-break/><text:span text:style-name="T4">Touch: </text:span><text:span text:style-name="T2">A robot without tactile sensors suffers a –4 penalty on all Demolitions, Disable Device, Forgery, and Repair checks.</text:span></text:p>
      <text:p text:style-name="P1"><text:span text:style-name="T4">Smell: </text:span><text:span text:style-name="T2">A robot without olfactory sensors suffers no particular penalties.</text:span></text:p>
      <text:p text:style-name="P1"><text:span text:style-name="T4">Taste: </text:span><text:span text:style-name="T2">A robot without gustatory sensors suffers no particular penalties.</text:span></text:p>
      <text:p text:style-name="P1"><text:span text:style-name="T2">To build a sensor system from scratch, a character must succeed at a Craft (electrical) check (DC 30) after investing 60 hours in its assembly. A character without an electrical tool kit takes a –4 penalty on the skill check. The character must also make a Wealth check against the sensor system’s purchase DC.</text:span></text:p>
      <text:p text:style-name="P1"><text:span text:style-name="T2">Robot sensor systems are further separated by type and purchase DC:</text:span></text:p>
      <text:p text:style-name="P1"><text:span text:style-name="T3">Type: </text:span><text:span text:style-name="T2">The type of sensors (visual, audio, tactile, olfactory, gustatory) included in the system.</text:span></text:p>
      <text:p text:style-name="P1"><text:span text:style-name="T3">Purchase DC: </text:span><text:span text:style-name="T2">The cost of the sensor system.</text:span></text:p>
      <text:p text:style-name="P1"><text:span text:style-name="T3">Restriction: </text:span><text:span text:style-name="T2">A sensor system does not require a special license to purchase.</text:span></text:p>
      <text:p text:style-name="P1"><text:span text:style-name="T3">CLASS I SENSOR SYSTEM (PL 5)</text:span></text:p>
      <text:p text:style-name="P1"><text:span text:style-name="T2">This sensor system includes a low-res video camera and a basic audio receiver (effectively a robotic ear).</text:span></text:p>
      <text:p text:style-name="P1"><text:span text:style-name="T2">A robot with a Class I sensor system takes a –4 penalty on all Demolitions, Disable Device, Forgery, and Repair checks, and a –2 penalty on all other skill checks.</text:span></text:p>
      <text:p text:style-name="P1"><text:span text:style-name="T3">Type: </text:span><text:span text:style-name="T2">Audio, Visual.</text:span></text:p>
      <text:p text:style-name="P1"><text:span text:style-name="T3">Purchase DC: </text:span><text:span text:style-name="T2">13.</text:span></text:p>
      <text:p text:style-name="P1"><text:span text:style-name="T3">CLASS II SENSOR SYSTEM (PL 5)</text:span></text:p>
      <text:p text:style-name="P1"><text:span text:style-name="T2">This sensor system includes a video camera with infrared capability, capable of discerning creatures and objects by their heat signatures. It also includes a basic audio receiver and a crude chemical sniffer (a series of filters that detect free-floating chemical residues).</text:span></text:p>
      <text:p text:style-name="P1"><text:span text:style-name="T2">A robot with a Class II sensor system takes a –4 penalty on all Demolitions, Disable Device, Forgery, and Repair checks. All other skill checks are made without penalty.</text:span></text:p>
      <text:p text:style-name="P1"><text:span text:style-name="T3">Type: </text:span><text:span text:style-name="T2">Audio, Olfactory, Visual.</text:span></text:p>
      <text:p text:style-name="P1"><text:span text:style-name="T3">Purchase DC: </text:span><text:span text:style-name="T2">15.</text:span></text:p>
      <text:p text:style-name="P1"><text:span text:style-name="T3">CLASS III SENSOR SYSTEM (PL 5)</text:span></text:p>
      <text:p text:style-name="P1"><text:span text:style-name="T2">This sensor system includes a video camera with infrared capability, a basic audio receiver, and a crude chemical sniffer.</text:span></text:p>
      <text:p text:style-name="P1"><text:span text:style-name="T2">A robot with a Class III sensor system takes no penalties on skill checks.</text:span></text:p>
      <text:p text:style-name="P1"><text:span text:style-name="T3">Type: </text:span><text:span text:style-name="T2">Audio, Olfactory, Visual.</text:span></text:p>
      <text:p text:style-name="P1"><text:span text:style-name="T3">Purchase DC: </text:span><text:span text:style-name="T2">17.</text:span></text:p>
      <text:p text:style-name="P1"><text:span text:style-name="T3">CLASS IV SENSOR SYSTEM (PL 6)</text:span></text:p>
      <text:p text:style-name="P1"><text:span text:style-name="T2">This sensor system includes hi-res video sensors, a hi-fidelity audio sensor, a chemical vapor scanner, and a pressure sensor that enables the robot to perform tasks requiring manual dexterity.</text:span></text:p>
      <text:p text:style-name="P1"><text:span text:style-name="T2">A robot with a Class IV sensor system gains a +2 equipment bonus on Listen and Spot checks. All other skill checks are made without penalty.</text:span></text:p>
      <text:p text:style-name="P1"><text:span text:style-name="T3">Type: </text:span><text:span text:style-name="T2">Audio, Olfactory, Tactile, Visual.</text:span></text:p>
      <text:p text:style-name="P1"><text:soft-page-break/><text:span text:style-name="T3">Purchase DC: </text:span><text:span text:style-name="T2">17.</text:span></text:p>
      <text:p text:style-name="P1"><text:span text:style-name="T3">CLASS V SENSOR SYSTEM (PL 6)</text:span></text:p>
      <text:p text:style-name="P1"><text:span text:style-name="T2">This sensor system includes hi-res video sensors with darkvision (out to 60 feet), hi-fidelity audio sensors, a chemical vapor scanner, pressure sensors, and either a ladar or sonar system. Ladar uses laser detectors and ranging sensors to rapidly play low-powered laser beams across the robot’s surroundings, allowing it to locate targets. Sonar sensors are used mostly in subaquatic environments, but the technology works almost as well in the air. By bouncing sound waves off objects and measuring the length of time it takes to receive an echo, sonar can produce a clear image of the robot’s surroundings.</text:span></text:p>
      <text:p text:style-name="P1"><text:span text:style-name="T4">Ladar Version: </text:span><text:span text:style-name="T2">A robot with a ladar-equipped Class V sensor system gains a +4 equipment bonus on Spot checks and a +2 equipment bonus on Listen checks. All other skill checks are made without penalty.</text:span></text:p>
      <text:p text:style-name="P1"><text:span text:style-name="T4">Sonar Version: </text:span><text:span text:style-name="T2">A robot with a sonar-equipped Class V sensor system gains a +4 equipment bonus on Listen checks and a +2 equipment bonus on Spot checks. All other skill checks are made without penalty.</text:span></text:p>
      <text:p text:style-name="P1"><text:span text:style-name="T3">Type: </text:span><text:span text:style-name="T2">Audio, Olfactory, Tactile, Visual.</text:span></text:p>
      <text:p text:style-name="P1"><text:span text:style-name="T3">Purchase DC: </text:span><text:span text:style-name="T2">19.</text:span></text:p>
      <text:p text:style-name="P1"><text:span text:style-name="T3">CLASS VI SENSOR SYSTEM (PL 6)</text:span></text:p>
      <text:p text:style-name="P1"><text:span text:style-name="T2">This sensor system includes hi-res video sensors with darkvision (out to 120 feet), hi-fidelity audio sensors, a chemical vapor scanner, pressure sensors, and short-range radar that allows a robot to not only perceive its surroundings but also target more effectively.</text:span></text:p>
      <text:p text:style-name="P1"><text:span text:style-name="T2">A robot with a Class VI sensor system gains a +2 equipment bonus on Listen and Spot checks. All other skill checks are made without penalty. The robot also gains a +1 equipment bonus on initiative checks.</text:span></text:p>
      <text:p text:style-name="P1"><text:span text:style-name="T3">Type: </text:span><text:span text:style-name="T2">Audio, Olfactory, Tactile, Visual.</text:span></text:p>
      <text:p text:style-name="P1"><text:span text:style-name="T3">Purchase DC: </text:span><text:span text:style-name="T2">22.</text:span></text:p>
      <text:p text:style-name="P1"><text:span text:style-name="T3">CLASS VII SENSOR SYSTEM (PL 7)</text:span></text:p>
      <text:p text:style-name="P1"><text:span text:style-name="T2">This sensor system includes hi-definition video sensors with darkvision (out to 120 feet), acoustic audio sensors, a chemical vapor scanner, pressure sensors, and multiband radar that uses multiple concurrent radar signals in different frequencies to gather more data.</text:span></text:p>
      <text:p text:style-name="P1"><text:span text:style-name="T2">A robot with a Class VII sensor system gains a +2 equipment bonus on Listen, Search, and Spot checks. All other skill checks are made without penalty. The robot also gains a +2 equipment bonus on initiative checks.</text:span></text:p>
      <text:p text:style-name="P1"><text:span text:style-name="T3">Type: </text:span><text:span text:style-name="T2">Audio, Olfactory, Tactile, Visual.</text:span></text:p>
      <text:p text:style-name="P1"><text:span text:style-name="T3">Purchase DC: </text:span><text:span text:style-name="T2">22.</text:span></text:p>
      <text:p text:style-name="P1"><text:span text:style-name="T3">CLASS VIII SENSOR SYSTEM (PL 7)</text:span></text:p>
      <text:p text:style-name="P1"><text:span text:style-name="T2">This sensor system includes hi-definition video sensors with darkvision (out to 120 feet), acoustic audio sensors, a sophisticated olfactory sensor, a tactile sensor array, and multiband radar.</text:span></text:p>
      <text:p text:style-name="P1"><text:span text:style-name="T2">A robot with a Class VII sensor system gains the scent ability. It also gains a +2 equipment bonus on Demolitions, Disable Device, Forgery, Listen, Repair, Search, and Spot checks. All other skill checks are made without penalty. The robot also gains a +2 equipment bonus on initiative checks.</text:span></text:p>
      <text:p text:style-name="P1"><text:span text:style-name="T3">Type: </text:span><text:span text:style-name="T2">Audio, Olfactory, Tactile, Visual.</text:span></text:p>
      <text:p text:style-name="P1"><text:span text:style-name="T3">Purchase DC: </text:span><text:span text:style-name="T2">25.</text:span></text:p>
      <text:p text:style-name="P1"><text:span text:style-name="T3">CLASS IX SENSOR SYSTEM (PL 8)</text:span></text:p>
      <text:p text:style-name="P1"><text:span text:style-name="T2">This sensor system includes a full-spectrum eye with darkvision (out to 180 feet), a full-frequency ear, a sophisticated olfactory sensor, a tactile sensor array, and multiband radar.</text:span></text:p>
      <text:p text:style-name="P1"><text:span text:style-name="T2">A robot with a Class IX sensor system gains the scent ability. It also gains a +2 equipment bonus on Demolitions, Disable Device, Forgery, Listen, Repair, Search, and Spot checks. All other skill checks are made without penalty. The robot also gains a +3 equipment bonus on initiative checks.</text:span></text:p>
      <text:p text:style-name="P1"><text:span text:style-name="T3">Type: </text:span><text:span text:style-name="T2">Audio, Olfactory, Tactile, Visual.</text:span></text:p>
      <text:p text:style-name="P1"><text:span text:style-name="T3">Purchase DC: </text:span><text:span text:style-name="T2">26.</text:span></text:p>
      <text:p text:style-name="P1"><text:soft-page-break/><text:span text:style-name="T3">NERVE WEB (PL 8)</text:span></text:p>
      <text:p text:style-name="P1"><text:span text:style-name="T2">The nerve web is an advanced sensor array that simulates the function of an organic nervous system. This sensor system includes a full-spectrum eye with darkvision (out to 180 feet), a full-frequency ear, a sophisticated olfactory sensor, tactile and gustatory sensors, and multiband radar.</text:span></text:p>
      <text:p text:style-name="P1"><text:span text:style-name="T2">A robot with a Class IX sensor system gains the scent ability. It also gains a +4 equipment bonus on Demolitions, Disable Device, Forgery, Listen, Repair, Search, and Spot checks. All other skill checks are made without penalty. The robot also gains a +3 equipment bonus on initiative checks.</text:span></text:p>
      <text:p text:style-name="P1"><text:span text:style-name="T3">Type: </text:span><text:span text:style-name="T2">Audio, Gustatory, Olfactory, Tactile, Visual.</text:span></text:p>
      <text:p text:style-name="P1"><text:span text:style-name="T3">Purchase DC: </text:span><text:span text:style-name="T2">28.</text:span></text:p>
      <text:p text:style-name="P7"/>
      <text:h text:style-name="P13" text:outline-level="2"><text:span text:style-name="T6">Programming vs. Artificial Intelligence</text:span></text:h>
      <text:p text:style-name="P1"><text:span text:style-name="T2">Mechanical intelligence is extremely limited in the early stages of robotic technology. The best PL 5 robots have processors only as advanced as computers, and they are little better than remotes. If a situation falls outside the conditions for which the PL 5 robot was programmed, the robot doesn’t know what to do and sees no reason to take any actions at all.</text:span></text:p>
      <text:p text:style-name="P1"><text:span text:style-name="T2">At Progress Level 6, robots step closer to achieving true artificial intelligence with the invention of the first commercially viable neural networks: “learning” computers. Designed to mimic how an organic brain processes and stores information, the neural network allows the robot to analyze the data it receives from its sensors and make autonomous decisions based upon that data. In other words, a neural network allows a robot to think.</text:span></text:p>
      <text:p text:style-name="P1"><text:span text:style-name="T2">However, true artificial intelligence does not arrive until Progress Level 7. While neural networks allow robots to learn and think, artificial intelligence allows robots to plan and be creative. Further, the AI attaches appropriate significance to what it learns; not only can it create but also it can decide for itself whether doing so is a good idea. In effect, artificial intelligence allows a robot to simulate humanoid behavior (for better or for worse) without being programmed to do so. It learns by observation and deduction, not unlike a human child learns to behave as the adults he knows.</text:span></text:p>
      <text:h text:style-name="P14" text:outline-level="2"/>
      <text:h text:style-name="P13" text:outline-level="2"><text:span text:style-name="T6">Heroic Droids with Skill Software or Feat Software</text:span></text:h>
      <text:p text:style-name="P1"><text:span text:style-name="T2">Players can choose to play biodroid and bioreplica characters. These heroic robots gain skills and feats by gaining experience</text:span></text:p>
      <text:p text:style-name="P1"><text:span text:style-name="T2">and advancing in level, as organic characters do. At the GM’s discretion, a heroic robot may choose to receive skill software and feat software. However, a heroic droid installed with skill software of any kind loses all skills gained from class levels and can no longer gain skill points through level advancement. Similarly, a heroic robot installed with feat software loses all feats gained from class levels and class features and cannot gain new feats through level advancement.</text:span></text:p>
      <text:p text:style-name="P2"/>
      <text:h text:style-name="P13" text:outline-level="2"><text:span text:style-name="T6">SKILL SOFTWARE</text:span></text:h>
      <text:p text:style-name="P1"><text:span text:style-name="T2">Like constructs, nonheroic robots do not gain skills. They must be programmed with software that gives them the ability or the knowledge to perform certain skills. Skill software (often called “skillware”) is embedded in the robot’s central processor or “brain” and can be saved after the robot is destroyed (see Robot Resurrection). This is not true of skill webs, however (see below).</text:span></text:p>
      <text:p text:style-name="P1"><text:span text:style-name="T2">To write skill software from scratch, a character must have an equal number of ranks in whatever skill the software is designed to emulate. The character obtains the necessary components by making a Wealth check against the software’s purchase DC. He must then succeed at a Computer Use check (DC 20 + number of skill ranks emulated by the software) after investing 12 hours in the software’s construction.</text:span></text:p>
      <text:p text:style-name="P1"><text:span text:style-name="T3">Class Skills: </text:span><text:span text:style-name="T2">All skills programmed into a robot become class skills for the robot.</text:span></text:p>
      <text:p text:style-name="P1"><text:span text:style-name="T3">SKILL CHIP (PL 5)</text:span></text:p>
      <text:p text:style-name="P1"><text:span text:style-name="T2">A skill chip enables a robot to gain up to 8 ranks in any one of the following skills: Computer Use, Demolitions, Disable Device, Listen, Repair, Search, or Spot. A robot can have multiple skill chips. However, skill chips do not allow a robot to benefit from skill synergy.</text:span></text:p>
      <text:p text:style-name="P1"><text:span text:style-name="T2">A skill chip can be erased and reprogrammed with 12 hours of work and a successful Computer Use check (DC 20 + number of skill ranks emulated by the software).</text:span></text:p>
      <text:p text:style-name="P1"><text:span text:style-name="T2">A Techie or a Technosavant can reprogram a skill chip in 1 hour and can modify it to hold as many ranks as he has in the emulated skill.</text:span></text:p>
      <text:p text:style-name="P1"><text:span text:style-name="T3">Purchase DC: </text:span><text:span text:style-name="T2">4 × number of skill ranks.</text:span></text:p>
      <text:p text:style-name="P1"><text:span text:style-name="T3">LANGUAGE CHIP (PL 6)</text:span></text:p>
      <text:p text:style-name="P1"><text:span text:style-name="T2">This chip allows the robot the read, write, and speak one language as though it has the appropriate Read/Write Language and Speak Language skills.</text:span></text:p>
      <text:p text:style-name="P1"><text:span text:style-name="T3">Purchase DC: </text:span><text:span text:style-name="T2">12.</text:span></text:p>
      <text:p text:style-name="P1"><text:soft-page-break/><text:span text:style-name="T3">SKILL PROGIT (PL 6)</text:span></text:p>
      <text:p text:style-name="P1"><text:span text:style-name="T2">Sophisticated emulation software encased in a thin but durable plastic casing, a skill progit enables a robot to gain ranks in a single skill. The number of ranks cannot exceed the programmer’s ranks in the skill being emulated. A factory-built progit typically holds 4, 8, or 12 ranks of a particular skill. A robot can have multiple skill progits. However, skill progits do not allow a robot to benefit from skill synergy.</text:span></text:p>
      <text:p text:style-name="P1"><text:span text:style-name="T2">A skill progit can be erased and reprogrammed with 12 hours of work and a successful Computer Use check (DC 20 + number of skill ranks emulated by the software).</text:span></text:p>
      <text:p text:style-name="P1"><text:span text:style-name="T3">Purchase DC: </text:span><text:span text:style-name="T2">3 × number of skill ranks.</text:span></text:p>
      <text:p text:style-name="P1"><text:span text:style-name="T3">SKILL NET (PL 7)</text:span></text:p>
      <text:p text:style-name="P1"><text:span text:style-name="T2">A skill net consists of a series of interlocking programs that allow the robot to acquire ranks in multiple skills. The number of ranks in any given skill cannot exceed the programmer’s ranks in the skill being emulated. A factory-built skill net typically holds 4, 8, or 12 ranks in as many as four different skills. A robot can have multiple skill nets. Skill nets allow a robot to benefit from skill synergy.</text:span></text:p>
      <text:p text:style-name="P1"><text:span text:style-name="T2">A skill net can be reprogrammed one skill at a time. Replacing one skill with another or increasing the number of ranks of an already existing skill requires 1 hour of work and a successful Computer Use check (DC 20 + number of skill ranks emulated by the software).</text:span></text:p>
      <text:p text:style-name="P1"><text:span text:style-name="T3">Purchase DC: </text:span><text:span text:style-name="T2">18 (four skills at 4 ranks each), 21 (four skills at 8 ranks each), or 23 (four skills at 12 ranks each).</text:span></text:p>
      <text:p text:style-name="P1"><text:span text:style-name="T3">SKILL WEB (PL 8)</text:span></text:p>
      <text:p text:style-name="P1"><text:span text:style-name="T2">A skill web allows a robot with ordinary class levels to gain skill points as normal for its class. The skill web expands as the robot advances in level. An integral component of the robot, it cannot be salvaged if the droid is destroyed. Skill webs allow a robot to benefit from skill synergy.</text:span></text:p>
      <text:p text:style-name="P1"><text:span text:style-name="T2">A skill web’s skills cannot be altered except through level advancement.</text:span></text:p>
      <text:p text:style-name="P1"><text:span text:style-name="T3">Purchase DC: </text:span><text:span text:style-name="T2">One-half the base purchase DC of the robot’s frame.</text:span></text:p>
      <text:p text:style-name="P4"/>
      <text:h text:style-name="P13" text:outline-level="2"><text:span text:style-name="T6">FEAT SOFTWARE</text:span></text:h>
      <text:p text:style-name="P1"><text:span text:style-name="T2">Nonheroic robots, like constructs, do not gain feats. However, at Progress Level 6 or higher, they can be programmed with software that enables them to emulate feats.</text:span></text:p>
      <text:p text:style-name="P1"><text:span text:style-name="T2">Feat software (often called “featware”) is usually embedded in the robot’s central processor or “brain” and can be salvaged after the robot is destroyed (see Robot Resurrection sidebar. This is not true of feat webs, however (see below).</text:span></text:p>
      <text:p text:style-name="P1"><text:span text:style-name="T2">To write feat software from scratch, a character must possess whatever feats the software is designed to emulate. The character obtains the necessary software components by making a Wealth check against the software’s purchase DC. He must then succeed at a Computer Use check (DC 30) after investing 12 hours in the software’s creation. </text:span></text:p>
      <text:p text:style-name="P1"><text:span text:style-name="T3">Feat Prerequisites: </text:span><text:span text:style-name="T2">Regardless of the quality of its feat software, a robot cannot emulate a feat if it does not meet the feat’s prerequisites.</text:span></text:p>
      <text:p text:style-name="P1"><text:span text:style-name="T3">FEAT PROGIT (PL 6)</text:span></text:p>
      <text:p text:style-name="P1"><text:span text:style-name="T2">Sophisticated emulation software encased in a thin but durable plastic casing, a feat progit is installed in the robot’s central processing unit and enables the robot to gain a single feat.</text:span></text:p>
      <text:p text:style-name="P1"><text:span text:style-name="T2">A robot can have a number of feat progits equal to 1 + one-third its Hit Dice (rounded down).</text:span></text:p>
      <text:p text:style-name="P1"><text:span text:style-name="T2">A feat progit can be erased and reprogrammed with 12 hours of work and a successful Computer Use check (DC 30).</text:span></text:p>
      <text:p text:style-name="P1"><text:span text:style-name="T3">Purchase DC: </text:span><text:span text:style-name="T2">20.</text:span></text:p>
      <text:p text:style-name="P1"><text:span text:style-name="T3">FEAT NET (PL 7)</text:span></text:p>
      <text:p text:style-name="P1"><text:span text:style-name="T2">A feat net consists of a series of interlocking programs that allow the robot to emulate multiple feats. A feat net holds as many as four feats.</text:span></text:p>
      <text:p text:style-name="P1"><text:span text:style-name="T2">A robot can have multiple feat nets, but the total number of feats a robot can have installed cannot exceed 1 + one-third the robot’s Hit Dice (rounded down).</text:span></text:p>
      <text:p text:style-name="P1"><text:span text:style-name="T2">The biggest advantage of the feat net over the feat progit is that you only make one Wealth check to purchase a feat net, whereas buying individual feat progits requires separate Wealth checks. A feat net can be reprogrammed one feat at a time. Replacing one feat with another requires 12 hours of work and a successful Computer Use check (DC 30).</text:span></text:p>
      <text:p text:style-name="P1"><text:soft-page-break/><text:span text:style-name="T3">Purchase DC: </text:span><text:span text:style-name="T2">15 (one feat), 17 (two feats), 19 (three feats), 20 (four feats).</text:span></text:p>
      <text:p text:style-name="P1"><text:span text:style-name="T3">FEAT WEB (PL 8)</text:span></text:p>
      <text:p text:style-name="P1"><text:span text:style-name="T2">A feat web allows a robot with ordinary class levels to gain feats as normal for its class. The feat web expands as the robot advances in level. An integral component of the robot, it cannot be salvaged if the droid is destroyed.</text:span></text:p>
      <text:p text:style-name="P1"><text:span text:style-name="T2">A feat web’s feats cannot be altered except through level advancement.</text:span></text:p>
      <text:p text:style-name="P1"><text:span text:style-name="T3">Purchase DC: </text:span><text:span text:style-name="T2">10 + one-half the base purchase DC of the robot’s frame.</text:span></text:p>
      <text:p text:style-name="P4"/>
      <text:h text:style-name="P13" text:outline-level="2"><text:span text:style-name="T6">ABILITY UPGRADES</text:span></text:h>
      <text:p text:style-name="P1"><text:span text:style-name="T2">Heroic and nonheroic robots can receive structural and programming upgrades that increase their ability scores. (Heroic robots can also improve their mental ability scores by gaining levels, much as organic characters do; see Robots as Heroes for details.)</text:span></text:p>
      <text:p text:style-name="P1"><text:span text:style-name="T2">A robot can receive multiple upgrades to the same ability score. Robots with armature and biomorph frames have no Intelligence score and therefore cannot receive upgrades to Intelligence. No robot can receive an upgrade to Constitution, since robots do not have Constitution scores.</text:span></text:p>
      <text:p text:style-name="P1"><text:span text:style-name="T2">Upgrades to physical abilities (Strength and Dexterity) always entail a refit or reconstruction and require a factory, workshop, or other facility. Upgrades to mental abilities (Intelligence, Wisdom, and Charisma) are handled by using a computer to reprogram or add new subroutines to the robot’s brain, neural network, or central processing unit.</text:span></text:p>
      <text:p text:style-name="P1"><text:span text:style-name="T2">To perform a Strength or Dexterity upgrade from scratch, a character must have access to a workshop or other suitable facility. Acquiring the necessary components for the upgrade requires a Wealth check against the upgrade’s purchase DC. After 24 hours spent performing the upgrade, the character must succeed at a Craft (mechanical) check (DC 25). A character without a mechanical tool kit takes a –4 penalty on the skill check.</text:span></text:p>
      <text:p text:style-name="P1"><text:span text:style-name="T2">To perform an Intelligence, Wisdom, or Charisma upgrade, a character must first acquire the necessary system components with a successful Wealth check (against the upgrade’s purchase DC). The character must then succeed at a Computer Use check (DC 30) after 1 hour spent reprogramming the robot.</text:span></text:p>
      <text:p text:style-name="P1"><text:span text:style-name="T3">Purchase DC: </text:span><text:span text:style-name="T2">The cost of the upgrade.</text:span></text:p>
      <text:p text:style-name="P1"><text:span text:style-name="T3">STRENGTH UPGRADE (PL 5)</text:span></text:p>
      <text:p text:style-name="P1"><text:span text:style-name="T2">Parts of the robot’s frame, including its joints and hydraulic components, are reinforced or replaced with similar components made of stronger materials. The upgrade provides a +2 bonus to Strength.</text:span></text:p>
      <text:p text:style-name="P1"><text:span text:style-name="T3">Purchase DC: </text:span><text:span text:style-name="T2">5 + one-half the base purchase DC of the robot’s frame + robot’s Strength modifier before the upgrade.</text:span></text:p>
      <text:p text:style-name="P1"><text:span text:style-name="T3">DEXTERITY UPGRADE (PL 6)</text:span></text:p>
      <text:p text:style-name="P1"><text:span text:style-name="T2">The robot receives replacement joints or ligaments that are more flexible, and the robot’s tactile sensors are modified to improve manual dexterity. The upgrade provides a +2 bonus to Dexterity.</text:span></text:p>
      <text:p text:style-name="P1"><text:span text:style-name="T3">Purchase DC: </text:span><text:span text:style-name="T2">5 + one-half the base purchase DC of the robot’s frame + robot’s Dexterity modifier before the upgrade.</text:span></text:p>
      <text:p text:style-name="P1"><text:span text:style-name="T3">INTELLIGENCE UPGRADE (PL 6)</text:span></text:p>
      <text:p text:style-name="P1"><text:span text:style-name="T2">Modifications to the robot’s artificial intelligence allow it to think more creatively. The upgrade provides a +2 bonus to Intelligence. </text:span></text:p>
      <text:p text:style-name="P1"><text:span text:style-name="T3">Purchase DC: </text:span><text:span text:style-name="T2">10 + one-half the base purchase DC of the robot’s frame + robot’s Intelligence modifier before the upgrade.</text:span></text:p>
      <text:p text:style-name="P1"><text:span text:style-name="T3">CHARISMA UPGRADE (PL 7)</text:span></text:p>
      <text:p text:style-name="P1"><text:span text:style-name="T2">The robot is programmed with character and personality subroutines that enable it to better interpret and simulate humanoid behavior patterns and emotions. The upgrade provides a +2 bonus to Charisma.</text:span></text:p>
      <text:p text:style-name="P1"><text:span text:style-name="T3">Purchase DC: </text:span><text:span text:style-name="T2">10 + one-half the base purchase DC of the robot’s frame + robot’s Charisma modifier before the upgrade.</text:span></text:p>
      <text:p text:style-name="P1"><text:span text:style-name="T3">WISDOM UPGRADE (PL 7)</text:span></text:p>
      <text:p text:style-name="P1"><text:span text:style-name="T2">Adjustments to the robot’s sensors improve its perception, while new software enables it to act more intuitively. The upgrade provides a +2 bonus to Wisdom.</text:span></text:p>
      <text:p text:style-name="P1"><text:soft-page-break/><text:span text:style-name="T3">Purchase DC: </text:span><text:span text:style-name="T2">10 + one-half the base purchase DC of the robot’s frame + robot’s Wisdom modifier before the upgrade.</text:span></text:p>
      <text:p text:style-name="P4"/>
      <text:h text:style-name="P13" text:outline-level="2"><text:span text:style-name="T6">ROBOT ACCESSORIES</text:span></text:h>
      <text:p text:style-name="P1"><text:span text:style-name="T2">Even an assembly-line robot needs certain tools to accomplish its tasks. The following section describes miscellaneous accessories designed specifically for robots.</text:span></text:p>
      <text:p text:style-name="P1"><text:span text:style-name="T2">To build a robot accessory from scratch, a character must first acquire the necessary components by making a Wealth check against the accessory’s purchase DC. Then the character must succeed at a Craft (mechanical) check (DC 25) after investing 24 hours in its assembly. A character without a mechanical tool kit takes a –4 penalty on the skill check.</text:span></text:p>
      <text:p text:style-name="P1"><text:span text:style-name="T2">A character can install a home-built or factory-built robot accessory with a successful Craft (mechanical) check (DC 15). A character without a mechanical tool kit takes a –4 penalty on the check. A character with access to a workshop or other facility can install a robot accessory in 1 hour; without a facility, the installation takes 6 hours.</text:span></text:p>
      <text:p text:style-name="P1"><text:span text:style-name="T3">Size: </text:span><text:span text:style-name="T2">A robot accessory, as an object, is usually two size categories smaller than the robot for which it’s designed; for example, a tool mount designed for a Huge robot can be considered a Medium-size object. An accessory’s size is usually important only for portability and concealment purposes.</text:span></text:p>
      <text:p text:style-name="P1"><text:span text:style-name="T3">Weight: </text:span><text:span text:style-name="T2">Robot accessories vary in weight depending on the size of the robot for which they’re designed. However, they do not add a significant amount of weight to the robot’s frame.</text:span></text:p>
      <text:p text:style-name="P1"><text:span text:style-name="T3">Purchase DC: </text:span><text:span text:style-name="T2">The cost of the accessory.</text:span></text:p>
      <text:p text:style-name="P1"><text:span text:style-name="T3">Restriction: </text:span><text:span text:style-name="T2">Some robot accessories have a restriction rating and an appropriate black market purchase DC modifier. Remember to apply this modifier to the purchase DC when making a Wealth check to acquire the armor on the black market.</text:span></text:p>
      <text:p text:style-name="P1"><text:span text:style-name="T3">AV RECORDER (PL 5)</text:span></text:p>
      <text:p text:style-name="P1"><text:span text:style-name="T2">This audio and video recorder unit uses the robot’s video and audio sensors to record and store up to 8 hours of information.</text:span></text:p>
      <text:p text:style-name="P1"><text:span text:style-name="T3">Purchase DC: </text:span><text:span text:style-name="T2">13.</text:span></text:p>
      <text:p text:style-name="P1"><text:span text:style-name="T3">Restriction: </text:span><text:span text:style-name="T2">None.</text:span></text:p>
      <text:p text:style-name="P1"><text:span text:style-name="T3">AV TRANSMITTER (PL 5)</text:span></text:p>
      <text:p text:style-name="P1"><text:span text:style-name="T2">A remote audio-visual unit consists of a video camera and microphone connected to the robot’s visual and audio sensors, with a transmitter to send the information to a computer or a remote control unit (see Remote Control Unit, below). The AV transmitter includes a transmitter with an effective range of 1,000 feet. This unit does not allow a remote operator to control the robot (but see Robolink, below). It merely allows the operator to see and hear what the robot sees and hears.</text:span></text:p>
      <text:p text:style-name="P1"><text:span text:style-name="T3">Purchase DC: </text:span><text:span text:style-name="T2">16.</text:span></text:p>
      <text:p text:style-name="P1"><text:span text:style-name="T3">Restriction: </text:span><text:span text:style-name="T2">None.</text:span></text:p>
      <text:p text:style-name="P1"><text:span text:style-name="T3">FIRE EXTINGUISHER (PL 5)</text:span></text:p>
      <text:p text:style-name="P1"><text:span text:style-name="T2">This unit, available only to Small or larger robots, ejects enough extinguishing chemicals during a move action to put out a fire in a 10- foot-by-10-foot square. A robot’s extinguisher tank holds a number of shots of chemical spray based on the robot’s frame size: Small 2, Medium-size 4, Large 8, Huge 16, Gargantuan 32, Colossal 64.</text:span></text:p>
      <text:p text:style-name="P1"><text:span text:style-name="T3">Purchase DC: </text:span><text:span text:style-name="T2">5 + one-quarter the base purchase DC of the robot’s frame.</text:span></text:p>
      <text:p text:style-name="P1"><text:span text:style-name="T3">Restriction: </text:span><text:span text:style-name="T2">None.</text:span></text:p>
      <text:p text:style-name="P1"><text:span text:style-name="T3">INTEGRATED CELL PHONE (PL 5)</text:span></text:p>
      <text:p text:style-name="P1"><text:span text:style-name="T2">An integrated cell phone enables the robot to make and receive telephone calls without resorting to the use of its manipulators (which may not be delicate enough to operate a standard cell phone, in any case).</text:span></text:p>
      <text:p text:style-name="P1"><text:span text:style-name="T3">Purchase DC: </text:span><text:span text:style-name="T2">11.</text:span></text:p>
      <text:p text:style-name="P1"><text:span text:style-name="T3">Restriction: </text:span><text:span text:style-name="T2">None.</text:span></text:p>
      <text:p text:style-name="P1"><text:span text:style-name="T3">INTERNAL STORAGE UNIT (PL 5)</text:span></text:p>
      <text:p text:style-name="P1"><text:soft-page-break/><text:span text:style-name="T2">The robot has an insulated compartment for storing foreign objects. The compartment can store objects of up to two size categories smaller than the robot. See Table: Internal Storage Units for compartment weight limits and purchase DCs.</text:span></text:p>
      <text:p text:style-name="P1"><text:span text:style-name="T3">Purchase DC: </text:span><text:span text:style-name="T2">See below.</text:span></text:p>
      <text:p text:style-name="P1"><text:span text:style-name="T3">Restriction: </text:span><text:span text:style-name="T2">None.</text:span></text:p>
      <text:p text:style-name="P5"/>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h text:style-name="P21" text:outline-level="3"><text:span text:style-name="T1">Table: Internal Storage Units</text:span></text:h>
          </table:table-cell>
          <table:covered-table-cell/>
          <table:covered-table-cell/>
        </table:table-row>
        <table:table-row table:style-name="Table9.2">
          <table:table-cell table:style-name="Table9.A2" office:value-type="string">
            <text:p text:style-name="P9"><text:span text:style-name="T8">Robot’s Frame Size </text:span></text:p>
          </table:table-cell>
          <table:table-cell table:style-name="Table9.A2" office:value-type="string">
            <text:p text:style-name="P11"><text:span text:style-name="T8">Maximum Weight Limit</text:span></text:p>
          </table:table-cell>
          <table:table-cell table:style-name="Table9.A2" office:value-type="string">
            <text:p text:style-name="P11"><text:span text:style-name="T8">Purchase DC</text:span></text:p>
          </table:table-cell>
        </table:table-row>
        <table:table-row table:style-name="Table9.2">
          <table:table-cell table:style-name="Table9.A2" office:value-type="string">
            <text:p text:style-name="P1"><text:span text:style-name="T1">Small </text:span></text:p>
          </table:table-cell>
          <table:table-cell table:style-name="Table9.A2" office:value-type="string">
            <text:p text:style-name="P10"><text:span text:style-name="T1">10 lb.</text:span></text:p>
          </table:table-cell>
          <table:table-cell table:style-name="Table9.A2" office:value-type="string">
            <text:p text:style-name="P10"><text:span text:style-name="T1">6</text:span></text:p>
          </table:table-cell>
        </table:table-row>
        <table:table-row table:style-name="Table9.2">
          <table:table-cell table:style-name="Table9.A2" office:value-type="string">
            <text:p text:style-name="P1"><text:span text:style-name="T1">Medium </text:span></text:p>
          </table:table-cell>
          <table:table-cell table:style-name="Table9.A2" office:value-type="string">
            <text:p text:style-name="P10"><text:span text:style-name="T1">20 lb.</text:span></text:p>
          </table:table-cell>
          <table:table-cell table:style-name="Table9.A2" office:value-type="string">
            <text:p text:style-name="P10"><text:span text:style-name="T1">8</text:span></text:p>
          </table:table-cell>
        </table:table-row>
        <table:table-row table:style-name="Table9.2">
          <table:table-cell table:style-name="Table9.A2" office:value-type="string">
            <text:p text:style-name="P1"><text:span text:style-name="T1">Large </text:span></text:p>
          </table:table-cell>
          <table:table-cell table:style-name="Table9.A2" office:value-type="string">
            <text:p text:style-name="P10"><text:span text:style-name="T1">40 lb.</text:span></text:p>
          </table:table-cell>
          <table:table-cell table:style-name="Table9.A2" office:value-type="string">
            <text:p text:style-name="P10"><text:span text:style-name="T1">10</text:span></text:p>
          </table:table-cell>
        </table:table-row>
        <table:table-row table:style-name="Table9.2">
          <table:table-cell table:style-name="Table9.A2" office:value-type="string">
            <text:p text:style-name="P1"><text:span text:style-name="T1">Huge </text:span></text:p>
          </table:table-cell>
          <table:table-cell table:style-name="Table9.A2" office:value-type="string">
            <text:p text:style-name="P10"><text:span text:style-name="T1">120 lb.</text:span></text:p>
          </table:table-cell>
          <table:table-cell table:style-name="Table9.A2" office:value-type="string">
            <text:p text:style-name="P10"><text:span text:style-name="T1">13</text:span></text:p>
          </table:table-cell>
        </table:table-row>
        <table:table-row table:style-name="Table9.2">
          <table:table-cell table:style-name="Table9.A2" office:value-type="string">
            <text:p text:style-name="P1"><text:span text:style-name="T1">Gargantuan </text:span></text:p>
          </table:table-cell>
          <table:table-cell table:style-name="Table9.A2" office:value-type="string">
            <text:p text:style-name="P10"><text:span text:style-name="T1">360 lb.</text:span></text:p>
          </table:table-cell>
          <table:table-cell table:style-name="Table9.A2" office:value-type="string">
            <text:p text:style-name="P10"><text:span text:style-name="T1">17</text:span></text:p>
          </table:table-cell>
        </table:table-row>
        <table:table-row table:style-name="Table9.2">
          <table:table-cell table:style-name="Table9.A8" office:value-type="string">
            <text:p text:style-name="P9"><text:span text:style-name="T1">Colossal </text:span></text:p>
          </table:table-cell>
          <table:table-cell table:style-name="Table9.A8" office:value-type="string">
            <text:p text:style-name="P11"><text:span text:style-name="T1">1,000 lb.</text:span></text:p>
          </table:table-cell>
          <table:table-cell table:style-name="Table9.A8" office:value-type="string">
            <text:p text:style-name="P11"><text:span text:style-name="T1">22</text:span></text:p>
          </table:table-cell>
        </table:table-row>
      </table:table>
      <text:p text:style-name="P2"/>
      <text:p text:style-name="P1"><text:span text:style-name="T3">LOADING MECHANISM (PL 5)</text:span></text:p>
      <text:p text:style-name="P1"><text:span text:style-name="T2">A loading mechanism allows a robot to reload a single handheld weapon as a full-round action. The mechanism can hold enough ammunition to reload the weapon three times. The mechanism works with weapons that use box ammunition, speed-loaders (but not loose bullets), a grenade launcher round, some sort of fuel tank (such as a flamethrower) or power cell.</text:span></text:p>
      <text:p text:style-name="P1"><text:span text:style-name="T2">A robot can have multiple loading mechanisms—one for each weapon it carries.</text:span></text:p>
      <text:p text:style-name="P1"><text:span text:style-name="T3">Purchase DC: </text:span><text:span text:style-name="T2">12 (doesn’t include ammunition).</text:span></text:p>
      <text:p text:style-name="P1"><text:span text:style-name="T3">Restriction: </text:span><text:span text:style-name="T2">None.</text:span></text:p>
      <text:p text:style-name="P1"><text:span text:style-name="T3">REMOTE CONTROL UNIT (PL 5)</text:span></text:p>
      <text:p text:style-name="P1"><text:span text:style-name="T2">Referred to colloquially as a “remcon,” this handheld, self-powered control stick has a small video screen and audio receiver built into it. It also comes in the form of a mechanical gauntlet worn on the hand.</text:span></text:p>
      <text:p text:style-name="P1"><text:span text:style-name="T2">The remcon allows its operator to control a specific robot from afar. For it to work, the robot must be equipped with an AV transmitter and a robolink adjusted to the same frequency as the remote control unit.</text:span></text:p>
      <text:p text:style-name="P1"><text:span text:style-name="T2">Using a remcon to activate or deactivate a robot is an attack or move action. Using it to make the robot move, attack, or use a skill is a full-round action for the operator.</text:span></text:p>
      <text:p text:style-name="P1"><text:span text:style-name="T3">Purchase DC: </text:span><text:span text:style-name="T2">15.</text:span></text:p>
      <text:p text:style-name="P1"><text:span text:style-name="T3">Restriction: </text:span><text:span text:style-name="T2">None.</text:span></text:p>
      <text:p text:style-name="P1"><text:span text:style-name="T3">ROBOLINK (PL 5)</text:span></text:p>
      <text:p text:style-name="P1"><text:span text:style-name="T2">This unit can only be installed on the robot with no Intelligence score. It allows a remote operator to control a robot’s actions from afar. It also enables the operator to shut down and activate the robot. The effective range of the robolink’s transmitter is 1,000 feet. To control a robot equipped with a robolink, the operator requires a remote control unit (see above).</text:span></text:p>
      <text:p text:style-name="P1"><text:span text:style-name="T3">Purchase DC: </text:span><text:span text:style-name="T2">16.</text:span></text:p>
      <text:p text:style-name="P1"><text:soft-page-break/><text:span text:style-name="T3">Restriction: </text:span><text:span text:style-name="T2">None.</text:span></text:p>
      <text:p text:style-name="P1"><text:span text:style-name="T3">TOOL MOUNT (PL 5)</text:span></text:p>
      <text:p text:style-name="P1"><text:span text:style-name="T2">Any robot with an armature, biomorph, biodroid, or bioreplica frame can be equipped with a tool mount. Liquid-state robots, due to their amorphous nature, cannot have tool mounts.</text:span></text:p>
      <text:p text:style-name="P1"><text:span text:style-name="T2">This mount is usually attached to the end of a robotic appendage and sports a single tool. A tool mount easily adjusts to house different kinds of tools, but it can hold only one tool at any given time.</text:span></text:p>
      <text:p text:style-name="P1"><text:span text:style-name="T2">The robot’s internal power source powers the tool, if necessary.</text:span></text:p>
      <text:p text:style-name="P1"><text:span text:style-name="T2">The tool can be up to one size category larger than the robot’s size category; for example, a Medium-size robot’s tool mount can bear a Large or smaller tool. The tool can be any general item.</text:span></text:p>
      <text:p text:style-name="P1"><text:span text:style-name="T3">Purchase DC: </text:span><text:span text:style-name="T2">1 + the purchase DC of the tool.</text:span></text:p>
      <text:p text:style-name="P1"><text:span text:style-name="T3">Restriction: </text:span><text:span text:style-name="T2">None.</text:span></text:p>
      <text:p text:style-name="P1"><text:span text:style-name="T3">VOCALIZER (PL 5)</text:span></text:p>
      <text:p text:style-name="P1"><text:span text:style-name="T2">This unit enables a robot to speak any language it knows. It must have the appropriate Speak Language skill, either acquired through class levels (for heroic robots) or skill software (for nonheroic robots).</text:span></text:p>
      <text:p text:style-name="P1"><text:span text:style-name="T3">Purchase DC: </text:span><text:span text:style-name="T2">10.</text:span></text:p>
      <text:p text:style-name="P1"><text:span text:style-name="T3">Restriction: </text:span><text:span text:style-name="T2">None.</text:span></text:p>
      <text:p text:style-name="P1"><text:span text:style-name="T3">WEAPON MOUNT (PL 5)</text:span></text:p>
      <text:p text:style-name="P1"><text:span text:style-name="T2">Robots that lack the proper manipulators to grasp weapons are suitable candidates for weapon mounts. Any Diminutive or larger robot with an armature, biomorph, biodroid, or bioreplica frame can be equipped with them. Liquid-state robots, due to their amorphous nature, cannot have weapon mounts.</text:span></text:p>
      <text:p text:style-name="P1"><text:span text:style-name="T2">A weapon mount can be attached to almost any part of a robot’s frame. The attached weapon can be one size category larger than the robot’s size category; for example, a Medium-size robot can have a Large or smaller mounted weapon.</text:span></text:p>
      <text:p text:style-name="P1"><text:span text:style-name="T2">Any weapon can be mounted on the weapon mount. However, a robot-mounted weapon cannot be used as a hand-held weapon, or vice versa.</text:span></text:p>
      <text:p text:style-name="P1"><text:span text:style-name="T2">A robot’s size determines the maximum number of weapon mounts it can have and the cost of each weapon mount, as shown in Table: Robot Weapon Mounts.</text:span></text:p>
      <text:p text:style-name="P1"><text:span text:style-name="T2">A weapon mount has compartments for storing ammunition. However, the purchase DC of the weapon mount does not include either the weapon or the ammunition.</text:span></text:p>
      <text:p text:style-name="P1"><text:span text:style-name="T3">Purchase DC: </text:span><text:span text:style-name="T2">See Table: Robot Weapon Mounts, below.</text:span></text:p>
      <text:p text:style-name="P1"><text:span text:style-name="T3">Restriction: </text:span><text:span text:style-name="T2">None.</text:span></text:p>
      <text:p text:style-name="P5"/>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3" office:value-type="string">
            <text:h text:style-name="P21" text:outline-level="3"><text:span text:style-name="T1">Table: Robot Weapon Mounts</text:span></text:h>
          </table:table-cell>
          <table:covered-table-cell/>
          <table:covered-table-cell/>
        </table:table-row>
        <table:table-row table:style-name="Table10.2">
          <table:table-cell table:style-name="Table10.A2" office:value-type="string">
            <text:p text:style-name="P9"><text:span text:style-name="T8">Robot’s Frame Size</text:span></text:p>
          </table:table-cell>
          <table:table-cell table:style-name="Table10.A2" office:value-type="string">
            <text:p text:style-name="P11"><text:span text:style-name="T8">Maximum Weapon Mounts</text:span></text:p>
          </table:table-cell>
          <table:table-cell table:style-name="Table10.A2" office:value-type="string">
            <text:p text:style-name="P11"><text:span text:style-name="T8">Purchase DC</text:span></text:p>
          </table:table-cell>
        </table:table-row>
        <table:table-row table:style-name="Table10.2">
          <table:table-cell table:style-name="Table10.A2" office:value-type="string">
            <text:p text:style-name="P1"><text:span text:style-name="T1">Diminutive or Tiny </text:span></text:p>
          </table:table-cell>
          <table:table-cell table:style-name="Table10.A2" office:value-type="string">
            <text:p text:style-name="P10"><text:span text:style-name="T1">1</text:span></text:p>
          </table:table-cell>
          <table:table-cell table:style-name="Table10.A2" office:value-type="string">
            <text:p text:style-name="P10"><text:span text:style-name="T1">4</text:span></text:p>
          </table:table-cell>
        </table:table-row>
        <table:table-row table:style-name="Table10.2">
          <table:table-cell table:style-name="Table10.A2" office:value-type="string">
            <text:p text:style-name="P1"><text:span text:style-name="T1">Small or Medium-size </text:span></text:p>
          </table:table-cell>
          <table:table-cell table:style-name="Table10.A2" office:value-type="string">
            <text:p text:style-name="P10"><text:span text:style-name="T1">2</text:span></text:p>
          </table:table-cell>
          <table:table-cell table:style-name="Table10.A2" office:value-type="string">
            <text:p text:style-name="P10"><text:span text:style-name="T1">6</text:span></text:p>
          </table:table-cell>
        </table:table-row>
        <table:table-row table:style-name="Table10.2">
          <table:table-cell table:style-name="Table10.A2" office:value-type="string">
            <text:p text:style-name="P1"><text:span text:style-name="T1">Large </text:span></text:p>
          </table:table-cell>
          <table:table-cell table:style-name="Table10.A2" office:value-type="string">
            <text:p text:style-name="P10"><text:span text:style-name="T1">3</text:span></text:p>
          </table:table-cell>
          <table:table-cell table:style-name="Table10.A2" office:value-type="string">
            <text:p text:style-name="P10"><text:span text:style-name="T1">8</text:span></text:p>
          </table:table-cell>
        </table:table-row>
        <table:table-row table:style-name="Table10.2">
          <table:table-cell table:style-name="Table10.A2" office:value-type="string">
            <text:p text:style-name="P1"><text:span text:style-name="T1">Huge </text:span></text:p>
          </table:table-cell>
          <table:table-cell table:style-name="Table10.A2" office:value-type="string">
            <text:p text:style-name="P10"><text:span text:style-name="T1">4</text:span></text:p>
          </table:table-cell>
          <table:table-cell table:style-name="Table10.A2" office:value-type="string">
            <text:p text:style-name="P10"><text:span text:style-name="T1">10</text:span></text:p>
          </table:table-cell>
        </table:table-row>
        <table:table-row table:style-name="Table10.2">
          <table:table-cell table:style-name="Table10.A2" office:value-type="string">
            <text:p text:style-name="P1"><text:span text:style-name="T1">Gargantuan </text:span></text:p>
          </table:table-cell>
          <table:table-cell table:style-name="Table10.A2" office:value-type="string">
            <text:p text:style-name="P10"><text:span text:style-name="T1">5</text:span></text:p>
          </table:table-cell>
          <table:table-cell table:style-name="Table10.A2" office:value-type="string">
            <text:p text:style-name="P10"><text:span text:style-name="T1">12</text:span></text:p>
          </table:table-cell>
        </table:table-row>
        <table:table-row table:style-name="Table10.2">
          <table:table-cell table:style-name="Table10.A8" office:value-type="string">
            <text:p text:style-name="P9"><text:span text:style-name="T1">Colossal </text:span></text:p>
          </table:table-cell>
          <table:table-cell table:style-name="Table10.A8" office:value-type="string">
            <text:p text:style-name="P11"><text:span text:style-name="T1">6</text:span></text:p>
          </table:table-cell>
          <table:table-cell table:style-name="Table10.A8" office:value-type="string">
            <text:p text:style-name="P11"><text:span text:style-name="T1">14</text:span></text:p>
          </table:table-cell>
        </table:table-row>
      </table:table>
      <text:p text:style-name="P3"/>
      <text:p text:style-name="P1"><text:span text:style-name="T3">INTEGRATED VIDEOPHONE (PL 6)</text:span></text:p>
      <text:p text:style-name="P1"><text:span text:style-name="T2">The integrated videophone enables the robot to make and receive videophone calls without resorting to the use of its manipulators (which may not be delicate enough to operate a standard videophone in any case). The view provided by the robot’s videophone can be set at the time of installation, but it is commonly the same view afforded by the robot’s visual sensors. Resetting the view requires 1 hour and a successful Repair check (DC 15).</text:span></text:p>
      <text:p text:style-name="P1"><text:span text:style-name="T3">Purchase DC: </text:span><text:span text:style-name="T2">14.</text:span></text:p>
      <text:p text:style-name="P1"><text:span text:style-name="T3">Restriction: </text:span><text:span text:style-name="T2">None.</text:span></text:p>
      <text:p text:style-name="P1"><text:span text:style-name="T3">MAGNETIC FEET (PL 6)</text:span></text:p>
      <text:p text:style-name="P1"><text:span text:style-name="T2">The robot comes with electromagnetic grippers that allow it to cling to ferrous surfaces, including iron and steel. The robot using its magnetic feet gains a climb speed of 20 feet and need not make Climb checks to scale ferrous surfaces.</text:span></text:p>
      <text:p text:style-name="P1"><text:span text:style-name="T3">Purchase DC: </text:span><text:span text:style-name="T2">12.</text:span></text:p>
      <text:p text:style-name="P1"><text:span text:style-name="T3">Restriction: </text:span><text:span text:style-name="T2">None.</text:span></text:p>
      <text:p text:style-name="P1"><text:span text:style-name="T3">SELF-DESTRUCT SYSTEM (PL 6)</text:span></text:p>
      <text:p text:style-name="P1"><text:span text:style-name="T2">Designed for robots in military and espionage roles, self-destruct systems ensure that the robot cannot be captured, analyzed, and reprogrammed. Installing a robot self-destruct system requires a Demolitions check (DC 20) instead of a Craft (mechanical) check; if the Demolitions check fails by 10 or more, the system detonates, destroying the robot and possibly harming others nearby. </text:span></text:p>
      <text:p text:style-name="P1"><text:span text:style-name="T2">The default self-destruct system is rigged to detonate when the robot is reduced to 0 hit points. With a second Demolitions check (DC 30), the system can be modified to detonate when the robot has a higher number of hit points remaining (5 hit points, for example). </text:span></text:p>
      <text:p text:style-name="P1"><text:span text:style-name="T2">The self-destruct system obliterates the robot regardless of how many hit points it has left. A robot destroyed by its own self-destruct system has no salvageable parts.</text:span></text:p>
      <text:p text:style-name="P1"><text:span text:style-name="T2">The robot’s self-destruction triggers an explosion of shrapnel that deals collateral slashing damage to creatures in squares adjacent to the robot. A successful Reflex save (DC 10 + 1/2 the robot’s HD) reduces the damage by half. Table: Robot Self-Destruct Systems shows the amount of collateral damage (and the system’s purchase DC) based on the robot’s size.</text:span></text:p>
      <text:p text:style-name="P1"><text:span text:style-name="T3">Purchase DC: </text:span><text:span text:style-name="T2">See Table: Robot Self-Destruct Systems.</text:span></text:p>
      <text:p text:style-name="P1"><text:span text:style-name="T3">Restriction: </text:span><text:span text:style-name="T2">Military (+3).</text:span></text:p>
      <text:p text:style-name="P3"/>
      <table:table table:name="Table11" table:style-name="Table11">
        <table:table-column table:style-name="Table11.A"/>
        <table:table-column table:style-name="Table11.B"/>
        <table:table-column table:style-name="Table11.C"/>
        <text:soft-page-break/>
        <table:table-row table:style-name="Table11.1">
          <table:table-cell table:style-name="Table11.A1" table:number-columns-spanned="3" office:value-type="string">
            <text:h text:style-name="P21" text:outline-level="3"><text:span text:style-name="T1">Table: Robot Self-Destruct Systems</text:span></text:h>
          </table:table-cell>
          <table:covered-table-cell/>
          <table:covered-table-cell/>
        </table:table-row>
        <table:table-row table:style-name="Table11.2">
          <table:table-cell table:style-name="Table11.A2" office:value-type="string">
            <text:p text:style-name="P9"><text:span text:style-name="T8">Robot Size </text:span></text:p>
          </table:table-cell>
          <table:table-cell table:style-name="Table11.A2" office:value-type="string">
            <text:p text:style-name="P11"><text:span text:style-name="T8">Collateral Damage</text:span></text:p>
          </table:table-cell>
          <table:table-cell table:style-name="Table11.A2" office:value-type="string">
            <text:p text:style-name="P11"><text:span text:style-name="T8">Purchase DC</text:span></text:p>
          </table:table-cell>
        </table:table-row>
        <table:table-row table:style-name="Table11.2">
          <table:table-cell table:style-name="Table11.A2" office:value-type="string">
            <text:p text:style-name="P1"><text:span text:style-name="T1">Colossal </text:span></text:p>
          </table:table-cell>
          <table:table-cell table:style-name="Table11.A2" office:value-type="string">
            <text:p text:style-name="P10"><text:span text:style-name="T1">12d6</text:span></text:p>
          </table:table-cell>
          <table:table-cell table:style-name="Table11.A2" office:value-type="string">
            <text:p text:style-name="P10"><text:span text:style-name="T1">27</text:span></text:p>
          </table:table-cell>
        </table:table-row>
        <table:table-row table:style-name="Table11.2">
          <table:table-cell table:style-name="Table11.A2" office:value-type="string">
            <text:p text:style-name="P1"><text:span text:style-name="T1">Gargantuan </text:span></text:p>
          </table:table-cell>
          <table:table-cell table:style-name="Table11.A2" office:value-type="string">
            <text:p text:style-name="P10"><text:span text:style-name="T1">9d6</text:span></text:p>
          </table:table-cell>
          <table:table-cell table:style-name="Table11.A2" office:value-type="string">
            <text:p text:style-name="P10"><text:span text:style-name="T1">24</text:span></text:p>
          </table:table-cell>
        </table:table-row>
        <table:table-row table:style-name="Table11.2">
          <table:table-cell table:style-name="Table11.A2" office:value-type="string">
            <text:p text:style-name="P1"><text:span text:style-name="T1">Huge </text:span></text:p>
          </table:table-cell>
          <table:table-cell table:style-name="Table11.A2" office:value-type="string">
            <text:p text:style-name="P10"><text:span text:style-name="T1">6d6</text:span></text:p>
          </table:table-cell>
          <table:table-cell table:style-name="Table11.A2" office:value-type="string">
            <text:p text:style-name="P10"><text:span text:style-name="T1">21</text:span></text:p>
          </table:table-cell>
        </table:table-row>
        <table:table-row table:style-name="Table11.2">
          <table:table-cell table:style-name="Table11.A2" office:value-type="string">
            <text:p text:style-name="P1"><text:span text:style-name="T1">Large </text:span></text:p>
          </table:table-cell>
          <table:table-cell table:style-name="Table11.A2" office:value-type="string">
            <text:p text:style-name="P10"><text:span text:style-name="T1">4d6</text:span></text:p>
          </table:table-cell>
          <table:table-cell table:style-name="Table11.A2" office:value-type="string">
            <text:p text:style-name="P10"><text:span text:style-name="T1">19</text:span></text:p>
          </table:table-cell>
        </table:table-row>
        <table:table-row table:style-name="Table11.2">
          <table:table-cell table:style-name="Table11.A2" office:value-type="string">
            <text:p text:style-name="P1"><text:span text:style-name="T1">Medium-size </text:span></text:p>
          </table:table-cell>
          <table:table-cell table:style-name="Table11.A2" office:value-type="string">
            <text:p text:style-name="P10"><text:span text:style-name="T1">2d6</text:span></text:p>
          </table:table-cell>
          <table:table-cell table:style-name="Table11.A2" office:value-type="string">
            <text:p text:style-name="P10"><text:span text:style-name="T1">17</text:span></text:p>
          </table:table-cell>
        </table:table-row>
        <table:table-row table:style-name="Table11.2">
          <table:table-cell table:style-name="Table11.A2" office:value-type="string">
            <text:p text:style-name="P1"><text:span text:style-name="T1">Small </text:span></text:p>
          </table:table-cell>
          <table:table-cell table:style-name="Table11.A2" office:value-type="string">
            <text:p text:style-name="P10"><text:span text:style-name="T1">1d6</text:span></text:p>
          </table:table-cell>
          <table:table-cell table:style-name="Table11.A2" office:value-type="string">
            <text:p text:style-name="P10"><text:span text:style-name="T1">16</text:span></text:p>
          </table:table-cell>
        </table:table-row>
        <table:table-row table:style-name="Table11.2">
          <table:table-cell table:style-name="Table11.A2" office:value-type="string">
            <text:p text:style-name="P1"><text:span text:style-name="T1">Tiny </text:span></text:p>
          </table:table-cell>
          <table:table-cell table:style-name="Table11.A2" office:value-type="string">
            <text:p text:style-name="P10"><text:span text:style-name="T1">—</text:span></text:p>
          </table:table-cell>
          <table:table-cell table:style-name="Table11.A2" office:value-type="string">
            <text:p text:style-name="P10"><text:span text:style-name="T1">15</text:span></text:p>
          </table:table-cell>
        </table:table-row>
        <table:table-row table:style-name="Table11.2">
          <table:table-cell table:style-name="Table11.A2" office:value-type="string">
            <text:p text:style-name="P1"><text:span text:style-name="T1">Diminutive </text:span></text:p>
          </table:table-cell>
          <table:table-cell table:style-name="Table11.A2" office:value-type="string">
            <text:p text:style-name="P10"><text:span text:style-name="T1">—</text:span></text:p>
          </table:table-cell>
          <table:table-cell table:style-name="Table11.A2" office:value-type="string">
            <text:p text:style-name="P10"><text:span text:style-name="T1">15</text:span></text:p>
          </table:table-cell>
        </table:table-row>
        <table:table-row table:style-name="Table11.2">
          <table:table-cell table:style-name="Table11.A11" office:value-type="string">
            <text:p text:style-name="P9"><text:span text:style-name="T1">Fine </text:span></text:p>
          </table:table-cell>
          <table:table-cell table:style-name="Table11.A11" office:value-type="string">
            <text:p text:style-name="P11"><text:span text:style-name="T1">—</text:span></text:p>
          </table:table-cell>
          <table:table-cell table:style-name="Table11.A11" office:value-type="string">
            <text:p text:style-name="P11"><text:span text:style-name="T1">15</text:span></text:p>
          </table:table-cell>
        </table:table-row>
      </table:table>
      <text:p text:style-name="P2"/>
      <text:p text:style-name="P1"><text:span text:style-name="T3">SURVIVOR ARRAY (PL 6)</text:span></text:p>
      <text:p text:style-name="P1"><text:span text:style-name="T2">Robots are often used to explore environments inhospitable to organic creatures. The survivor array enables the robot to better traverse harsh terrain and withstand hostile conditions. A survivor array includes the following units:</text:span></text:p>
      <text:p text:style-name="P1"><text:span text:style-name="T2">• Topographical and astronomical guidance systems that grant a +10 equipment bonus on Navigate checks.</text:span></text:p>
      <text:p text:style-name="P1"><text:span text:style-name="T2">• A gyroscopic unit that improves the robot’s base speed by +10 feet.</text:span></text:p>
      <text:p text:style-name="P1"><text:span text:style-name="T2">• A pressure-sealed, energy-resistant frame that allows the robot to function normally in low-gravity, high-gravity, and zero-gravity conditions, prevents oxidation and corrosion, and provides resistance to acid 10, cold 10, electricity 10, and fire 10.</text:span></text:p>
      <text:p text:style-name="P1"><text:span text:style-name="T2">• A nightvision amplifier that grants the robot darkvision out to a range of 60 feet or extends its normal darkvision range by +60 feet.</text:span></text:p>
      <text:p text:style-name="P1"><text:span text:style-name="T3">Purchase DC: </text:span><text:span text:style-name="T2">15 + one-half the base purchase DC of the robot’s frame.</text:span></text:p>
      <text:p text:style-name="P1"><text:span text:style-name="T3">Restriction: </text:span><text:span text:style-name="T2">Licensed (+1).</text:span></text:p>
      <text:p text:style-name="P1"><text:span text:style-name="T3">HOLO SCREEN (PL 7)</text:span></text:p>
      <text:p text:style-name="P1"><text:span text:style-name="T2">A holo screen unit projects a holographic image around the robot, making it appear as something else of roughly similar proportions occupying the same amount of space. For instance, it could make a Gargantuan robot look like a massive outcropping of rock or make a Fine robot look like a housefly.</text:span></text:p>
      <text:p text:style-name="P1"><text:span text:style-name="T2">Although the holographic projection appears real, physical objects can pass through it without difficulty. If the robot moves, the holographic image moves as well. Attacks made against the robot are treated as though it had 20% concealment, since the projected image may not perfectly match the robot’s true proportions. A holo screen is powered by the robot’s internal power source.</text:span></text:p>
      <text:p text:style-name="P1"><text:span text:style-name="T3">Purchase DC: </text:span><text:span text:style-name="T2">28.</text:span></text:p>
      <text:p text:style-name="P1"><text:span text:style-name="T3">Restriction: </text:span><text:span text:style-name="T2">Licensed (+1).</text:span></text:p>
      <text:p text:style-name="P1"><text:span text:style-name="T3">INERTIAL INHIBITOR (PL 7)</text:span></text:p>
      <text:p text:style-name="P1"><text:span text:style-name="T2">The inertial inhibitor generates a thin magnetic field that radiates out from the robot, slowing the velocity of potentially damaging weapons and projectiles. The robot gains damage reduction 5/energy (the inertial inhibitor does not protect against attacks that deal acid, cold, electricity, fire, or sonic/concussion damage). The inertial inhibitor feeds on of the robot’s internal power source.</text:span></text:p>
      <text:p text:style-name="P1"><text:span text:style-name="T3">Purchase DC: </text:span><text:span text:style-name="T2">29.</text:span></text:p>
      <text:p text:style-name="P1"><text:span text:style-name="T3">Restriction: </text:span><text:span text:style-name="T2">Military (+3).</text:span></text:p>
      <text:p text:style-name="P1"><text:span text:style-name="T3">POLYVOX (PL 7)</text:span></text:p>
      <text:p text:style-name="P1"><text:span text:style-name="T2">This unit translates any language spoken within range of the robot’s audio sensors into a language familiar to the robot (or binary code, if the robot has no Speak Language skills). A polyvox does not grant the ability to speak languages the robot does not know.</text:span></text:p>
      <text:p text:style-name="P1"><text:span text:style-name="T3">Purchase DC: </text:span><text:span text:style-name="T2">17.</text:span></text:p>
      <text:p text:style-name="P1"><text:span text:style-name="T3">Restriction: </text:span><text:span text:style-name="T2">None.</text:span></text:p>
      <text:p text:style-name="P1"><text:span text:style-name="T3">SELF-REPAIR UNIT (PL 7)</text:span></text:p>
      <text:p text:style-name="P1"><text:span text:style-name="T2">A self-repair unit enables a robot to repair itself by replacing damaged parts with cannibalized or replicated ones. A robot with a self-repair unit can spend 1 hour repairing itself; this automatically restores 1d10 points of damage (no Repair check necessary). A robot cannot use this unit to repair another robot.</text:span></text:p>
      <text:p text:style-name="P1"><text:span text:style-name="T3">Purchase DC: </text:span><text:span text:style-name="T2">25.</text:span></text:p>
      <text:p text:style-name="P1"><text:span text:style-name="T3">Restriction: </text:span><text:span text:style-name="T2">Licensed (+1).</text:span></text:p>
      <text:p text:style-name="P1"><text:soft-page-break/><text:span text:style-name="T3">PHOTON SCREEN (PL 8)</text:span></text:p>
      <text:p text:style-name="P1"><text:span text:style-name="T2">Using a series of light reflectors molded to the robot’s frame, this unit bends light around the robot, rendering it invisible. Any items carried by the robot also become invisible. An invisible robot gains a +40 bonus on Hide checks if immobile, or a +20 bonus if moving. Pinpointing the location of an invisible robot that isn’t attempting to hide requires a Spot check (DC 40 if the robot is immobile or DC 20 if the robot is moving).</text:span></text:p>
      <text:p text:style-name="P1"><text:span text:style-name="T2">An invisible robot gains 50% concealment against attacks from creatures that correctly pinpoint its fighting space.</text:span></text:p>
      <text:p text:style-name="P1"><text:span text:style-name="T2">The photon screen is powered by the robot’s internal power source.</text:span></text:p>
      <text:p text:style-name="P1"><text:span text:style-name="T3">Purchase DC: </text:span><text:span text:style-name="T2">33.</text:span></text:p>
      <text:p text:style-name="P1"><text:span text:style-name="T3">Restriction: </text:span><text:span text:style-name="T2">Restricted (+2).</text:span></text:p>
      <text:p text:style-name="P1"><text:span text:style-name="T3">ROBOT REPAIR UNIT (PL 8)</text:span></text:p>
      <text:p text:style-name="P1"><text:span text:style-name="T2">The RRU enables a robot to repair itself or another robot by replacing damaged parts with replicated new ones. In the latter case, the robot making the repairs must be adjacent to the damaged robot. The robot must spend a full-round action to repair itself or another robot; this automatically restores 1d10 points of damage (no Repair check necessary).</text:span></text:p>
      <text:p text:style-name="P1"><text:span text:style-name="T3">Purchase DC: </text:span><text:span text:style-name="T2">28.</text:span></text:p>
      <text:p text:style-name="P1"><text:span text:style-name="T3">Restriction: </text:span><text:span text:style-name="T2">Licensed (+1).</text:span></text:p>
      <text:p text:style-name="P4"/>
      <text:h text:style-name="P13" text:outline-level="2"><text:span text:style-name="T6">Robot Weapon Rules</text:span></text:h>
      <text:p text:style-name="P1"><text:span text:style-name="T2">A robot can be armed with manipulators, handheld weapons, mounted weapons, or any combination of the three. However, during any given round of attacks, it must choose whether to attack with its manipulators, handheld weapons, or mounted weapons, as it cannot switch between them during the same turn.</text:span></text:p>
      <text:p text:style-name="P1"><text:span text:style-name="T2">Manipulators are considered natural weapons, and using them does not provoke attacks of opportunity.</text:span></text:p>
      <text:p text:style-name="P1"><text:span text:style-name="T2">A robot armed with handheld weapons follows the normal rules of combat, suffering the usual penalties for two-weapon fighting.</text:span></text:p>
      <text:p text:style-name="P1"><text:span text:style-name="T2">A robot armed with multiple mounted weapons gains one primary attack with a mounted weapon of its choice; the rest of its mounted weapons are treated as secondary attacks (–5 penalty on the attack roll). Using a mounted ranged weapon provokes attacks of opportunity.</text:span></text:p>
      <text:p text:style-name="P4"/>
      <text:h text:style-name="P13" text:outline-level="2"><text:span text:style-name="T6">SAMPLE ROBOTS</text:span></text:h>
      <text:p text:style-name="P5"/>
      <text:p text:style-name="P1"><text:span text:style-name="T7"><text:s/>“SPOT” SECURITY ROBOT (PL 6)</text:span></text:p>
      <text:p text:style-name="P1"><text:span text:style-name="T2">This robot looks like a man-sized, mechanical guard dog with four powerful legs, wicked jaws, and resilium armor covering its body. It growls and barks at intruders with the aid of a vocalizer. “Spot” functions as a robotic watchdog and can only be mistaken for an actual dog at distances of 100 feet or more.</text:span></text:p>
      <text:p text:style-name="P1"><text:span text:style-name="T3">Purchase DC: </text:span><text:span text:style-name="T2">27.</text:span></text:p>
      <text:p text:style-name="P1"><text:span text:style-name="T3">Restriction: </text:span><text:span text:style-name="T2">Licensed (+1).</text:span></text:p>
      <text:p text:style-name="P1"><text:span text:style-name="T3">“Spot” Security Robot: </text:span><text:span text:style-name="T2">CR 1; Medium-size construct; HD 1d10+10; hp 15; Mas —; Init +0; Spd 30 ft.; Defense 17 (+1 Dex, +6 equipment), touch 11, flat-footed 16; BAB +0; Grp +2; Atk +2 melee (1d4+2, jaws) or +1 ranged; FS 5 ft. by 5 ft.; Reach 5 ft.; SQ construct traits; AL owner; SV Fort +0, Ref +1, Will +0; AP 0; Rep +0; Str 14, Dex 12, Con —, Int —, Wis 10, Cha 1.</text:span></text:p>
      <text:p text:style-name="P1"><text:span text:style-name="T3">Skills: </text:span><text:span text:style-name="T2">Hide +5, Jump +6, Listen +6, Move Silently +5, Spot +6.</text:span></text:p>
      <text:p text:style-name="P1"><text:span text:style-name="T3">Feats: </text:span><text:span text:style-name="T2">—.</text:span></text:p>
      <text:p text:style-name="P1"><text:span text:style-name="T2">The “Spot” security robot has the following systems and accessories:</text:span></text:p>
      <text:p text:style-name="P1"><text:soft-page-break/><text:span text:style-name="T3">Frame: </text:span><text:span text:style-name="T2">Biomorph.</text:span></text:p>
      <text:p text:style-name="P1"><text:span text:style-name="T3">Locomotion: </text:span><text:span text:style-name="T2">Multiple legs (4).</text:span></text:p>
      <text:p text:style-name="P1"><text:span text:style-name="T3">Manipulators: </text:span><text:span text:style-name="T2">Jaws.</text:span></text:p>
      <text:p text:style-name="P1"><text:span text:style-name="T3">Armor: </text:span><text:span text:style-name="T2">Resilium armor.</text:span></text:p>
      <text:p text:style-name="P1"><text:span text:style-name="T3">Sensors: </text:span><text:span text:style-name="T2">Class IV sensor system.</text:span></text:p>
      <text:p text:style-name="P1"><text:span text:style-name="T3">Skill Software: </text:span><text:span text:style-name="T2">Hide skill progit (4 ranks), Jump skill progit (4 ranks), Listen skill progit (4 ranks), Move Silently skill progit (4 ranks), Spot skill progit (4 ranks).</text:span></text:p>
      <text:p text:style-name="P1"><text:span text:style-name="T3">Ability Upgrade: </text:span><text:span text:style-name="T2">Dexterity upgrade (+2).</text:span></text:p>
      <text:p text:style-name="P1"><text:span text:style-name="T3">Accessory: </text:span><text:span text:style-name="T2">Vocalizer.</text:span></text:p>
      <text:p text:style-name="P5"/>
      <text:p text:style-name="P1"><text:span text:style-name="T7">APE POLICE ROBOT (PL 6)</text:span></text:p>
      <text:p text:style-name="P1"><text:span text:style-name="T2">The Armed Police Escort (APE) robot is designed to help police deal with civil disobedience and unrest in the urban jungle. This robot resembles a hulking, apelike man with thick arms and legs, clad headto- toe in interlocking duralloy plates. The robot’s hands can be used for grappling or carrying items. It usually carries an OICW assault rifle. In addition, it has a mini-grenade launcher (with a compartment for concussion grenades) mounted in its left forearm and a laser pistol mounted in its right forearm. The APE robot cannot use its mounted weapons if it is grappling.</text:span></text:p>
      <text:p text:style-name="P1"><text:span text:style-name="T3">Purchase DC: </text:span><text:span text:style-name="T2">34.</text:span></text:p>
      <text:p text:style-name="P1"><text:span text:style-name="T3">Restriction: </text:span><text:span text:style-name="T2">Military (+3).</text:span></text:p>
      <text:p text:style-name="P1"><text:span text:style-name="T3">APE Police Robot: </text:span><text:span text:style-name="T2">CR 5; Large construct; HD 6d10+20; hp 55; Mas —; Init –1; Spd 20 ft.; Defense 17 (–1 size, +8 equipment), touch 9, flatfooted 17; BAB +4; Grp +13; Atk +8 melee (1d4+5 nonlethal, 2 hands) or +3 ranged (2d8, OICW assault rifle); or +3 ranged (2d8, laser pistol); or +3 ranged (4d6 nonlethal, M79 grenade launcher with concussion grenade); or +3 ranged (2d8, OICW assault rifle or laser pistol) and –2 ranged (4d6 nonlethal, mini-grenade launcher with concussion grenade); FS 10 ft. by 10 ft.; Reach 10 ft.; SQ construct traits, critical systems, darkvision 60 ft.; AL police agency; SV Fort +2, Ref +2, Will +3; AP 0; Rep +0; Str 20, Dex 11, Con —, Int 10, Wis 12, Cha 5.</text:span></text:p>
      <text:p text:style-name="P1"><text:span text:style-name="T3">Skills: </text:span><text:span text:style-name="T2">Climb +9, Hide –4, Listen +11, Search +4, Spot +13.</text:span></text:p>
      <text:p text:style-name="P1"><text:span text:style-name="T3">Feats: </text:span><text:span text:style-name="T2">Exotic Firearms Proficiency (grenade launchers), Personal Firearms Proficiency.</text:span></text:p>
      <text:p text:style-name="P1"><text:span text:style-name="T3">Equipment: </text:span><text:span text:style-name="T2">OICW assault rifle with 4 30-round magazines, laser pistol (mounted), mini-grenade launcher (mounted) with 8</text:span></text:p>
      <text:p text:style-name="P1"><text:span text:style-name="T2">concussion grenades. The APE police robot has the following systems and accessories:</text:span></text:p>
      <text:p text:style-name="P1"><text:span text:style-name="T3">Frame: </text:span><text:span text:style-name="T2">Biodroid.</text:span></text:p>
      <text:p text:style-name="P1"><text:span text:style-name="T3">Locomotion: </text:span><text:span text:style-name="T2">Legs (2, speed-enhanced).</text:span></text:p>
      <text:p text:style-name="P1"><text:span text:style-name="T3">Manipulators: </text:span><text:span text:style-name="T2">Hands (2).</text:span></text:p>
      <text:p text:style-name="P1"><text:span text:style-name="T3">Armor: </text:span><text:span text:style-name="T2">Duralloy armor.</text:span></text:p>
      <text:p text:style-name="P1"><text:span text:style-name="T3">Sensors: </text:span><text:span text:style-name="T2">Class V sensor system (with ladar).</text:span></text:p>
      <text:p text:style-name="P1"><text:span text:style-name="T3">Skill Software: </text:span><text:span text:style-name="T2">Climb skill progit (4 ranks), Listen skill progit (8 ranks), Search skill progit (4 ranks), Spot skill progit (8 ranks).</text:span></text:p>
      <text:p text:style-name="P1"><text:span text:style-name="T3">Feat Software: </text:span><text:span text:style-name="T2">Exotic Firearms Proficiency (grenade launchers) progit, Personal Firearms Proficiency progit.</text:span></text:p>
      <text:p text:style-name="P1"><text:span text:style-name="T3">Ability Upgrades: </text:span><text:span text:style-name="T2">Dexterity upgrade ( +2 ), Wisdom upgrade (+2).</text:span></text:p>
      <text:p text:style-name="P1"><text:span text:style-name="T3">Accessories: </text:span><text:span text:style-name="T2">Magnetic feet, weapon mounts (2).</text:span></text:p>
      <text:p text:style-name="P5"><text:soft-page-break/></text:p>
      <text:p text:style-name="P1"><text:span text:style-name="T7">“NUYU” DOPPELGANGER ROBOT (PL 7)</text:span></text:p>
      <text:p text:style-name="P1"><text:span text:style-name="T2">Each doppelganger robot is modeled after a specific person. “Nuyu” bioreplicas are often used as doubles for politicians and movie stars during high-risk public appearances. Government agencies also use them as spies and infiltrators. A “Nuyu” is usually programmed with enough knowledge of its biological counterpart to maintain the charade for a period of a few hours or days.</text:span></text:p>
      <text:p text:style-name="P1"><text:span text:style-name="T3">Purchase DC: </text:span><text:span text:style-name="T2">32.</text:span></text:p>
      <text:p text:style-name="P1"><text:span text:style-name="T3">Restriction: </text:span><text:span text:style-name="T2">Restricted (+2).</text:span></text:p>
      <text:p text:style-name="P1"><text:span text:style-name="T3">“Nuyu” Replacement Robot: </text:span><text:span text:style-name="T2">CR 1; Medium-size construct; HD 1d10+10; hp 15; Mas —; Init +2 (+2 equipment); Spd 30 ft.; Defense 10, touch 10, flat-footed 10; BAB +0; Grp +1; Atk +1 melee (1d3+1 nonlethal, 2 advanced hands) or +0 ranged; FS 5 ft. by 5 ft.; Reach 5 ft.; SQ construct traits, critical systems, darkvision 120 ft., doubled range increments, lifelike appearance; AL varies; SV Fort +0, Ref +0, Will +0; AP 0; Rep +0; Str 12, Dex 11, Con —, Int 10, Wis 10, Cha 12.</text:span></text:p>
      <text:p text:style-name="P1"><text:span text:style-name="T3">Skills: </text:span><text:span text:style-name="T2">Bluff +5, Computer Use +4, Diplomacy +5, Disable Device +4, Disguise +5, Drive +4, Gather Information +5, Hide +4, Knowledge (current events) +4, Listen +6, Move Silently +4, Repair +4, Search +2, Sense Motive +4, Sleight of Hand</text:span></text:p>
      <text:p text:style-name="P1"><text:span text:style-name="T2">+4, Spot +6, Survival +4. </text:span></text:p>
      <text:p text:style-name="P1"><text:span text:style-name="T3">Feats: </text:span><text:span text:style-name="T2">Personal Firearms Proficiency.</text:span></text:p>
      <text:p text:style-name="P1"><text:span text:style-name="T3">Equipment: </text:span><text:span text:style-name="T2">Determined by the GM.</text:span></text:p>
      <text:p text:style-name="P1"><text:span text:style-name="T2">The “Nuyu” doppelganger robot has the following systems and accessories:</text:span></text:p>
      <text:p text:style-name="P1"><text:span text:style-name="T3">Frame: </text:span><text:span text:style-name="T2">Bioreplica.</text:span></text:p>
      <text:p text:style-name="P1"><text:span text:style-name="T3">Locomotion: </text:span><text:span text:style-name="T2">Legs (2, speed-enhanced).</text:span></text:p>
      <text:p text:style-name="P1"><text:span text:style-name="T3">Manipulators: </text:span><text:span text:style-name="T2">Advanced hands (2).</text:span></text:p>
      <text:p text:style-name="P1"><text:span text:style-name="T3">Sensors: </text:span><text:span text:style-name="T2">Class VII sensor system.</text:span></text:p>
      <text:p text:style-name="P1"><text:span text:style-name="T3">Skill Software: </text:span><text:span text:style-name="T2">Language chips (English, Japanese), skill net (Bluff 4 ranks, Diplomacy 4 ranks, Disguise 4 ranks, Gather Information 4 ranks), skill net (Computer Use 4 ranks, Disable Device 4 ranks, Knowledge [current events] 4 ranks, Repair), skill net (Drive 4 ranks, Hide 4 ranks, Move Silently 4 ranks, Sleight of Hand 4 ranks), skill net (Listen 4 ranks, Sense Motive 4 ranks, Spot 4 ranks, Survival 4 ranks).</text:span></text:p>
      <text:p text:style-name="P1"><text:span text:style-name="T3">Feat Software: </text:span><text:span text:style-name="T2">Personal Firearms Proficiency progit.</text:span></text:p>
      <text:p text:style-name="P1"><text:span text:style-name="T3">Ability Upgrade: </text:span><text:span text:style-name="T2">Charisma upgrade (+2).</text:span></text:p>
      <text:p text:style-name="P1"><text:span text:style-name="T3">Accessories: </text:span><text:span text:style-name="T2">Integrated cell phone, self-destruct system, self-repair unit, vocaliz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yr" style:font-family-asian="'Times New Roman Cyr'" style:font-family-generic-asian="system" style:font-pitch-asian="variable" style:font-size-asian="10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BOTS</dc:title>
    <meta:initial-creator>asmith</meta:initial-creator>
    <meta:creation-date>2004-08-31T15:18:00</meta:creation-date>
    <dc:date>2004-08-31T15:18:00</dc:date>
    <meta:editing-cycles>2</meta:editing-cycles>
    <meta:editing-duration>P0D</meta:editing-duration>
    <meta:document-statistic meta:table-count="11" meta:image-count="0" meta:object-count="0" meta:page-count="29" meta:paragraph-count="1381" meta:word-count="13897" meta:character-count="84026" meta:non-whitespace-character-count="71307"/>
    <meta:generator>LibreOffice/5.4.6.2$Linux_X86_64 LibreOffice_project/40m0$Build-2</meta:generator>
    <meta:user-defined meta:name="Company">Wizards of the Coast</meta:user-defined>
    <meta:user-defined meta:name="Operator">Andy Smith</meta:user-defined>
  </office:meta>
</office:document-meta>
</file>